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5cm" fo:min-width="0cm"/>
    </style:style>
    <style:style style:name="gr4" style:family="graphic" style:parent-style-name="standard">
      <style:graphic-properties draw:stroke="none" draw:fill="none" fo:min-height="15.644cm"/>
    </style:style>
    <style:style style:name="gr5" style:family="graphic" style:parent-style-name="standard">
      <style:graphic-properties draw:stroke="none" draw:fill="none" fo:min-height="4.979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7.3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7.3cm"/>
    </style:style>
    <style:style style:name="gr8" style:family="graphic" style:parent-style-name="standard">
      <style:graphic-properties draw:stroke="none" draw:fill="none" fo:min-height="15.643cm"/>
    </style:style>
    <style:style style:name="gr9" style:family="graphic" style:parent-style-name="standard">
      <style:graphic-properties fo:min-height="2.13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3" style:family="graphic" style:parent-style-name="standard">
      <style:graphic-properties fo:min-height="0.937cm"/>
    </style:style>
    <style:style style:name="gr14" style:family="graphic" style:parent-style-name="standard">
      <style:graphic-properties fo:min-height="1.423cm"/>
    </style:style>
    <style:style style:name="gr15" style:family="graphic" style:parent-style-name="standard">
      <style:graphic-properties fo:min-height="0.712cm"/>
    </style:style>
    <style:style style:name="gr16" style:family="graphic" style:parent-style-name="standard">
      <style:graphic-properties draw:fill-color="#aea79f" draw:textarea-horizontal-align="justify" draw:textarea-vertical-align="middle" draw:auto-grow-height="false" fo:min-height="4.424cm" fo:min-width="9.72cm"/>
    </style:style>
    <style:style style:name="gr17" style:family="graphic" style:parent-style-name="standard">
      <style:graphic-properties draw:stroke="none" draw:fill="none" fo:min-height="2.134cm"/>
    </style:style>
    <style:style style:name="gr18" style:family="graphic" style:parent-style-name="standard">
      <style:graphic-properties fo:min-height="0.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21" style:family="graphic" style:parent-style-name="standard">
      <style:graphic-properties fo:min-height="2.25cm"/>
    </style:style>
    <style:style style:name="gr22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1.537cm" fo:min-width="0cm"/>
    </style:style>
    <style:style style:name="gr23" style:family="graphic" style:parent-style-name="standard">
      <style:graphic-properties draw:stroke="none" draw:fill="none" fo:min-height="15.4cm"/>
    </style:style>
    <style:style style:name="gr24" style:family="graphic" style:parent-style-name="standard">
      <style:graphic-properties draw:textarea-horizontal-align="justify" draw:textarea-vertical-align="middle" draw:auto-grow-height="false" fo:min-height="0.35cm" fo:min-width="7.2cm"/>
    </style:style>
    <style:style style:name="gr25" style:family="graphic" style:parent-style-name="standard">
      <style:graphic-properties draw:stroke="none" draw:fill="solid" draw:fill-color="#729fcf" fo:min-height="2.353cm"/>
    </style:style>
    <style:style style:name="gr26" style:family="graphic" style:parent-style-name="standard">
      <style:graphic-properties draw:stroke="none" draw:fill="solid" draw:fill-color="#729fcf" fo:min-height="2.941cm"/>
    </style:style>
    <style:style style:name="gr27" style:family="graphic" style:parent-style-name="standard">
      <style:graphic-properties fo:min-height="0.95cm"/>
    </style:style>
    <style:style style:name="gr28" style:family="graphic" style:parent-style-name="standard">
      <style:graphic-properties fo:min-height="1.05cm"/>
    </style:style>
    <style:style style:name="gr29" style:family="graphic" style:parent-style-name="standard">
      <style:graphic-properties draw:fill-color="#aea79f" draw:textarea-horizontal-align="justify" draw:textarea-vertical-align="middle" draw:auto-grow-height="false" fo:min-height="8.112cm" fo:min-width="9.72cm"/>
    </style:style>
    <style:style style:name="gr30" style:family="graphic" style:parent-style-name="standard">
      <style:graphic-properties fo:min-height="1.088cm"/>
    </style:style>
    <style:style style:name="gr31" style:family="graphic" style:parent-style-name="standard">
      <style:graphic-properties draw:stroke="none" draw:fill="none" fo:min-height="12.8cm"/>
    </style:style>
    <style:style style:name="gr32" style:family="graphic" style:parent-style-name="standard">
      <style:graphic-properties fo:min-height="1.334cm"/>
    </style:style>
    <style:style style:name="gr33" style:family="graphic" style:parent-style-name="standard">
      <style:graphic-properties draw:fill-color="#aea79f" draw:textarea-horizontal-align="justify" draw:textarea-vertical-align="middle" draw:auto-grow-height="false" fo:min-height="6.15cm" fo:min-width="9.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9cm"/>
    </style:style>
    <style:style style:name="gr35" style:family="graphic" style:parent-style-name="standard">
      <style:graphic-properties draw:fill-color="#aea79f" fo:min-height="2.134cm"/>
    </style:style>
    <style:style style:name="gr36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2.134cm" fo:min-width="0cm"/>
    </style:style>
    <style:style style:name="gr37" style:family="graphic" style:parent-style-name="standard">
      <style:graphic-properties draw:fill-color="#aea79f" draw:textarea-horizontal-align="justify" draw:textarea-vertical-align="middle" draw:auto-grow-height="false" fo:min-height="4.361cm" fo:min-width="9.72cm"/>
    </style:style>
    <style:style style:name="pr1" style:family="presentation" style:parent-style-name="Padrão-title">
      <style:graphic-properties fo:min-height="6.68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2.63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use-window-font-color="true"/>
    </style:style>
    <style:style style:name="P8" style:family="paragraph">
      <loext:graphic-properties draw:fill-color="#aea79f"/>
      <style:paragraph-properties fo:text-align="center"/>
    </style:style>
    <style:style style:name="P9" style:family="paragraph">
      <style:text-properties fo:color="#ff3333"/>
    </style:style>
    <style:style style:name="P10" style:family="paragraph">
      <loext:graphic-properties draw:fill="none" draw:fill-color="#ffffff"/>
      <style:text-properties fo:color="#ff3333"/>
    </style:style>
    <style:style style:name="P11" style:family="paragraph">
      <style:text-properties fo:font-size="12pt" style:font-size-asian="18pt" style:font-size-complex="18pt"/>
    </style:style>
    <style:style style:name="P12" style:family="paragraph">
      <loext:graphic-properties draw:fill="solid" draw:fill-color="#ffff99"/>
      <style:text-properties fo:font-size="12pt" style:font-size-asian="18pt" style:font-size-complex="18pt"/>
    </style:style>
    <style:style style:name="P13" style:family="paragraph">
      <loext:graphic-properties draw:fill="none"/>
      <style:text-properties fo:font-size="15pt" style:font-size-asian="18pt" style:font-size-complex="18pt"/>
    </style:style>
    <style:style style:name="P14" style:family="paragraph">
      <loext:graphic-properties draw:fill="solid" draw:fill-color="#729fcf"/>
      <style:text-properties fo:font-size="15pt" style:font-size-asian="18pt" style:font-size-complex="18pt"/>
    </style:style>
    <style:style style:name="P15" style:family="paragraph">
      <style:text-properties style:use-window-font-color="true" fo:font-size="18pt" style:font-size-asian="18pt" style:font-size-complex="18pt"/>
    </style:style>
    <style:style style:name="P16" style:family="paragraph">
      <loext:graphic-properties draw:fill-color="#aea79f"/>
    </style:style>
    <style:style style:name="P17" style:family="paragraph">
      <loext:graphic-properties draw:fill="solid" draw:fill-color="#cccccc"/>
    </style:style>
    <style:style style:name="P18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fo:color="#000000"/>
    </style:style>
    <style:style style:name="T4" style:family="text">
      <style:text-properties fo:color="#9900ff"/>
    </style:style>
    <style:style style:name="T5" style:family="text">
      <style:text-properties fo:color="#6666ff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color="#ff3333"/>
    </style:style>
    <style:style style:name="T8" style:family="text">
      <style:text-properties fo:font-size="12pt"/>
    </style:style>
    <style:style style:name="T9" style:family="text">
      <style:text-properties fo:font-size="15pt" style:font-size-asian="18pt" style:font-size-complex="18pt"/>
    </style:style>
    <style:style style:name="T10" style:family="text">
      <style:text-properties fo:color="#9900ff" fo:font-size="15pt" style:font-size-asian="18pt" style:font-size-complex="18pt"/>
    </style:style>
    <style:style style:name="T11" style:family="text">
      <style:text-properties fo:color="#9900ff" fo:font-size="18pt" style:font-size-asian="18pt" style:font-size-complex="18pt"/>
    </style:style>
    <style:style style:name="T12" style:family="text">
      <style:text-properties fo:font-size="15pt" fo:font-weight="bold" style:font-size-asian="18pt" style:font-size-complex="18pt"/>
    </style:style>
    <style:style style:name="T13" style:family="text">
      <style:text-properties fo:color="#6666ff" fo:font-size="18pt" style:font-size-asian="18pt" style:font-size-complex="18pt"/>
    </style:style>
    <style:style style:name="T14" style:family="text">
      <style:text-properties fo:color="#ff3333" fo:font-size="15pt" style:font-size-asian="18pt" style:font-size-complex="18pt"/>
    </style:style>
    <style:style style:name="T15" style:family="text">
      <style:text-properties style:use-window-font-color="true" fo:font-size="15pt" style:font-size-asian="18pt" style:font-size-complex="18pt"/>
    </style:style>
    <style:style style:name="T16" style:family="text">
      <style:text-properties fo:color="#ff3333" fo:font-size="18pt" style:font-size-asian="18pt" style:font-size-complex="18pt"/>
    </style:style>
    <style:style style:name="T17" style:family="text">
      <style:text-properties style:use-window-font-color="tru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8cm" svg:height="6.68cm" svg:x="1cm" svg:y="4.35cm" presentation:class="title" presentation:user-transformed="true">
          <draw:text-box>
            <text:p>Curso de Assembly x86<text:line-break/>64 – Bits<text:line-break/><text:line-break/>Prof. Ronaldo Luiz Alonso<text:line-break/>UFM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Instrução ca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all</text:span> &lt;endereço-da-função&gt;</text:p>
                <text:list>
                  <text:list-item>
                    <text:p>Coloca na pilha o endereço imediatamente após o endereço da função.</text:p>
                  </text:list-item>
                  <text:list-item>
                    <text:p>Desvia para o endereço da função (faz o ponteiro de instrução receber o valor do endereço da função).</text:p>
                  </text:list-item>
                </text:list>
              </text:list-item>
              <text:list-item>
                <text:p><text:span text:style-name="T1">ret</text:span></text:p>
                <text:list>
                  <text:list-item>
                    <text:p>Retira da pilha o endereço que está no topo.</text:p>
                  </text:list-item>
                  <text:list-item>
                    <text:p>Desvia para este endereço (faz o ponteiro de instrução receber esse endereç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ilha</text:p>
          </draw:text-box>
        </draw:frame>
        <draw:frame presentation:style-name="pr4" draw:layer="layout" svg:width="25.4cm" svg:height="10.515cm" svg:x="1.4cm" svg:y="3.685cm" presentation:class="outline" presentation:user-transformed="true">
          <draw:text-box>
            <text:list text:style-name="L2">
              <text:list-item>
                <text:p>A pilha possui dois ponteiros</text:p>
                <text:list>
                  <text:list-item>
                    <text:p>SP: Aponta para o topo da pilha</text:p>
                  </text:list-item>
                  <text:list-item>
                    <text:p>BP: aponta para a base da pilha</text:p>
                  </text:list-item>
                </text:list>
              </text:list-item>
              <text:list-item>
                <text:p>A instrução <text:span text:style-name="T1">push</text:span> coloca um valor na pilha (incrementa ou decrementa sp e coloca um valor na posição apontada por sp)</text:p>
              </text:list-item>
              <text:list-item>
                <text:p>A instrução <text:span text:style-name="T1">pop</text:span> retira um valor da pilha (incrementa ou decrementa sp e coloca um valor na posição apontada por sp)</text:p>
              </text:list-item>
              <text:list-item>
                <text:p>A instrução call coloca um endereço na pilha (endereço para onde a função chamada deve retornar).</text:p>
              </text:list-item>
              <text:list-item>
                <text:p>A instrução ret retira um endereço da pilha (endereço para onde a função chamada deve retornar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onvenção de chamada de funçõ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hamador empilhar os parâmetros</text:p>
              </text:list-item>
              <text:list-item>
                <text:p>Chamador chama função</text:p>
              </text:list-item>
              <text:list-item>
                <text:p>Função chamada cria as variáveis locais</text:p>
              </text:list-item>
              <text:list-item>
                <text:p>Função chamada destrói as variáveis locais</text:p>
              </text:list-item>
              <text:list-item>
                <text:p>Função chamada coloca o endereço de retorno na pilha</text:p>
              </text:list-item>
              <text:list-item>
                <text:p>Chamador retira o valor retornado da pilha colocado pela função chamad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ssembly gerado pelo gcc(AT&amp;T) e correspondente no NASM (gnu)</text:p>
          </draw:text-box>
        </draw:frame>
        <draw:frame draw:style-name="gr2" draw:text-style-name="P3" draw:layer="layout" svg:width="10.085cm" svg:height="3.806cm" svg:x="2.2cm" svg:y="4.594cm">
          <draw:text-box>
            <text:p>AT&amp;T:</text:p>
            <text:list text:style-name="L3">
              <text:list-item>
                <text:p>Constantes começam com $</text:p>
              </text:list-item>
              <text:list-item>
                <text:p>Registradores começam com %</text:p>
              </text:list-item>
              <text:list-item>
                <text:p>&lt;instrução&gt; fonte, destino</text:p>
              </text:list-item>
              <text:list-item>
                <text:p>Labels começam com .</text:p>
              </text:list-item>
            </text:list>
          </draw:text-box>
        </draw:frame>
        <draw:frame draw:style-name="gr2" draw:text-style-name="P3" draw:layer="layout" svg:width="13.535cm" svg:height="3.806cm" svg:x="2.265cm" svg:y="10cm">
          <draw:text-box>
            <text:p>NASM:</text:p>
            <text:list text:style-name="L3">
              <text:list-item>
                <text:p>Constantes são definidas com equ (equate).</text:p>
              </text:list-item>
              <text:list-item>
                <text:p>Registradores não precisam de %</text:p>
              </text:list-item>
              <text:list-item>
                <text:p>&lt;instrução&gt; destino,fonte</text:p>
              </text:list-item>
              <text:list-item>
                <text:p>Labels são identificados com 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onvenção de chamada em C - 64 bi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meiro parâmetro em rdi</text:p>
                <text:p>Segundo parâmetro em rsi</text:p>
                <text:p>Terceiro parâmetro em rdx</text:p>
                <text:p>Quarto parâmetro em rcx</text:p>
                <text:p>Quinto parâmetro em r8</text:p>
                <text:p>Sexto parâmetro em r9</text:p>
              </text:list-item>
              <text:list-item>
                <text:p>Valor de retorno em rax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 se tiver mais de 6 parâmetr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s demais parâmetros são empilhados, da mesma maneira que em 32 bi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18.1cm" svg:y="1.6cm">
          <draw:text-box>
            <text:p><text:span text:style-name="T2">main:</text:span></text:p>
            <text:p><text:span text:style-name="T3"><text:s text:c="7"/></text:span><text:span text:style-name="T3">push </text:span><text:span text:style-name="T3"><text:tab/></text:span><text:span text:style-name="T3">rbp</text:span></text:p>
            <text:p><text:span text:style-name="T3"><text:tab/></text:span><text:span text:style-name="T3">mov <text:s/></text:span><text:span text:style-name="T3"><text:tab/></text:span><text:span text:style-name="T3">rbp, </text:span><text:span text:style-name="T3">rsp</text:span></text:p>
            <text:p><text:span text:style-name="T3"><text:tab/></text:span><text:span text:style-name="T3">sub </text:span><text:span text:style-name="T3"><text:tab/></text:span><text:span text:style-name="T3"> <text:s text:c="6"/>rsp, </text:span><text:span text:style-name="T3">16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3"><text:tab/></text:span><text:span text:style-name="T3">mov </text:span><text:span text:style-name="T3"><text:tab/></text:span><text:span text:style-name="T3">[rbp-</text:span><text:span text:style-name="T3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4" draw:text-style-name="P4" draw:layer="layout" svg:width="9.006cm" svg:height="15.894cm" svg:x="8cm" svg:y="0.006cm">
          <draw:text-box>
            <text:p>main:</text:p>
            <text:p>.LFB0:</text:p>
            <text:p><text:tab/>.cfi_startproc</text:p>
            <text:p><text:tab/>pushq<text:tab/>%rbp</text:p>
            <text:p><text:tab/>.cfi_def_cfa_offset 16</text:p>
            <text:p><text:tab/>.cfi_offset 6, -16</text:p>
            <text:p><text:tab/>movq<text:tab/>%rsp, %rbp</text:p>
            <text:p><text:tab/>.cfi_def_cfa_register 6</text:p>
            <text:p><text:tab/>subq<text:tab/>$16, %rsp</text:p>
            <text:p><text:tab/>movl<text:tab/>$2, -12(%rbp)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func1</text:p>
            <text:p><text:tab/>movl<text:tab/>%eax, -4(%rbp)</text:p>
            <text:p><text:tab/>movl<text:tab/>-4(%rbp), %eax</text:p>
            <text:p><text:tab/>leave</text:p>
            <text:p><text:tab/>.cfi_def_cfa 7, 8</text:p>
            <text:p><text:tab/>ret</text:p>
            <text:p><text:tab/>.cfi_endproc</text:p>
          </draw:text-box>
        </draw:frame>
        <draw:frame draw:style-name="gr5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 text:c="4"/>b= 3;</text:p>
            <text:p><text:s text:c="4"/>c = func1(a,b);</text:p>
            <text:p><text:s text:c="4"/>return c;</text:p>
            <text:p><text:s text:c="2"/>}</text:p>
          </draw:text-box>
        </draw:frame>
        <draw:custom-shape draw:style-name="gr6" draw:text-style-name="P5" draw:layer="layout" svg:width="7.8cm" svg:height="1.2cm" svg:x="8.6cm" svg:y="3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8cm" svg:height="0.7cm" svg:x="8.6cm" svg:y="5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8cm" svg:height="0.7cm" svg:x="8.6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8cm" svg:height="0.7cm" svg:x="8.6cm" svg:y="13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8cm" svg:height="0.7cm" svg:x="8.6cm" svg:y="15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8cm" svg:height="0.7cm" svg:x="7.9cm" svg:y="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18.1cm" svg:y="1.6cm">
          <draw:text-box>
            <text:p><text:span text:style-name="T2">main:</text:span></text:p>
            <text:p><text:span text:style-name="T4"><text:s text:c="7"/></text:span><text:span text:style-name="T4">push </text:span><text:span text:style-name="T4"><text:tab/></text:span><text:span text:style-name="T4">rbp</text:span></text:p>
            <text:p><text:span text:style-name="T3"><text:tab/></text:span><text:span text:style-name="T3">mov <text:s/></text:span><text:span text:style-name="T3"><text:tab/></text:span><text:span text:style-name="T3">rbp, </text:span><text:span text:style-name="T3">rsp</text:span></text:p>
            <text:p><text:span text:style-name="T3"><text:tab/></text:span><text:span text:style-name="T3">sub </text:span><text:span text:style-name="T3"><text:tab/></text:span><text:span text:style-name="T3"> <text:s text:c="6"/>rsp, </text:span><text:span text:style-name="T3">16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3"><text:tab/></text:span><text:span text:style-name="T3">mov </text:span><text:span text:style-name="T3"><text:tab/></text:span><text:span text:style-name="T3">[rbp-</text:span><text:span text:style-name="T3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4" draw:text-style-name="P4" draw:layer="layout" svg:width="9.006cm" svg:height="15.894cm" svg:x="8cm" svg:y="0.006cm">
          <draw:text-box>
            <text:p>main:</text:p>
            <text:p/>
            <text:p/>
            <text:p><text:span text:style-name="T4"><text:tab/></text:span><text:span text:style-name="T4">pushq</text:span><text:span text:style-name="T4"><text:tab/></text:span><text:span text:style-name="T4">%rbp</text:span></text:p>
            <text:p><text:tab/></text:p>
            <text:p/>
            <text:p><text:tab/>movq<text:tab/>%rsp, %rbp</text:p>
            <text:p/>
            <text:p><text:tab/>subq<text:tab/>$16, %rsp</text:p>
            <text:p><text:tab/>movl<text:tab/>$2, -12(%rbp)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 <text:s text:c="6"/>func1</text:p>
            <text:p><text:tab/>movl<text:tab/>%eax, -4(%rbp)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5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 text:c="4"/>b= 3;</text:p>
            <text:p><text:s text:c="4"/>c = func1(a,b);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18.1cm" svg:y="1.6cm">
          <draw:text-box>
            <text:p><text:span text:style-name="T2">main:</text:span></text:p>
            <text:p><text:span text:style-name="T3"><text:s text:c="7"/></text:span><text:span text:style-name="T3">push </text:span><text:span text:style-name="T3"><text:tab/></text:span><text:span text:style-name="T3">rbp</text:span></text:p>
            <text:p><text:span text:style-name="T4"><text:tab/></text:span><text:span text:style-name="T4">mov <text:s/></text:span><text:span text:style-name="T4"><text:tab/></text:span><text:span text:style-name="T4">rbp, </text:span><text:span text:style-name="T4">rsp</text:span></text:p>
            <text:p><text:span text:style-name="T3"><text:tab/></text:span><text:span text:style-name="T3">sub </text:span><text:span text:style-name="T3"><text:tab/></text:span><text:span text:style-name="T3"> <text:s text:c="6"/>rsp, </text:span><text:span text:style-name="T3">16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3"><text:tab/></text:span><text:span text:style-name="T3">mov </text:span><text:span text:style-name="T3"><text:tab/></text:span><text:span text:style-name="T3">[rbp-</text:span><text:span text:style-name="T3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4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span text:style-name="T4"><text:tab/></text:span><text:span text:style-name="T4">movq</text:span><text:span text:style-name="T4"><text:tab/></text:span><text:span text:style-name="T4">%rsp, %rbp</text:span></text:p>
            <text:p/>
            <text:p><text:tab/>subq<text:tab/>$16, %rsp</text:p>
            <text:p><text:tab/>movl<text:tab/>$2, -12(%rbp)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 <text:s text:c="6"/>func1</text:p>
            <text:p><text:tab/>movl<text:tab/>%eax, -4(%rbp)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5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 text:c="4"/>b= 3;</text:p>
            <text:p><text:s text:c="4"/>c = func1(a,b);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18.1cm" svg:y="1.6cm">
          <draw:text-box>
            <text:p><text:span text:style-name="T2">main:</text:span></text:p>
            <text:p><text:span text:style-name="T3"><text:s text:c="7"/></text:span><text:span text:style-name="T3">push </text:span><text:span text:style-name="T3"><text:tab/></text:span><text:span text:style-name="T3">rbp</text:span></text:p>
            <text:p><text:span text:style-name="T3"><text:tab/></text:span><text:span text:style-name="T3">mov <text:s/></text:span><text:span text:style-name="T3"><text:tab/></text:span><text:span text:style-name="T3">rbp, </text:span><text:span text:style-name="T3">rsp</text:span></text:p>
            <text:p><text:span text:style-name="T4"><text:tab/></text:span><text:span text:style-name="T4">sub </text:span><text:span text:style-name="T4"><text:tab/></text:span><text:span text:style-name="T4"> <text:s text:c="6"/>rsp, </text:span><text:span text:style-name="T4">16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3"><text:tab/></text:span><text:span text:style-name="T3">mov </text:span><text:span text:style-name="T3"><text:tab/></text:span><text:span text:style-name="T3">[rbp-</text:span><text:span text:style-name="T3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4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tab/>movq<text:tab/>%rsp, %rbp</text:p>
            <text:p/>
            <text:p><text:span text:style-name="T4"><text:tab/></text:span><text:span text:style-name="T4">subq</text:span><text:span text:style-name="T4"><text:tab/></text:span><text:span text:style-name="T4">$16, </text:span><text:span text:style-name="T4">%rsp</text:span></text:p>
            <text:p><text:tab/>movl<text:tab/>$2, -12(%rbp)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 <text:s text:c="6"/>func1</text:p>
            <text:p><text:tab/>movl<text:tab/>%eax, -4(%rbp)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5" draw:text-style-name="P4" draw:layer="layout" svg:width="5.29cm" svg:height="5.229cm" svg:x="0.11cm" svg:y="3.971cm">
          <draw:text-box>
            <text:p>int main(void) {</text:p>
            <text:p><text:span text:style-name="T4"><text:s text:c="4"/></text:span><text:span text:style-name="T4">int a, b, c;</text:span></text:p>
            <text:p><text:s text:c="4"/>a = 2; </text:p>
            <text:p><text:s text:c="4"/>b= 3;</text:p>
            <text:p><text:s text:c="4"/>c = func1(a,b);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18.1cm" svg:y="1.6cm">
          <draw:text-box>
            <text:p><text:span text:style-name="T2">main:</text:span></text:p>
            <text:p><text:span text:style-name="T3"><text:s text:c="7"/></text:span><text:span text:style-name="T3">push </text:span><text:span text:style-name="T3"><text:tab/></text:span><text:span text:style-name="T3">rbp</text:span></text:p>
            <text:p><text:span text:style-name="T3"><text:tab/></text:span><text:span text:style-name="T3">mov <text:s/></text:span><text:span text:style-name="T3"><text:tab/></text:span><text:span text:style-name="T3">rbp, </text:span><text:span text:style-name="T3">rsp</text:span></text:p>
            <text:p><text:span text:style-name="T3"><text:tab/></text:span><text:span text:style-name="T3">sub </text:span><text:span text:style-name="T3"><text:tab/></text:span><text:span text:style-name="T3"> <text:s text:c="6"/>rsp, </text:span><text:span text:style-name="T3">16</text:span></text:p>
            <text:p><text:span text:style-name="T4"><text:tab/></text:span><text:span text:style-name="T4">mov</text:span><text:span text:style-name="T4"><text:tab/></text:span><text:span text:style-name="T4"> <text:s text:c="6"/>[rbp-</text:span><text:span text:style-name="T4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3"><text:tab/></text:span><text:span text:style-name="T3">mov </text:span><text:span text:style-name="T3"><text:tab/></text:span><text:span text:style-name="T3">[rbp-</text:span><text:span text:style-name="T3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4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tab/>movq<text:tab/>%rsp, %rbp</text:p>
            <text:p/>
            <text:p><text:tab/>subq<text:tab/>$16, %rsp</text:p>
            <text:p><text:span text:style-name="T4"><text:tab/></text:span><text:span text:style-name="T4">movl</text:span><text:span text:style-name="T4"><text:tab/></text:span><text:span text:style-name="T4">$2, </text:span><text:span text:style-name="T4">-12(%rbp)</text:span>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 <text:s text:c="6"/>func1</text:p>
            <text:p><text:tab/>movl<text:tab/>%eax, -4(%rbp)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5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pan text:style-name="T4"><text:s text:c="4"/></text:span><text:span text:style-name="T4">a = 2; </text:span></text:p>
            <text:p><text:s text:c="4"/>b= 3;</text:p>
            <text:p><text:s text:c="4"/>c = func1(a,b);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18.1cm" svg:y="1.6cm">
          <draw:text-box>
            <text:p><text:span text:style-name="T2">main:</text:span></text:p>
            <text:p><text:span text:style-name="T3"><text:s text:c="7"/></text:span><text:span text:style-name="T3">push </text:span><text:span text:style-name="T3"><text:tab/></text:span><text:span text:style-name="T3">rbp</text:span></text:p>
            <text:p><text:span text:style-name="T3"><text:tab/></text:span><text:span text:style-name="T3">mov <text:s/></text:span><text:span text:style-name="T3"><text:tab/></text:span><text:span text:style-name="T3">rbp, </text:span><text:span text:style-name="T3">rsp</text:span></text:p>
            <text:p><text:span text:style-name="T3"><text:tab/></text:span><text:span text:style-name="T3">sub </text:span><text:span text:style-name="T3"><text:tab/></text:span><text:span text:style-name="T3"> <text:s text:c="6"/>rsp, </text:span><text:span text:style-name="T3">16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12], 2</text:span></text:p>
            <text:p><text:span text:style-name="T4"><text:tab/></text:span><text:span text:style-name="T4">mov</text:span><text:span text:style-name="T4"><text:tab/></text:span><text:span text:style-name="T4"> <text:s text:c="6"/>[rbp-</text:span><text:span text:style-name="T4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3"><text:tab/></text:span><text:span text:style-name="T3">mov </text:span><text:span text:style-name="T3"><text:tab/></text:span><text:span text:style-name="T3">[rbp-</text:span><text:span text:style-name="T3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4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tab/>movq<text:tab/>%rsp, %rbp</text:p>
            <text:p/>
            <text:p><text:tab/>subq<text:tab/>$16, %rsp</text:p>
            <text:p><text:tab/>movl<text:tab/>$2, -12(%rbp)</text:p>
            <text:p><text:span text:style-name="T4"><text:tab/></text:span><text:span text:style-name="T4">movl</text:span><text:span text:style-name="T4"><text:tab/></text:span><text:span text:style-name="T4">$3, </text:span><text:span text:style-name="T4">-8(%rbp)</text:span>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 <text:s text:c="6"/>func1</text:p>
            <text:p><text:tab/>movl<text:tab/>%eax, -4(%rbp)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5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pan text:style-name="T4"><text:s text:c="4"/></text:span><text:span text:style-name="T4">b= 3;</text:span></text:p>
            <text:p><text:s text:c="4"/>c = func1(a,b);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18.1cm" svg:y="1.6cm">
          <draw:text-box>
            <text:p><text:span text:style-name="T2">main:</text:span></text:p>
            <text:p><text:span text:style-name="T3"><text:s text:c="7"/></text:span><text:span text:style-name="T3">push </text:span><text:span text:style-name="T3"><text:tab/></text:span><text:span text:style-name="T3">rbp</text:span></text:p>
            <text:p><text:span text:style-name="T3"><text:tab/></text:span><text:span text:style-name="T3">mov <text:s/></text:span><text:span text:style-name="T3"><text:tab/></text:span><text:span text:style-name="T3">rbp, </text:span><text:span text:style-name="T3">rsp</text:span></text:p>
            <text:p><text:span text:style-name="T3"><text:tab/></text:span><text:span text:style-name="T3">sub </text:span><text:span text:style-name="T3"><text:tab/></text:span><text:span text:style-name="T3"> <text:s text:c="6"/>rsp, </text:span><text:span text:style-name="T3">16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4"><text:tab/></text:span><text:span text:style-name="T4">mov</text:span><text:span text:style-name="T4"><text:tab/></text:span><text:span text:style-name="T4"> <text:s text:c="6"/>eax,</text:span><text:span text:style-name="T4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4"><text:s text:c="7"/></text:span><text:span text:style-name="T4">mov </text:span><text:span text:style-name="T4"><text:tab/></text:span><text:span text:style-name="T4">edi, </text:span><text:span text:style-name="T4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3"><text:tab/></text:span><text:span text:style-name="T3">mov </text:span><text:span text:style-name="T3"><text:tab/></text:span><text:span text:style-name="T3">[rbp-</text:span><text:span text:style-name="T3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4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tab/>movq<text:tab/>%rsp, %rbp</text:p>
            <text:p/>
            <text:p><text:tab/>subq<text:tab/>$16, %rsp</text:p>
            <text:p><text:tab/>movl<text:tab/>$2, -12(%rbp)</text:p>
            <text:p><text:tab/>movl<text:tab/>$3, -8(%rbp)</text:p>
            <text:p><text:tab/>movl<text:tab/>-8(%rbp), %edx</text:p>
            <text:p><text:tab/><text:span text:style-name="T5">movl</text:span><text:span text:style-name="T5"><text:tab/></text:span><text:span text:style-name="T5">-</text:span><text:span text:style-name="T5">12(%rbp), %eax</text:span></text:p>
            <text:p><text:tab/>movl<text:tab/>%edx, %esi</text:p>
            <text:p><text:tab/><text:span text:style-name="T4">movl</text:span><text:span text:style-name="T4"><text:tab/></text:span><text:span text:style-name="T4">%eax, %edi</text:span></text:p>
            <text:p><text:tab/>call<text:tab/> <text:s text:c="6"/>func1</text:p>
            <text:p><text:tab/>movl<text:tab/>%eax, -4(%rbp)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5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 text:c="4"/>b= 3;</text:p>
            <text:p><text:s text:c="4"/>c = func1(<text:span text:style-name="T4">a</text:span>,b);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18.1cm" svg:y="1.6cm">
          <draw:text-box>
            <text:p><text:span text:style-name="T2">main:</text:span></text:p>
            <text:p><text:span text:style-name="T3"><text:s text:c="7"/></text:span><text:span text:style-name="T3">push </text:span><text:span text:style-name="T3"><text:tab/></text:span><text:span text:style-name="T3">rbp</text:span></text:p>
            <text:p><text:span text:style-name="T3"><text:tab/></text:span><text:span text:style-name="T3">mov <text:s/></text:span><text:span text:style-name="T3"><text:tab/></text:span><text:span text:style-name="T3">rbp, </text:span><text:span text:style-name="T3">rsp</text:span></text:p>
            <text:p><text:span text:style-name="T3"><text:tab/></text:span><text:span text:style-name="T3">sub </text:span><text:span text:style-name="T3"><text:tab/></text:span><text:span text:style-name="T3"> <text:s text:c="6"/>rsp, </text:span><text:span text:style-name="T3">16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12], 2</text:span></text:p>
            <text:p><text:span text:style-name="T2"><text:tab/></text:span><text:span text:style-name="T2">mov</text:span><text:span text:style-name="T2"><text:tab/></text:span><text:span text:style-name="T2"> <text:s text:c="6"/>[rbp-</text:span><text:span text:style-name="T2">8], 3</text:span></text:p>
            <text:p><text:span text:style-name="T4"><text:tab/></text:span><text:span text:style-name="T4">mov</text:span><text:span text:style-name="T4"><text:tab/></text:span><text:span text:style-name="T4"> <text:s text:c="6"/>edx, </text:span><text:span text:style-name="T4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4"><text:tab/></text:span><text:span text:style-name="T4">mov</text:span><text:span text:style-name="T4"><text:tab/></text:span><text:span text:style-name="T4"> <text:s text:c="6"/>esi, </text:span><text:span text:style-name="T4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3"><text:tab/></text:span><text:span text:style-name="T3">mov </text:span><text:span text:style-name="T3"><text:tab/></text:span><text:span text:style-name="T3">[rbp-</text:span><text:span text:style-name="T3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4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tab/>movq<text:tab/>%rsp, %rbp</text:p>
            <text:p/>
            <text:p><text:tab/>subq<text:tab/>$16, %rsp</text:p>
            <text:p><text:tab/>movl<text:tab/>$2, -12(%rbp)</text:p>
            <text:p><text:tab/>movl<text:tab/>$3, -8(%rbp)</text:p>
            <text:p><text:tab/><text:span text:style-name="T4">movl</text:span><text:span text:style-name="T4"><text:tab/></text:span><text:span text:style-name="T4">-</text:span><text:span text:style-name="T4">8(%rbp), %edx</text:span></text:p>
            <text:p><text:tab/>movl<text:tab/>-12(%rbp), %eax</text:p>
            <text:p><text:tab/><text:span text:style-name="T4">movl</text:span><text:span text:style-name="T4"><text:tab/></text:span><text:span text:style-name="T4">%edx, %esi</text:span></text:p>
            <text:p><text:tab/>movl<text:tab/>%eax, %edi</text:p>
            <text:p><text:tab/>call<text:tab/> <text:s text:c="6"/>func1</text:p>
            <text:p><text:tab/>movl<text:tab/>%eax, -4(%rbp)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5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 text:c="4"/>b= 3;</text:p>
            <text:p><text:s text:c="4"/>c = func1(a,<text:span text:style-name="T4">b</text:span>);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18.1cm" svg:y="1.6cm">
          <draw:text-box>
            <text:p><text:span text:style-name="T2">main:</text:span></text:p>
            <text:p><text:span text:style-name="T3"><text:s text:c="7"/></text:span><text:span text:style-name="T3">push </text:span><text:span text:style-name="T3"><text:tab/></text:span><text:span text:style-name="T3">rbp</text:span></text:p>
            <text:p><text:span text:style-name="T3"><text:tab/></text:span><text:span text:style-name="T3">mov <text:s/></text:span><text:span text:style-name="T3"><text:tab/></text:span><text:span text:style-name="T3">rbp, </text:span><text:span text:style-name="T3">rsp</text:span></text:p>
            <text:p><text:span text:style-name="T3"><text:tab/></text:span><text:span text:style-name="T3">sub </text:span><text:span text:style-name="T3"><text:tab/></text:span><text:span text:style-name="T3"> <text:s text:c="6"/>rsp, </text:span><text:span text:style-name="T3">16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4"><text:tab/></text:span><text:span text:style-name="T4">call</text:span><text:span text:style-name="T4"><text:tab/></text:span><text:span text:style-name="T4"> <text:s text:c="6"/></text:span><text:span text:style-name="T4">func1</text:span></text:p>
            <text:p><text:span text:style-name="T3"><text:tab/></text:span><text:span text:style-name="T3">mov </text:span><text:span text:style-name="T3"><text:tab/></text:span><text:span text:style-name="T3">[rbp-</text:span><text:span text:style-name="T3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4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tab/>movq<text:tab/>%rsp, %rbp</text:p>
            <text:p/>
            <text:p><text:tab/>subq<text:tab/>$16, %rsp</text:p>
            <text:p><text:tab/>movl<text:tab/>$2, -12(%rbp)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<text:span text:style-name="T4">call</text:span><text:span text:style-name="T4"><text:tab/></text:span><text:span text:style-name="T4"> <text:s text:c="6"/></text:span><text:span text:style-name="T4">func1</text:span></text:p>
            <text:p><text:tab/>movl<text:tab/>%eax, -4(%rbp)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5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 text:c="4"/>b= 3;</text:p>
            <text:p><text:s text:c="4"/>c = <text:span text:style-name="T4">func1(a,b);</text:span>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18.1cm" svg:y="1.6cm">
          <draw:text-box>
            <text:p><text:span text:style-name="T2">main:</text:span></text:p>
            <text:p><text:span text:style-name="T3"><text:s text:c="7"/></text:span><text:span text:style-name="T3">push </text:span><text:span text:style-name="T3"><text:tab/></text:span><text:span text:style-name="T3">rbp</text:span></text:p>
            <text:p><text:span text:style-name="T3"><text:tab/></text:span><text:span text:style-name="T3">mov <text:s/></text:span><text:span text:style-name="T3"><text:tab/></text:span><text:span text:style-name="T3">rbp, </text:span><text:span text:style-name="T3">rsp</text:span></text:p>
            <text:p><text:span text:style-name="T3"><text:tab/></text:span><text:span text:style-name="T3">sub </text:span><text:span text:style-name="T3"><text:tab/></text:span><text:span text:style-name="T3"> <text:s text:c="6"/>rsp, </text:span><text:span text:style-name="T3">16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3"><text:tab/></text:span><text:span text:style-name="T4">mov </text:span><text:span text:style-name="T4"><text:tab/></text:span><text:span text:style-name="T4">[rbp-</text:span><text:span text:style-name="T4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4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tab/>movq<text:tab/>%rsp, %rbp</text:p>
            <text:p/>
            <text:p><text:tab/>subq<text:tab/>$16, %rsp</text:p>
            <text:p><text:tab/>movl<text:tab/>$2, -12(%rbp)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 <text:s text:c="6"/>func1</text:p>
            <text:p><text:span text:style-name="T4"><text:tab/></text:span><text:span text:style-name="T4">movl</text:span><text:span text:style-name="T4"><text:tab/></text:span><text:span text:style-name="T4">%eax, -4(%rbp)</text:span></text:p>
            <text:p><text:tab/>movl<text:tab/>-4(%rbp), %eax</text:p>
            <text:p><text:tab/>leave</text:p>
            <text:p/>
            <text:p><text:tab/>ret</text:p>
            <text:p/>
          </draw:text-box>
        </draw:frame>
        <draw:frame draw:style-name="gr5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 text:c="4"/>b= 3;</text:p>
            <text:p><text:s text:c="3"/><text:span text:style-name="T4"><text:s/></text:span><text:span text:style-name="T4">c = </text:span>func1(a,b);</text:p>
            <text:p><text:s text:c="4"/>return c;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18.1cm" svg:y="1.6cm">
          <draw:text-box>
            <text:p><text:span text:style-name="T2">main:</text:span></text:p>
            <text:p><text:span text:style-name="T3"><text:s text:c="7"/></text:span><text:span text:style-name="T3">push </text:span><text:span text:style-name="T3"><text:tab/></text:span><text:span text:style-name="T3">rbp</text:span></text:p>
            <text:p><text:span text:style-name="T3"><text:tab/></text:span><text:span text:style-name="T3">mov <text:s/></text:span><text:span text:style-name="T3"><text:tab/></text:span><text:span text:style-name="T3">rbp, </text:span><text:span text:style-name="T3">rsp</text:span></text:p>
            <text:p><text:span text:style-name="T3"><text:tab/></text:span><text:span text:style-name="T3">sub </text:span><text:span text:style-name="T3"><text:tab/></text:span><text:span text:style-name="T3"> <text:s text:c="6"/>rsp, </text:span><text:span text:style-name="T3">16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2"><text:tab/></text:span><text:span text:style-name="T2">mov </text:span><text:span text:style-name="T2"><text:tab/></text:span><text:span text:style-name="T2">[rbp-</text:span><text:span text:style-name="T2">4], eax</text:span></text:p>
            <text:p><text:span text:style-name="T3"><text:s text:c="5"/></text:span><text:span text:style-name="T4"><text:s text:c="2"/></text:span><text:span text:style-name="T4">mov </text:span><text:span text:style-name="T4"><text:tab/></text:span><text:span text:style-name="T4">eax, </text:span><text:span text:style-name="T4">[rbp-4]</text:span></text:p>
            <text:p><text:span text:style-name="T4"><text:tab/></text:span><text:span text:style-name="T4">leave</text:span></text:p>
            <text:p><text:span text:style-name="T4"><text:tab/></text:span><text:span text:style-name="T4">ret</text:span></text:p>
            <text:p><text:span text:style-name="T3"/></text:p>
            <text:p><text:span text:style-name="T3"/></text:p>
          </draw:text-box>
        </draw:frame>
        <draw:frame draw:style-name="gr4" draw:text-style-name="P4" draw:layer="layout" svg:width="9.006cm" svg:height="15.894cm" svg:x="8cm" svg:y="0.006cm">
          <draw:text-box>
            <text:p>main:</text:p>
            <text:p/>
            <text:p/>
            <text:p><text:tab/>pushq<text:tab/>%rbp</text:p>
            <text:p/>
            <text:p/>
            <text:p><text:tab/>movq<text:tab/>%rsp, %rbp</text:p>
            <text:p/>
            <text:p><text:tab/>subq<text:tab/>$16, %rsp</text:p>
            <text:p><text:tab/>movl<text:tab/>$2, -12(%rbp)</text:p>
            <text:p><text:tab/>movl<text:tab/>$3, -8(%rbp)</text:p>
            <text:p><text:tab/>movl<text:tab/>-8(%rbp), %edx</text:p>
            <text:p><text:tab/>movl<text:tab/>-12(%rbp), %eax</text:p>
            <text:p><text:tab/>movl<text:tab/>%edx, %esi</text:p>
            <text:p><text:tab/>movl<text:tab/>%eax, %edi</text:p>
            <text:p><text:tab/>call<text:tab/> <text:s text:c="6"/>func1</text:p>
            <text:p><text:span text:style-name="T2"><text:tab/></text:span><text:span text:style-name="T2">movl</text:span><text:span text:style-name="T2"><text:tab/></text:span><text:span text:style-name="T2">%eax, -4(%rbp)</text:span></text:p>
            <text:p><text:span text:style-name="T4"><text:tab/></text:span><text:span text:style-name="T4">movl</text:span><text:span text:style-name="T4"><text:tab/></text:span><text:span text:style-name="T4">-</text:span><text:span text:style-name="T4">4(%rbp), %eax</text:span></text:p>
            <text:p><text:span text:style-name="T4"><text:tab/></text:span><text:span text:style-name="T4">leave</text:span></text:p>
            <text:p/>
            <text:p><text:span text:style-name="T4"><text:tab/></text:span><text:span text:style-name="T4">ret</text:span></text:p>
            <text:p/>
          </draw:text-box>
        </draw:frame>
        <draw:frame draw:style-name="gr5" draw:text-style-name="P4" draw:layer="layout" svg:width="5.29cm" svg:height="5.229cm" svg:x="0.11cm" svg:y="3.971cm">
          <draw:text-box>
            <text:p>int main(void) {</text:p>
            <text:p><text:s text:c="4"/>int a, b, c;</text:p>
            <text:p><text:s text:c="4"/>a = 2; </text:p>
            <text:p><text:s text:c="4"/>b= 3;</text:p>
            <text:p><text:s text:c="3"/><text:span text:style-name="T4"><text:s/></text:span><text:span text:style-name="T2">c =</text:span><text:span text:style-name="T4"> </text:span>func1(a,b);</text:p>
            <text:p><text:span text:style-name="T4"><text:s text:c="4"/></text:span><text:span text:style-name="T4">return c;</text:span></text:p>
            <text:p><text:s text:c="2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8.7cm" svg:y="0.5cm">
          <draw:text-box>
            <text:p><text:span text:style-name="T2">main:</text:span></text:p>
            <text:p><text:span text:style-name="T3"><text:s text:c="7"/></text:span><text:span text:style-name="T3">push </text:span><text:span text:style-name="T3"><text:tab/></text:span><text:span text:style-name="T3">rbp</text:span></text:p>
            <text:p><text:span text:style-name="T3"><text:tab/></text:span><text:span text:style-name="T3">mov <text:s/></text:span><text:span text:style-name="T3"><text:tab/></text:span><text:span text:style-name="T3">rbp, </text:span><text:span text:style-name="T3">rsp</text:span></text:p>
            <text:p><text:span text:style-name="T3"><text:tab/></text:span><text:span text:style-name="T3">sub </text:span><text:span text:style-name="T3"><text:tab/></text:span><text:span text:style-name="T3"> <text:s text:c="6"/>rsp, </text:span><text:span text:style-name="T3">16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2"><text:tab/></text:span><text:span text:style-name="T2">mov </text:span><text:span text:style-name="T2"><text:tab/></text:span><text:span text:style-name="T2">[rbp-</text:span><text:span text:style-name="T2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 text:c="4"/>int a, b, c;</text:p>
            <text:p><text:s text:c="4"/>a = 2; </text:p>
            <text:p><text:s text:c="4"/>b= 3;</text:p>
            <text:p><text:s text:c="3"/><text:span text:style-name="T4"><text:s/></text:span><text:span text:style-name="T2">c =</text:span><text:span text:style-name="T4"> </text:span>func1(a,b);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9" draw:layer="layout" svg:width="5.819cm" svg:height="2.384cm" svg:x="21.801cm" svg:y="10.8cm">
          <draw:text-box>
            <text:p>Endereço para onde main deve retornar</text:p>
          </draw:text-box>
        </draw:frame>
        <draw:line draw:style-name="gr10" draw:text-style-name="P6" draw:layer="layout" svg:x1="19.101cm" svg:y1="15.3cm" svg:x2="21.301cm" svg:y2="15.3cm">
          <text:p/>
        </draw:line>
        <draw:frame draw:style-name="gr11" draw:text-style-name="P3" draw:layer="layout" svg:width="1.416cm" svg:height="0.962cm" svg:x="17.801cm" svg:y="14.788cm">
          <draw:text-box>
            <text:p>rbp</text:p>
          </draw:text-box>
        </draw:frame>
        <draw:line draw:style-name="gr10" draw:text-style-name="P6" draw:layer="layout" svg:x1="19.201cm" svg:y1="11.8cm" svg:x2="21.401cm" svg:y2="11.8cm">
          <text:p/>
        </draw:line>
        <draw:frame draw:style-name="gr12" draw:text-style-name="P3" draw:layer="layout" svg:width="1.383cm" svg:height="0.962cm" svg:x="17.801cm" svg:y="11.4cm">
          <draw:text-box>
            <text:p>rsp</text:p>
          </draw:text-box>
        </draw:frame>
        <draw:frame draw:style-name="gr13" draw:layer="layout" svg:width="5.819cm" svg:height="1.187cm" svg:x="21.803cm" svg:y="13.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8.7cm" svg:y="0.5cm">
          <draw:text-box>
            <text:p><text:span text:style-name="T2">main:</text:span></text:p>
            <text:p><text:span text:style-name="T7"><text:s text:c="7"/></text:span><text:span text:style-name="T7">push </text:span><text:span text:style-name="T7"><text:tab/></text:span><text:span text:style-name="T7">rbp</text:span></text:p>
            <text:p><text:span text:style-name="T3"><text:tab/></text:span><text:span text:style-name="T3">mov <text:s/></text:span><text:span text:style-name="T3"><text:tab/></text:span><text:span text:style-name="T3">rbp, </text:span><text:span text:style-name="T3">rsp</text:span></text:p>
            <text:p><text:span text:style-name="T3"><text:tab/></text:span><text:span text:style-name="T3">sub </text:span><text:span text:style-name="T3"><text:tab/></text:span><text:span text:style-name="T3"> <text:s text:c="6"/>rsp, </text:span><text:span text:style-name="T3">16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2"><text:tab/></text:span><text:span text:style-name="T2">mov </text:span><text:span text:style-name="T2"><text:tab/></text:span><text:span text:style-name="T2">[rbp-</text:span><text:span text:style-name="T2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 text:c="4"/>int a, b, c;</text:p>
            <text:p><text:s text:c="4"/>a = 2; </text:p>
            <text:p><text:s text:c="4"/>b= 3;</text:p>
            <text:p><text:s text:c="3"/><text:span text:style-name="T4"><text:s/></text:span><text:span text:style-name="T2">c =</text:span><text:span text:style-name="T4"> </text:span>func1(a,b);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9" draw:layer="layout" svg:width="5.819cm" svg:height="2.384cm" svg:x="21.801cm" svg:y="10.8cm">
          <draw:text-box>
            <text:p>Endereço para onde main deve retornar</text:p>
          </draw:text-box>
        </draw:frame>
        <draw:line draw:style-name="gr10" draw:text-style-name="P6" draw:layer="layout" svg:x1="19.101cm" svg:y1="15.3cm" svg:x2="21.301cm" svg:y2="15.3cm">
          <text:p/>
        </draw:line>
        <draw:frame draw:style-name="gr11" draw:text-style-name="P3" draw:layer="layout" svg:width="1.416cm" svg:height="0.962cm" svg:x="17.801cm" svg:y="14.788cm">
          <draw:text-box>
            <text:p>rbp</text:p>
          </draw:text-box>
        </draw:frame>
        <draw:frame draw:style-name="gr12" draw:text-style-name="P3" draw:layer="layout" svg:width="1.383cm" svg:height="0.962cm" svg:x="17.801cm" svg:y="9.4cm">
          <draw:text-box>
            <text:p>rsp</text:p>
          </draw:text-box>
        </draw:frame>
        <draw:frame draw:style-name="gr13" draw:layer="layout" svg:width="5.819cm" svg:height="1.187cm" svg:x="21.803cm" svg:y="13.2cm">
          <draw:text-box>
            <text:p/>
          </draw:text-box>
        </draw:frame>
        <draw:line draw:style-name="gr10" draw:text-style-name="P6" draw:layer="layout" svg:x1="19.201cm" svg:y1="9.901cm" svg:x2="21.401cm" svg:y2="9.901cm">
          <text:p/>
        </draw:line>
        <draw:frame draw:style-name="gr14" draw:layer="layout" svg:width="5.819cm" svg:height="1.673cm" svg:x="21.801cm" svg:y="9.101cm">
          <draw:text-box>
            <text:p>Endereço rbp antigo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8.7cm" svg:y="0.5cm">
          <draw:text-box>
            <text:p><text:span text:style-name="T2">main:</text:span></text:p>
            <text:p><text:span text:style-name="T2"><text:s text:c="7"/></text:span><text:span text:style-name="T2">push </text:span><text:span text:style-name="T2"><text:tab/></text:span><text:span text:style-name="T2">rbp</text:span></text:p>
            <text:p><text:span text:style-name="T7"><text:tab/></text:span><text:span text:style-name="T7">mov <text:s/></text:span><text:span text:style-name="T7"><text:tab/></text:span><text:span text:style-name="T7">rbp, </text:span><text:span text:style-name="T7">rsp</text:span></text:p>
            <text:p><text:span text:style-name="T3"><text:tab/></text:span><text:span text:style-name="T3">sub </text:span><text:span text:style-name="T3"><text:tab/></text:span><text:span text:style-name="T3"> <text:s text:c="6"/>rsp, </text:span><text:span text:style-name="T3">16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2"><text:tab/></text:span><text:span text:style-name="T2">mov </text:span><text:span text:style-name="T2"><text:tab/></text:span><text:span text:style-name="T2">[rbp-</text:span><text:span text:style-name="T2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 text:c="4"/>int a, b, c;</text:p>
            <text:p><text:s text:c="4"/>a = 2; </text:p>
            <text:p><text:s text:c="4"/>b= 3;</text:p>
            <text:p><text:s text:c="3"/><text:span text:style-name="T4"><text:s/></text:span><text:span text:style-name="T2">c =</text:span><text:span text:style-name="T4"> </text:span>func1(a,b);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9" draw:layer="layout" svg:width="5.819cm" svg:height="2.384cm" svg:x="21.801cm" svg:y="10.8cm">
          <draw:text-box>
            <text:p>Endereço para onde main deve retornar</text:p>
          </draw:text-box>
        </draw:frame>
        <draw:line draw:style-name="gr10" draw:text-style-name="P6" draw:layer="layout" svg:x1="19.101cm" svg:y1="10.6cm" svg:x2="21.301cm" svg:y2="10.6cm">
          <text:p/>
        </draw:line>
        <draw:frame draw:style-name="gr11" draw:text-style-name="P3" draw:layer="layout" svg:width="1.416cm" svg:height="0.962cm" svg:x="17.801cm" svg:y="10.088cm">
          <draw:text-box>
            <text:p>rbp</text:p>
          </draw:text-box>
        </draw:frame>
        <draw:frame draw:style-name="gr12" draw:text-style-name="P3" draw:layer="layout" svg:width="1.383cm" svg:height="0.962cm" svg:x="17.801cm" svg:y="9.4cm">
          <draw:text-box>
            <text:p>rsp</text:p>
          </draw:text-box>
        </draw:frame>
        <draw:frame draw:style-name="gr13" draw:layer="layout" svg:width="5.819cm" svg:height="1.187cm" svg:x="21.803cm" svg:y="13.2cm">
          <draw:text-box>
            <text:p/>
          </draw:text-box>
        </draw:frame>
        <draw:line draw:style-name="gr10" draw:text-style-name="P6" draw:layer="layout" svg:x1="19.201cm" svg:y1="9.901cm" svg:x2="21.401cm" svg:y2="9.901cm">
          <text:p/>
        </draw:line>
        <draw:frame draw:style-name="gr14" draw:layer="layout" svg:width="5.819cm" svg:height="1.673cm" svg:x="21.801cm" svg:y="9.101cm">
          <draw:text-box>
            <text:p>Endereço rbp antigo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8.7cm" svg:y="0.5cm">
          <draw:text-box>
            <text:p><text:span text:style-name="T2">main:</text:span></text:p>
            <text:p><text:span text:style-name="T2"><text:s text:c="7"/></text:span><text:span text:style-name="T2">push </text:span><text:span text:style-name="T2"><text:tab/></text:span><text:span text:style-name="T2">rbp</text:span></text:p>
            <text:p><text:span text:style-name="T2"><text:tab/></text:span><text:span text:style-name="T2">mov <text:s/></text:span><text:span text:style-name="T2"><text:tab/></text:span><text:span text:style-name="T2">rbp, </text:span><text:span text:style-name="T2">rsp</text:span></text:p>
            <text:p><text:span text:style-name="T7"><text:tab/></text:span><text:span text:style-name="T7">sub </text:span><text:span text:style-name="T7"><text:tab/></text:span><text:span text:style-name="T7"> <text:s text:c="6"/>rsp, </text:span><text:span text:style-name="T7">16</text:span></text:p>
            <text:p><text:span text:style-name="T2"><text:tab/></text:span><text:span text:style-name="T2">mov</text:span><text:span text:style-name="T2"><text:tab/></text:span><text:span text:style-name="T2"> <text:s text:c="6"/>[rbp-</text:span><text:span text:style-name="T2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2"><text:tab/></text:span><text:span text:style-name="T2">mov </text:span><text:span text:style-name="T2"><text:tab/></text:span><text:span text:style-name="T2">[rbp-</text:span><text:span text:style-name="T2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7"><text:s text:c="4"/></text:span><text:span text:style-name="T7">int a, b, c;</text:span></text:p>
            <text:p><text:span text:style-name="T2"><text:s text:c="4"/></text:span><text:span text:style-name="T2">a = 2; </text:span></text:p>
            <text:p><text:s text:c="4"/>b= 3;</text:p>
            <text:p><text:s text:c="3"/><text:span text:style-name="T4"><text:s/></text:span><text:span text:style-name="T2">c =</text:span><text:span text:style-name="T4"> </text:span>func1(a,b);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9" draw:layer="layout" svg:width="5.819cm" svg:height="2.384cm" svg:x="21.801cm" svg:y="10.8cm">
          <draw:text-box>
            <text:p>Endereço para onde main deve retornar</text:p>
          </draw:text-box>
        </draw:frame>
        <draw:line draw:style-name="gr10" draw:text-style-name="P6" draw:layer="layout" svg:x1="19.101cm" svg:y1="10.4cm" svg:x2="21.301cm" svg:y2="10.4cm">
          <text:p/>
        </draw:line>
        <draw:frame draw:style-name="gr11" draw:text-style-name="P3" draw:layer="layout" svg:width="1.416cm" svg:height="0.962cm" svg:x="17.801cm" svg:y="9.888cm">
          <draw:text-box>
            <text:p>rbp</text:p>
          </draw:text-box>
        </draw:frame>
        <draw:frame draw:style-name="gr13" draw:layer="layout" svg:width="5.819cm" svg:height="1.187cm" svg:x="21.803cm" svg:y="13.2cm">
          <draw:text-box>
            <text:p/>
          </draw:text-box>
        </draw:frame>
        <draw:frame draw:style-name="gr14" draw:layer="layout" svg:width="5.819cm" svg:height="1.673cm" svg:x="21.801cm" svg:y="9.101cm">
          <draw:text-box>
            <text:p>Endereço rbp antigo</text:p>
          </draw:text-box>
        </draw:frame>
        <draw:line draw:style-name="gr10" draw:text-style-name="P6" draw:layer="layout" svg:x1="19.201cm" svg:y1="6.338cm" svg:x2="21.401cm" svg:y2="6.338cm">
          <text:p/>
        </draw:line>
        <draw:frame draw:style-name="gr12" draw:text-style-name="P3" draw:layer="layout" svg:width="1.383cm" svg:height="0.962cm" svg:x="17.801cm" svg:y="5.938cm">
          <draw:text-box>
            <text:p>rsp</text:p>
          </draw:text-box>
        </draw:frame>
        <draw:frame draw:style-name="gr15" draw:layer="layout" svg:width="5.819cm" svg:height="0.962cm" svg:x="21.802cm" svg:y="8.138cm">
          <draw:text-box>
            <text:p>c</text:p>
          </draw:text-box>
        </draw:frame>
        <draw:frame draw:style-name="gr15" draw:layer="layout" svg:width="5.819cm" svg:height="0.962cm" svg:x="21.803cm" svg:y="7.138cm">
          <draw:text-box>
            <text:p>b</text:p>
          </draw:text-box>
        </draw:frame>
        <draw:frame draw:style-name="gr15" draw:text-style-name="P7" draw:layer="layout" svg:width="5.819cm" svg:height="0.962cm" svg:x="21.803cm" svg:y="6.138cm">
          <draw:text-box>
            <text:p><text:span text:style-name="T2">a</text:span></text:p>
          </draw:text-box>
        </draw:frame>
        <draw:custom-shape draw:style-name="gr16" draw:text-style-name="P8" draw:layer="layout" svg:width="10.22cm" svg:height="4.674cm" svg:x="17.4cm" svg:y="6.1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2.2cm" svg:y1="2.6cm" svg:x2="22.2cm" svg:y2="5.8cm">
          <text:p/>
        </draw:line>
        <draw:frame draw:style-name="gr17" draw:text-style-name="P4" draw:layer="layout" svg:width="7.138cm" svg:height="2.384cm" svg:x="18.7cm" svg:y="0.137cm">
          <draw:text-box>
            <text:p><text:span text:style-name="T3">stack frame para </text:span><text:span text:style-name="T3">main (registro de </text:span><text:span text:style-name="T3">ativação para </text:span><text:span text:style-name="T3">função mai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8.7cm" svg:y="0.5cm">
          <draw:text-box>
            <text:p><text:span text:style-name="T2">main:</text:span></text:p>
            <text:p><text:span text:style-name="T2"><text:s text:c="7"/></text:span><text:span text:style-name="T2">push </text:span><text:span text:style-name="T2"><text:tab/></text:span><text:span text:style-name="T2">rbp</text:span></text:p>
            <text:p><text:span text:style-name="T2"><text:tab/></text:span><text:span text:style-name="T2">mov <text:s/></text:span><text:span text:style-name="T2"><text:tab/></text:span><text:span text:style-name="T2">rbp, </text:span><text:span text:style-name="T2">rsp</text:span></text:p>
            <text:p><text:span text:style-name="T2"><text:tab/></text:span><text:span text:style-name="T2">sub </text:span><text:span text:style-name="T2"><text:tab/></text:span><text:span text:style-name="T2"> <text:s text:c="6"/>rsp, </text:span><text:span text:style-name="T2">16</text:span></text:p>
            <text:p><text:span text:style-name="T7"><text:tab/></text:span><text:span text:style-name="T7">mov</text:span><text:span text:style-name="T7"><text:tab/></text:span><text:span text:style-name="T7"> <text:s text:c="6"/>[rbp-</text:span><text:span text:style-name="T7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2"><text:tab/></text:span><text:span text:style-name="T2">mov </text:span><text:span text:style-name="T2"><text:tab/></text:span><text:span text:style-name="T2">[rbp-</text:span><text:span text:style-name="T2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 text:c="4"/>int a, b, c;</text:p>
            <text:p><text:span text:style-name="T7"><text:s text:c="4"/></text:span><text:span text:style-name="T7">a = 2; </text:span></text:p>
            <text:p><text:s text:c="4"/>b= 3;</text:p>
            <text:p><text:s text:c="3"/><text:span text:style-name="T4"><text:s/></text:span><text:span text:style-name="T2">c =</text:span><text:span text:style-name="T4"> </text:span>func1(a,b);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9" draw:layer="layout" svg:width="5.819cm" svg:height="2.384cm" svg:x="21.801cm" svg:y="10.8cm">
          <draw:text-box>
            <text:p>Endereço para onde main deve retornar</text:p>
          </draw:text-box>
        </draw:frame>
        <draw:line draw:style-name="gr10" draw:text-style-name="P6" draw:layer="layout" svg:x1="19.101cm" svg:y1="10.4cm" svg:x2="21.301cm" svg:y2="10.4cm">
          <text:p/>
        </draw:line>
        <draw:frame draw:style-name="gr11" draw:text-style-name="P3" draw:layer="layout" svg:width="1.416cm" svg:height="0.962cm" svg:x="17.801cm" svg:y="9.888cm">
          <draw:text-box>
            <text:p>rbp</text:p>
          </draw:text-box>
        </draw:frame>
        <draw:frame draw:style-name="gr13" draw:layer="layout" svg:width="5.819cm" svg:height="1.187cm" svg:x="21.803cm" svg:y="13.2cm">
          <draw:text-box>
            <text:p/>
          </draw:text-box>
        </draw:frame>
        <draw:frame draw:style-name="gr14" draw:layer="layout" svg:width="5.819cm" svg:height="1.673cm" svg:x="21.801cm" svg:y="9.101cm">
          <draw:text-box>
            <text:p>Endereço rbp antigo</text:p>
          </draw:text-box>
        </draw:frame>
        <draw:line draw:style-name="gr10" draw:text-style-name="P6" draw:layer="layout" svg:x1="19.201cm" svg:y1="6.138cm" svg:x2="21.401cm" svg:y2="6.138cm">
          <text:p/>
        </draw:line>
        <draw:frame draw:style-name="gr12" draw:text-style-name="P3" draw:layer="layout" svg:width="1.383cm" svg:height="0.962cm" svg:x="17.801cm" svg:y="5.638cm">
          <draw:text-box>
            <text:p>rsp</text:p>
          </draw:text-box>
        </draw:frame>
        <draw:frame draw:style-name="gr15" draw:layer="layout" svg:width="5.819cm" svg:height="0.962cm" svg:x="21.802cm" svg:y="8.138cm">
          <draw:text-box>
            <text:p>c</text:p>
          </draw:text-box>
        </draw:frame>
        <draw:frame draw:style-name="gr15" draw:layer="layout" svg:width="5.819cm" svg:height="0.962cm" svg:x="21.803cm" svg:y="7.138cm">
          <draw:text-box>
            <text:p>b</text:p>
          </draw:text-box>
        </draw:frame>
        <draw:frame draw:style-name="gr18" draw:text-style-name="P9" draw:layer="layout" svg:width="5.819cm" svg:height="1.1cm" svg:x="21.803cm" svg:y="6cm">
          <draw:text-box>
            <text:p><text:span text:style-name="T7">a=2</text:span></text:p>
          </draw:text-box>
        </draw:frame>
        <draw:line draw:style-name="gr10" draw:text-style-name="P6" draw:layer="layout" svg:x1="19.101cm" svg:y1="7cm" svg:x2="21.301cm" svg:y2="7cm">
          <text:p/>
        </draw:line>
        <draw:frame draw:style-name="gr19" draw:text-style-name="P10" draw:layer="layout" svg:width="2.331cm" svg:height="0.962cm" svg:x="16.901cm" svg:y="6.488cm">
          <draw:text-box>
            <text:p><text:span text:style-name="T7">rbp-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8.7cm" svg:y="0.5cm">
          <draw:text-box>
            <text:p><text:span text:style-name="T2">main:</text:span></text:p>
            <text:p><text:span text:style-name="T2"><text:s text:c="7"/></text:span><text:span text:style-name="T2">push </text:span><text:span text:style-name="T2"><text:tab/></text:span><text:span text:style-name="T2">rbp</text:span></text:p>
            <text:p><text:span text:style-name="T2"><text:tab/></text:span><text:span text:style-name="T2">mov <text:s/></text:span><text:span text:style-name="T2"><text:tab/></text:span><text:span text:style-name="T2">rbp, </text:span><text:span text:style-name="T2">rsp</text:span></text:p>
            <text:p><text:span text:style-name="T2"><text:tab/></text:span><text:span text:style-name="T2">sub </text:span><text:span text:style-name="T2"><text:tab/></text:span><text:span text:style-name="T2"> <text:s text:c="6"/>rsp, </text:span><text:span text:style-name="T2">16</text:span></text:p>
            <text:p><text:span text:style-name="T2"><text:tab/></text:span><text:span text:style-name="T2">mov</text:span><text:span text:style-name="T2"><text:tab/></text:span><text:span text:style-name="T2"> <text:s text:c="6"/>[rbp-</text:span><text:span text:style-name="T2">12], 2</text:span></text:p>
            <text:p><text:span text:style-name="T7"><text:tab/></text:span><text:span text:style-name="T7">mov</text:span><text:span text:style-name="T7"><text:tab/></text:span><text:span text:style-name="T7"> <text:s text:c="6"/>[rbp-</text:span><text:span text:style-name="T7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2"><text:tab/></text:span><text:span text:style-name="T2">mov </text:span><text:span text:style-name="T2"><text:tab/></text:span><text:span text:style-name="T2">[rbp-</text:span><text:span text:style-name="T2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 text:c="4"/>int a, b, c;</text:p>
            <text:p><text:s text:c="4"/>a = 2; </text:p>
            <text:p><text:span text:style-name="T7"><text:s text:c="4"/></text:span><text:span text:style-name="T7">b= 3;</text:span></text:p>
            <text:p><text:s text:c="3"/><text:span text:style-name="T4"><text:s/></text:span><text:span text:style-name="T2">c =</text:span><text:span text:style-name="T4"> </text:span>func1(a,b);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9" draw:layer="layout" svg:width="5.819cm" svg:height="2.384cm" svg:x="21.801cm" svg:y="10.8cm">
          <draw:text-box>
            <text:p>Endereço para onde main deve retornar</text:p>
          </draw:text-box>
        </draw:frame>
        <draw:line draw:style-name="gr10" draw:text-style-name="P6" draw:layer="layout" svg:x1="19.101cm" svg:y1="10.4cm" svg:x2="21.301cm" svg:y2="10.4cm">
          <text:p/>
        </draw:line>
        <draw:frame draw:style-name="gr11" draw:text-style-name="P3" draw:layer="layout" svg:width="1.416cm" svg:height="0.962cm" svg:x="17.801cm" svg:y="9.888cm">
          <draw:text-box>
            <text:p>rbp</text:p>
          </draw:text-box>
        </draw:frame>
        <draw:frame draw:style-name="gr13" draw:layer="layout" svg:width="5.819cm" svg:height="1.187cm" svg:x="21.803cm" svg:y="13.2cm">
          <draw:text-box>
            <text:p/>
          </draw:text-box>
        </draw:frame>
        <draw:frame draw:style-name="gr14" draw:layer="layout" svg:width="5.819cm" svg:height="1.673cm" svg:x="21.801cm" svg:y="9.101cm">
          <draw:text-box>
            <text:p>Endereço rbp antigo</text:p>
          </draw:text-box>
        </draw:frame>
        <draw:line draw:style-name="gr10" draw:text-style-name="P6" draw:layer="layout" svg:x1="19.201cm" svg:y1="6.338cm" svg:x2="21.401cm" svg:y2="6.338cm">
          <text:p/>
        </draw:line>
        <draw:frame draw:style-name="gr12" draw:text-style-name="P3" draw:layer="layout" svg:width="1.383cm" svg:height="0.962cm" svg:x="17.801cm" svg:y="5.938cm">
          <draw:text-box>
            <text:p>rsp</text:p>
          </draw:text-box>
        </draw:frame>
        <draw:frame draw:style-name="gr15" draw:layer="layout" svg:width="5.819cm" svg:height="0.962cm" svg:x="21.802cm" svg:y="8.138cm">
          <draw:text-box>
            <text:p>c</text:p>
          </draw:text-box>
        </draw:frame>
        <draw:frame draw:style-name="gr15" draw:text-style-name="P9" draw:layer="layout" svg:width="5.819cm" svg:height="0.962cm" svg:x="21.803cm" svg:y="7.138cm">
          <draw:text-box>
            <text:p><text:span text:style-name="T7">b=3</text:span></text:p>
          </draw:text-box>
        </draw:frame>
        <draw:frame draw:style-name="gr15" draw:layer="layout" svg:width="5.819cm" svg:height="0.962cm" svg:x="21.803cm" svg:y="6.138cm">
          <draw:text-box>
            <text:p>a=2</text:p>
          </draw:text-box>
        </draw:frame>
        <draw:line draw:style-name="gr10" draw:text-style-name="P6" draw:layer="layout" svg:x1="19.101cm" svg:y1="8cm" svg:x2="21.301cm" svg:y2="8cm">
          <text:p/>
        </draw:line>
        <draw:frame draw:style-name="gr20" draw:text-style-name="P10" draw:layer="layout" svg:width="1.979cm" svg:height="0.962cm" svg:x="17.001cm" svg:y="7.488cm">
          <draw:text-box>
            <text:p><text:span text:style-name="T7">rbp-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8.7cm" svg:y="0.5cm">
          <draw:text-box>
            <text:p><text:span text:style-name="T2">main:</text:span></text:p>
            <text:p><text:span text:style-name="T2"><text:s text:c="7"/></text:span><text:span text:style-name="T2">push </text:span><text:span text:style-name="T2"><text:tab/></text:span><text:span text:style-name="T2">rbp</text:span></text:p>
            <text:p><text:span text:style-name="T2"><text:tab/></text:span><text:span text:style-name="T2">mov <text:s/></text:span><text:span text:style-name="T2"><text:tab/></text:span><text:span text:style-name="T2">rbp, </text:span><text:span text:style-name="T2">rsp</text:span></text:p>
            <text:p><text:span text:style-name="T2"><text:tab/></text:span><text:span text:style-name="T2">sub </text:span><text:span text:style-name="T2"><text:tab/></text:span><text:span text:style-name="T2"> <text:s text:c="6"/>rsp, </text:span><text:span text:style-name="T2">16</text:span></text:p>
            <text:p><text:span text:style-name="T2"><text:tab/></text:span><text:span text:style-name="T2">mov</text:span><text:span text:style-name="T2"><text:tab/></text:span><text:span text:style-name="T2"> <text:s text:c="6"/>[rbp-</text:span><text:span text:style-name="T2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7"><text:tab/></text:span><text:span text:style-name="T7">mov</text:span><text:span text:style-name="T7"><text:tab/></text:span><text:span text:style-name="T7"> <text:s text:c="6"/>eax,</text:span><text:span text:style-name="T7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7"><text:s text:c="7"/></text:span><text:span text:style-name="T7">mov </text:span><text:span text:style-name="T7"><text:tab/></text:span><text:span text:style-name="T7">edi, </text:span><text:span text:style-name="T7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2"><text:tab/></text:span><text:span text:style-name="T2">mov </text:span><text:span text:style-name="T2"><text:tab/></text:span><text:span text:style-name="T2">[rbp-</text:span><text:span text:style-name="T2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 text:c="3"/><text:span text:style-name="T4"><text:s/></text:span><text:span text:style-name="T2">c =</text:span><text:span text:style-name="T4"> </text:span>func1(<text:span text:style-name="T7">a</text:span>,b);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9" draw:layer="layout" svg:width="5.819cm" svg:height="2.384cm" svg:x="21.801cm" svg:y="10.8cm">
          <draw:text-box>
            <text:p>Endereço para onde main deve retornar</text:p>
          </draw:text-box>
        </draw:frame>
        <draw:line draw:style-name="gr10" draw:text-style-name="P6" draw:layer="layout" svg:x1="19.101cm" svg:y1="10.4cm" svg:x2="21.301cm" svg:y2="10.4cm">
          <text:p/>
        </draw:line>
        <draw:frame draw:style-name="gr11" draw:text-style-name="P3" draw:layer="layout" svg:width="1.416cm" svg:height="0.962cm" svg:x="17.801cm" svg:y="9.888cm">
          <draw:text-box>
            <text:p>rbp</text:p>
          </draw:text-box>
        </draw:frame>
        <draw:frame draw:style-name="gr13" draw:layer="layout" svg:width="5.819cm" svg:height="1.187cm" svg:x="21.803cm" svg:y="13.2cm">
          <draw:text-box>
            <text:p/>
          </draw:text-box>
        </draw:frame>
        <draw:frame draw:style-name="gr14" draw:layer="layout" svg:width="5.819cm" svg:height="1.673cm" svg:x="21.801cm" svg:y="9.101cm">
          <draw:text-box>
            <text:p>Endereço rbp antigo</text:p>
          </draw:text-box>
        </draw:frame>
        <draw:line draw:style-name="gr10" draw:text-style-name="P6" draw:layer="layout" svg:x1="19.201cm" svg:y1="6.238cm" svg:x2="21.401cm" svg:y2="6.238cm">
          <text:p/>
        </draw:line>
        <draw:frame draw:style-name="gr12" draw:text-style-name="P3" draw:layer="layout" svg:width="1.383cm" svg:height="0.962cm" svg:x="17.801cm" svg:y="5.838cm">
          <draw:text-box>
            <text:p>rsp</text:p>
          </draw:text-box>
        </draw:frame>
        <draw:frame draw:style-name="gr15" draw:layer="layout" svg:width="5.819cm" svg:height="0.962cm" svg:x="21.802cm" svg:y="8.138cm">
          <draw:text-box>
            <text:p>c</text:p>
          </draw:text-box>
        </draw:frame>
        <draw:frame draw:style-name="gr15" draw:layer="layout" svg:width="5.819cm" svg:height="0.962cm" svg:x="21.803cm" svg:y="7.138cm">
          <draw:text-box>
            <text:p>b=3</text:p>
          </draw:text-box>
        </draw:frame>
        <draw:frame draw:style-name="gr15" draw:text-style-name="P7" draw:layer="layout" svg:width="5.819cm" svg:height="0.962cm" svg:x="21.803cm" svg:y="6.138cm">
          <draw:text-box>
            <text:p><text:span text:style-name="T2">a=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8.7cm" svg:y="0.5cm">
          <draw:text-box>
            <text:p><text:span text:style-name="T2">main:</text:span></text:p>
            <text:p><text:span text:style-name="T2"><text:s text:c="7"/></text:span><text:span text:style-name="T2">push </text:span><text:span text:style-name="T2"><text:tab/></text:span><text:span text:style-name="T2">rbp</text:span></text:p>
            <text:p><text:span text:style-name="T2"><text:tab/></text:span><text:span text:style-name="T2">mov <text:s/></text:span><text:span text:style-name="T2"><text:tab/></text:span><text:span text:style-name="T2">rbp, </text:span><text:span text:style-name="T2">rsp</text:span></text:p>
            <text:p><text:span text:style-name="T2"><text:tab/></text:span><text:span text:style-name="T2">sub </text:span><text:span text:style-name="T2"><text:tab/></text:span><text:span text:style-name="T2"> <text:s text:c="6"/>rsp, </text:span><text:span text:style-name="T2">16</text:span></text:p>
            <text:p><text:span text:style-name="T2"><text:tab/></text:span><text:span text:style-name="T2">mov</text:span><text:span text:style-name="T2"><text:tab/></text:span><text:span text:style-name="T2"> <text:s text:c="6"/>[rbp-</text:span><text:span text:style-name="T2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7"><text:tab/></text:span><text:span text:style-name="T7">mov</text:span><text:span text:style-name="T7"><text:tab/></text:span><text:span text:style-name="T7"> <text:s text:c="6"/>edx, </text:span><text:span text:style-name="T7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7">mov</text:span><text:span text:style-name="T7"><text:tab/></text:span><text:span text:style-name="T7"> <text:s text:c="6"/>esi, </text:span><text:span text:style-name="T7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2"><text:tab/></text:span><text:span text:style-name="T2">mov </text:span><text:span text:style-name="T2"><text:tab/></text:span><text:span text:style-name="T2">[rbp-</text:span><text:span text:style-name="T2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 text:c="3"/><text:span text:style-name="T4"><text:s/></text:span><text:span text:style-name="T2">c =</text:span><text:span text:style-name="T4"> </text:span>func1(a,<text:span text:style-name="T7">b</text:span>);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9" draw:layer="layout" svg:width="5.819cm" svg:height="2.384cm" svg:x="21.801cm" svg:y="10.8cm">
          <draw:text-box>
            <text:p>Endereço para onde main deve retornar</text:p>
          </draw:text-box>
        </draw:frame>
        <draw:line draw:style-name="gr10" draw:text-style-name="P6" draw:layer="layout" svg:x1="19.101cm" svg:y1="10.4cm" svg:x2="21.301cm" svg:y2="10.4cm">
          <text:p/>
        </draw:line>
        <draw:frame draw:style-name="gr11" draw:text-style-name="P3" draw:layer="layout" svg:width="1.416cm" svg:height="0.962cm" svg:x="17.801cm" svg:y="9.888cm">
          <draw:text-box>
            <text:p>rbp</text:p>
          </draw:text-box>
        </draw:frame>
        <draw:frame draw:style-name="gr13" draw:layer="layout" svg:width="5.819cm" svg:height="1.187cm" svg:x="21.803cm" svg:y="13.2cm">
          <draw:text-box>
            <text:p/>
          </draw:text-box>
        </draw:frame>
        <draw:frame draw:style-name="gr14" draw:layer="layout" svg:width="5.819cm" svg:height="1.673cm" svg:x="21.801cm" svg:y="9.101cm">
          <draw:text-box>
            <text:p>Endereço rbp antigo</text:p>
          </draw:text-box>
        </draw:frame>
        <draw:line draw:style-name="gr10" draw:text-style-name="P6" draw:layer="layout" svg:x1="19.201cm" svg:y1="6.238cm" svg:x2="21.401cm" svg:y2="6.238cm">
          <text:p/>
        </draw:line>
        <draw:frame draw:style-name="gr12" draw:text-style-name="P3" draw:layer="layout" svg:width="1.383cm" svg:height="0.962cm" svg:x="17.801cm" svg:y="5.838cm">
          <draw:text-box>
            <text:p>rsp</text:p>
          </draw:text-box>
        </draw:frame>
        <draw:frame draw:style-name="gr15" draw:layer="layout" svg:width="5.819cm" svg:height="0.962cm" svg:x="21.802cm" svg:y="8.138cm">
          <draw:text-box>
            <text:p>c</text:p>
          </draw:text-box>
        </draw:frame>
        <draw:frame draw:style-name="gr15" draw:layer="layout" svg:width="5.819cm" svg:height="0.962cm" svg:x="21.803cm" svg:y="7.138cm">
          <draw:text-box>
            <text:p>b=3</text:p>
          </draw:text-box>
        </draw:frame>
        <draw:frame draw:style-name="gr15" draw:text-style-name="P7" draw:layer="layout" svg:width="5.819cm" svg:height="0.962cm" svg:x="21.803cm" svg:y="6.138cm">
          <draw:text-box>
            <text:p><text:span text:style-name="T2">a=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8.7cm" svg:y="0.5cm">
          <draw:text-box>
            <text:p><text:span text:style-name="T2">main:</text:span></text:p>
            <text:p><text:span text:style-name="T2"><text:s text:c="7"/></text:span><text:span text:style-name="T2">push </text:span><text:span text:style-name="T2"><text:tab/></text:span><text:span text:style-name="T2">rbp</text:span></text:p>
            <text:p><text:span text:style-name="T2"><text:tab/></text:span><text:span text:style-name="T2">mov <text:s/></text:span><text:span text:style-name="T2"><text:tab/></text:span><text:span text:style-name="T2">rbp, </text:span><text:span text:style-name="T2">rsp</text:span></text:p>
            <text:p><text:span text:style-name="T2"><text:tab/></text:span><text:span text:style-name="T2">sub </text:span><text:span text:style-name="T2"><text:tab/></text:span><text:span text:style-name="T2"> <text:s text:c="6"/>rsp, </text:span><text:span text:style-name="T2">16</text:span></text:p>
            <text:p><text:span text:style-name="T2"><text:tab/></text:span><text:span text:style-name="T2">mov</text:span><text:span text:style-name="T2"><text:tab/></text:span><text:span text:style-name="T2"> <text:s text:c="6"/>[rbp-</text:span><text:span text:style-name="T2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7"><text:tab/></text:span><text:span text:style-name="T7">call</text:span><text:span text:style-name="T7"><text:tab/></text:span><text:span text:style-name="T7"> <text:s text:c="6"/></text:span><text:span text:style-name="T7">func1</text:span></text:p>
            <text:p><text:span text:style-name="T2"><text:tab/></text:span><text:span text:style-name="T2">mov </text:span><text:span text:style-name="T2"><text:tab/></text:span><text:span text:style-name="T2">[rbp-</text:span><text:span text:style-name="T2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 text:c="3"/><text:span text:style-name="T4"><text:s/></text:span><text:span text:style-name="T2">c =</text:span><text:span text:style-name="T4"> </text:span><text:span text:style-name="T7">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9" draw:layer="layout" svg:width="5.819cm" svg:height="2.384cm" svg:x="21.801cm" svg:y="10.8cm">
          <draw:text-box>
            <text:p>Endereço para onde main deve retornar</text:p>
          </draw:text-box>
        </draw:frame>
        <draw:line draw:style-name="gr10" draw:text-style-name="P6" draw:layer="layout" svg:x1="19.101cm" svg:y1="10.4cm" svg:x2="21.301cm" svg:y2="10.4cm">
          <text:p/>
        </draw:line>
        <draw:frame draw:style-name="gr11" draw:text-style-name="P3" draw:layer="layout" svg:width="1.416cm" svg:height="0.962cm" svg:x="17.801cm" svg:y="9.888cm">
          <draw:text-box>
            <text:p>rbp</text:p>
          </draw:text-box>
        </draw:frame>
        <draw:frame draw:style-name="gr13" draw:layer="layout" svg:width="5.819cm" svg:height="1.187cm" svg:x="21.803cm" svg:y="13.2cm">
          <draw:text-box>
            <text:p/>
          </draw:text-box>
        </draw:frame>
        <draw:frame draw:style-name="gr14" draw:layer="layout" svg:width="5.819cm" svg:height="1.673cm" svg:x="21.801cm" svg:y="9.101cm">
          <draw:text-box>
            <text:p>Endereço rbp antigo</text:p>
          </draw:text-box>
        </draw:frame>
        <draw:line draw:style-name="gr10" draw:text-style-name="P6" draw:layer="layout" svg:x1="19.301cm" svg:y1="3.838cm" svg:x2="21.501cm" svg:y2="3.838cm">
          <text:p/>
        </draw:line>
        <draw:frame draw:style-name="gr12" draw:text-style-name="P3" draw:layer="layout" svg:width="1.383cm" svg:height="0.962cm" svg:x="17.901cm" svg:y="3.338cm">
          <draw:text-box>
            <text:p>rsp</text:p>
          </draw:text-box>
        </draw:frame>
        <draw:frame draw:style-name="gr15" draw:layer="layout" svg:width="5.819cm" svg:height="0.962cm" svg:x="21.802cm" svg:y="8.138cm">
          <draw:text-box>
            <text:p>c</text:p>
          </draw:text-box>
        </draw:frame>
        <draw:frame draw:style-name="gr15" draw:layer="layout" svg:width="5.819cm" svg:height="0.962cm" svg:x="21.803cm" svg:y="7.138cm">
          <draw:text-box>
            <text:p>b=3</text:p>
          </draw:text-box>
        </draw:frame>
        <draw:frame draw:style-name="gr15" draw:text-style-name="P7" draw:layer="layout" svg:width="5.819cm" svg:height="0.962cm" svg:x="21.803cm" svg:y="6.138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4cm" svg:y="3.6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frame draw:style-name="gr22" draw:text-style-name="P12" draw:layer="layout" svg:width="11.959cm" svg:height="3.569cm" svg:x="7.041cm" svg:y="12cm">
          <draw:text-box>
            <text:p text:style-name="P11"><text:span text:style-name="T8">Note que o compilador gcc </text:span><text:span text:style-name="T8">colocou as instruções para </text:span><text:span text:style-name="T8">passar os parâmetros fora </text:span><text:span text:style-name="T8">de ordem. Ordem natural:</text:span></text:p>
            <text:p text:style-name="P11"><text:span text:style-name="T8">mov eax,[rpb-12]</text:span></text:p>
            <text:p text:style-name="P11"><text:span text:style-name="T8">mov edi, eax</text:span></text:p>
            <text:p text:style-name="P11"><text:span text:style-name="T8">mov edx,[rpb-8]</text:span></text:p>
            <text:p text:style-name="P11"><text:span text:style-name="T8">mov esi, edx</text:span></text:p>
            <text:p text:style-name="P11"><text:span text:style-name="T8">call func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1">
        <office:forms form:automatic-focus="false" form:apply-design-mode="false"/>
        <draw:frame draw:style-name="gr23" draw:text-style-name="P13" draw:layer="layout" svg:width="8.606cm" svg:height="15.65cm" svg:x="8cm" svg:y="0cm">
          <draw:text-box>
            <text:p><text:span text:style-name="T9">func1:</text:span></text:p>
            <text:p><text:span text:style-name="T9">.LFB1:</text:span></text:p>
            <text:p><text:span text:style-name="T9"><text:tab/></text:span><text:span text:style-name="T9">.cfi_startproc</text:span></text:p>
            <text:p><text:span text:style-name="T9"><text:tab/></text:span><text:span text:style-name="T9">pushq</text:span><text:span text:style-name="T9"><text:tab/></text:span><text:span text:style-name="T9">%rbp</text:span></text:p>
            <text:p><text:span text:style-name="T9"><text:tab/></text:span><text:span text:style-name="T9">.cfi_def_cfa_offset 16</text:span></text:p>
            <text:p><text:span text:style-name="T9"><text:tab/></text:span><text:span text:style-name="T9">.cfi_offset 6, -16</text:span></text:p>
            <text:p><text:span text:style-name="T9"><text:tab/></text:span><text:span text:style-name="T9">movq</text:span><text:span text:style-name="T9"><text:tab/></text:span><text:span text:style-name="T9">%rsp, </text:span><text:span text:style-name="T9">%rbp</text:span></text:p>
            <text:p><text:span text:style-name="T9"><text:tab/></text:span><text:span text:style-name="T9">.cfi_def_cfa_register 6</text:span></text:p>
            <text:p><text:span text:style-name="T9"><text:tab/></text:span><text:span text:style-name="T9">subq</text:span><text:span text:style-name="T9"><text:tab/></text:span><text:span text:style-name="T9">$32, %rsp</text:span></text:p>
            <text:p><text:span text:style-name="T9"><text:tab/></text:span><text:span text:style-name="T9">movl</text:span><text:span text:style-name="T9"><text:tab/></text:span><text:span text:style-name="T9">%edi, </text:span><text:span text:style-name="T9">-20(%rbp)</text:span></text:p>
            <text:p><text:span text:style-name="T9"><text:tab/></text:span><text:span text:style-name="T9">movl</text:span><text:span text:style-name="T9"><text:tab/></text:span><text:span text:style-name="T9">%esi, </text:span><text:span text:style-name="T9">-24(%rbp)</text:span></text:p>
            <text:p><text:span text:style-name="T9"><text:tab/></text:span><text:span text:style-name="T9">movl</text:span><text:span text:style-name="T9"><text:tab/></text:span><text:span text:style-name="T9">-20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2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8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%edi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4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leave</text:span></text:p>
            <text:p><text:span text:style-name="T9"><text:tab/></text:span><text:span text:style-name="T9">.cfi_def_cfa 7, 8</text:span></text:p>
            <text:p><text:span text:style-name="T9"><text:tab/></text:span><text:span text:style-name="T9">ret</text:span></text:p>
            <text:p><text:span text:style-name="T9"><text:tab/></text:span><text:span text:style-name="T9">.cfi_endproc</text:span></text:p>
          </draw:text-box>
        </draw:frame>
        <draw:frame draw:style-name="gr23" draw:text-style-name="P13" draw:layer="layout" svg:width="8.606cm" svg:height="15.65cm" svg:x="18.5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frame draw:style-name="gr5" draw:text-style-name="P4" draw:layer="layout" svg:width="6.429cm" svg:height="5.229cm" svg:x="0.571cm" svg:y="4cm">
          <draw:text-box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</draw:text-box>
        </draw:frame>
        <draw:custom-shape draw:style-name="gr7" draw:text-style-name="P5" draw:layer="layout" svg:width="7.8cm" svg:height="0.7cm" svg:x="7.9cm" svg:y="1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8cm" svg:height="0.7cm" svg:x="7.9cm" svg:y="0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7.7cm" svg:height="0.6cm" svg:x="8cm" svg:y="2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8cm" svg:height="0.7cm" svg:x="8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8cm" svg:height="0.7cm" svg:x="8cm" svg:y="4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8cm" svg:height="0.7cm" svg:x="8.4cm" svg:y="13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8cm" svg:height="0.7cm" svg:x="8.2cm" svg:y="1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1">
        <office:forms form:automatic-focus="false" form:apply-design-mode="false"/>
        <draw:frame draw:style-name="gr23" draw:text-style-name="P13" draw:layer="layout" svg:width="8.606cm" svg:height="15.65cm" svg:x="8cm" svg:y="0cm">
          <draw:text-box>
            <text:p><text:span text:style-name="T9">func1:</text:span></text:p>
            <text:p><text:span text:style-name="T9"/></text:p>
            <text:p><text:span text:style-name="T9"/></text:p>
            <text:p><text:span text:style-name="T9"><text:tab/></text:span><text:span text:style-name="T9">pushq</text:span><text:span text:style-name="T9"><text:tab/></text:span><text:span text:style-name="T9">%rbp</text:span></text:p>
            <text:p><text:span text:style-name="T9"/></text:p>
            <text:p><text:span text:style-name="T9"/></text:p>
            <text:p><text:span text:style-name="T9"><text:tab/></text:span><text:span text:style-name="T9">movq</text:span><text:span text:style-name="T9"><text:tab/></text:span><text:span text:style-name="T9">%rsp, </text:span><text:span text:style-name="T9">%rbp</text:span></text:p>
            <text:p><text:span text:style-name="T9"/></text:p>
            <text:p><text:span text:style-name="T9"><text:tab/></text:span><text:span text:style-name="T9">subq</text:span><text:span text:style-name="T9"><text:tab/></text:span><text:span text:style-name="T9">$32, %rsp</text:span></text:p>
            <text:p><text:span text:style-name="T9"><text:tab/></text:span><text:span text:style-name="T9">movl</text:span><text:span text:style-name="T9"><text:tab/></text:span><text:span text:style-name="T9">%edi, </text:span><text:span text:style-name="T9">-20(%rbp)</text:span></text:p>
            <text:p><text:span text:style-name="T9"><text:tab/></text:span><text:span text:style-name="T9">movl</text:span><text:span text:style-name="T9"><text:tab/></text:span><text:span text:style-name="T9">%esi, </text:span><text:span text:style-name="T9">-24(%rbp)</text:span></text:p>
            <text:p><text:span text:style-name="T9"><text:tab/></text:span><text:span text:style-name="T9">movl</text:span><text:span text:style-name="T9"><text:tab/></text:span><text:span text:style-name="T9">-20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2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8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%edi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4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  <text:p><text:span text:style-name="T9"/></text:p>
          </draw:text-box>
        </draw:frame>
        <draw:frame draw:style-name="gr23" draw:text-style-name="P13" draw:layer="layout" svg:width="8.606cm" svg:height="15.65cm" svg:x="18.5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<text:s/>eax,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frame draw:style-name="gr5" draw:text-style-name="P4" draw:layer="layout" svg:width="6.429cm" svg:height="5.229cm" svg:x="0.571cm" svg:y="4cm">
          <draw:text-box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1">
        <office:forms form:automatic-focus="false" form:apply-design-mode="false"/>
        <draw:frame draw:style-name="gr23" draw:text-style-name="P13" draw:layer="layout" svg:width="8.606cm" svg:height="15.65cm" svg:x="8cm" svg:y="0cm">
          <draw:text-box>
            <text:p><text:span text:style-name="T9">func1:</text:span></text:p>
            <text:p><text:span text:style-name="T9"/></text:p>
            <text:p><text:span text:style-name="T9"/></text:p>
            <text:p><text:span text:style-name="T10"><text:tab/></text:span><text:span text:style-name="T10">pushq</text:span><text:span text:style-name="T10"><text:tab/></text:span><text:span text:style-name="T10">%rbp</text:span></text:p>
            <text:p><text:span text:style-name="T9"/></text:p>
            <text:p><text:span text:style-name="T9"/></text:p>
            <text:p><text:span text:style-name="T9"><text:tab/></text:span><text:span text:style-name="T9">movq</text:span><text:span text:style-name="T9"><text:tab/></text:span><text:span text:style-name="T9">%rsp, </text:span><text:span text:style-name="T9">%rbp</text:span></text:p>
            <text:p><text:span text:style-name="T9"/></text:p>
            <text:p><text:span text:style-name="T9"><text:tab/></text:span><text:span text:style-name="T9">subq</text:span><text:span text:style-name="T9"><text:tab/></text:span><text:span text:style-name="T9">$32, %rsp</text:span></text:p>
            <text:p><text:span text:style-name="T9"><text:tab/></text:span><text:span text:style-name="T9">movl</text:span><text:span text:style-name="T9"><text:tab/></text:span><text:span text:style-name="T9">%edi, </text:span><text:span text:style-name="T9">-20(%rbp)</text:span></text:p>
            <text:p><text:span text:style-name="T9"><text:tab/></text:span><text:span text:style-name="T9">movl</text:span><text:span text:style-name="T9"><text:tab/></text:span><text:span text:style-name="T9">%esi, </text:span><text:span text:style-name="T9">-24(%rbp)</text:span></text:p>
            <text:p><text:span text:style-name="T9"><text:tab/></text:span><text:span text:style-name="T9">movl</text:span><text:span text:style-name="T9"><text:tab/></text:span><text:span text:style-name="T9">-20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2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8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%edi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4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  <text:p><text:span text:style-name="T9"/></text:p>
          </draw:text-box>
        </draw:frame>
        <draw:frame draw:style-name="gr23" draw:text-style-name="P13" draw:layer="layout" svg:width="8.606cm" svg:height="15.65cm" svg:x="18.594cm" svg:y="0cm">
          <draw:text-box>
            <text:p><text:span text:style-name="T9">func1:</text:span></text:p>
            <text:p><text:span text:style-name="T10"><text:tab/></text:span><text:span text:style-name="T10">push </text:span><text:span text:style-name="T10"><text:tab/></text:span><text:span text:style-name="T10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frame draw:style-name="gr5" draw:text-style-name="P4" draw:layer="layout" svg:width="6.429cm" svg:height="5.229cm" svg:x="0.571cm" svg:y="4cm">
          <draw:text-box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1">
        <office:forms form:automatic-focus="false" form:apply-design-mode="false"/>
        <draw:frame draw:style-name="gr23" draw:text-style-name="P13" draw:layer="layout" svg:width="8.606cm" svg:height="15.65cm" svg:x="8cm" svg:y="0cm">
          <draw:text-box>
            <text:p><text:span text:style-name="T9">func1:</text:span></text:p>
            <text:p><text:span text:style-name="T9"/></text:p>
            <text:p><text:span text:style-name="T9"/></text:p>
            <text:p><text:span text:style-name="T9"><text:tab/></text:span><text:span text:style-name="T9">pushq</text:span><text:span text:style-name="T9"><text:tab/></text:span><text:span text:style-name="T9">%rbp</text:span></text:p>
            <text:p><text:span text:style-name="T9"/></text:p>
            <text:p><text:span text:style-name="T9"/></text:p>
            <text:p><text:span text:style-name="T10"><text:tab/></text:span><text:span text:style-name="T10">movq</text:span><text:span text:style-name="T10"><text:tab/></text:span><text:span text:style-name="T10">%rsp, </text:span><text:span text:style-name="T10">%rbp</text:span></text:p>
            <text:p><text:span text:style-name="T9"/></text:p>
            <text:p><text:span text:style-name="T9"><text:tab/></text:span><text:span text:style-name="T9">subq</text:span><text:span text:style-name="T9"><text:tab/></text:span><text:span text:style-name="T9">$32, %rsp</text:span></text:p>
            <text:p><text:span text:style-name="T9"><text:tab/></text:span><text:span text:style-name="T9">movl</text:span><text:span text:style-name="T9"><text:tab/></text:span><text:span text:style-name="T9">%edi, </text:span><text:span text:style-name="T9">-20(%rbp)</text:span></text:p>
            <text:p><text:span text:style-name="T9"><text:tab/></text:span><text:span text:style-name="T9">movl</text:span><text:span text:style-name="T9"><text:tab/></text:span><text:span text:style-name="T9">%esi, </text:span><text:span text:style-name="T9">-24(%rbp)</text:span></text:p>
            <text:p><text:span text:style-name="T9"><text:tab/></text:span><text:span text:style-name="T9">movl</text:span><text:span text:style-name="T9"><text:tab/></text:span><text:span text:style-name="T9">-20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2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8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%edi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4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  <text:p><text:span text:style-name="T9"/></text:p>
          </draw:text-box>
        </draw:frame>
        <draw:frame draw:style-name="gr23" draw:text-style-name="P13" draw:layer="layout" svg:width="8.606cm" svg:height="15.65cm" svg:x="18.5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10"><text:s text:c="8"/></text:span><text:span text:style-name="T10">mov</text:span><text:span text:style-name="T10"><text:tab/></text:span><text:span text:style-name="T10"> <text:s text:c="7"/>rbp, </text:span><text:span text:style-name="T10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frame draw:style-name="gr5" draw:text-style-name="P4" draw:layer="layout" svg:width="6.429cm" svg:height="5.229cm" svg:x="0.571cm" svg:y="4cm">
          <draw:text-box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1">
        <office:forms form:automatic-focus="false" form:apply-design-mode="false"/>
        <draw:frame draw:style-name="gr23" draw:text-style-name="P13" draw:layer="layout" svg:width="8.606cm" svg:height="15.65cm" svg:x="8cm" svg:y="0cm">
          <draw:text-box>
            <text:p><text:span text:style-name="T9">func1:</text:span></text:p>
            <text:p><text:span text:style-name="T9"/></text:p>
            <text:p><text:span text:style-name="T9"/></text:p>
            <text:p><text:span text:style-name="T9"><text:tab/></text:span><text:span text:style-name="T9">pushq</text:span><text:span text:style-name="T9"><text:tab/></text:span><text:span text:style-name="T9">%rbp</text:span></text:p>
            <text:p><text:span text:style-name="T9"/></text:p>
            <text:p><text:span text:style-name="T9"/></text:p>
            <text:p><text:span text:style-name="T9"><text:tab/></text:span><text:span text:style-name="T9">movq</text:span><text:span text:style-name="T9"><text:tab/></text:span><text:span text:style-name="T9">%rsp, </text:span><text:span text:style-name="T9">%rbp</text:span></text:p>
            <text:p><text:span text:style-name="T9"/></text:p>
            <text:p><text:span text:style-name="T10"><text:tab/></text:span><text:span text:style-name="T10">subq</text:span><text:span text:style-name="T10"><text:tab/></text:span><text:span text:style-name="T10">$32, %rsp</text:span></text:p>
            <text:p><text:span text:style-name="T9"><text:tab/></text:span><text:span text:style-name="T9">movl</text:span><text:span text:style-name="T9"><text:tab/></text:span><text:span text:style-name="T9">%edi, </text:span><text:span text:style-name="T9">-20(%rbp)</text:span></text:p>
            <text:p><text:span text:style-name="T9"><text:tab/></text:span><text:span text:style-name="T9">movl</text:span><text:span text:style-name="T9"><text:tab/></text:span><text:span text:style-name="T9">%esi, </text:span><text:span text:style-name="T9">-24(%rbp)</text:span></text:p>
            <text:p><text:span text:style-name="T9"><text:tab/></text:span><text:span text:style-name="T9">movl</text:span><text:span text:style-name="T9"><text:tab/></text:span><text:span text:style-name="T9">-20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2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8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%edi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4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  <text:p><text:span text:style-name="T9"/></text:p>
          </draw:text-box>
        </draw:frame>
        <draw:frame draw:style-name="gr23" draw:text-style-name="P13" draw:layer="layout" svg:width="8.606cm" svg:height="15.65cm" svg:x="18.5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10"><text:tab/></text:span><text:span text:style-name="T10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frame draw:style-name="gr5" draw:text-style-name="P4" draw:layer="layout" svg:width="6.429cm" svg:height="5.229cm" svg:x="0.571cm" svg:y="4cm">
          <draw:text-box>
            <text:p><text:span text:style-name="T6"><text:s/></text:span><text:span text:style-name="T6">int func1(</text:span><text:span text:style-name="T11">int a, int </text:span><text:span text:style-name="T11">b</text:span><text:span text:style-name="T6">) </text:span></text:p>
            <text:p><text:span text:style-name="T6">{</text:span></text:p>
            <text:p><text:span text:style-name="T11"><text:s text:c="5"/></text:span><text:span text:style-name="T11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</draw:text-box>
        </draw:frame>
        <draw:frame draw:style-name="gr25" draw:text-style-name="P14" draw:layer="layout" svg:width="6.999cm" svg:height="2.603cm" svg:x="0.401cm" svg:y="0.4cm">
          <draw:text-box>
            <text:p><text:span text:style-name="T9">Espaço para cópia </text:span><text:span text:style-name="T9">dos parâmetros e </text:span><text:span text:style-name="T9">variáveis locais.</text:span></text:p>
            <text:p><text:span text:style-name="T9">32 = (6+</text:span><text:span text:style-name="T12">2</text:span><text:span text:style-name="T9">)*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1">
        <office:forms form:automatic-focus="false" form:apply-design-mode="false"/>
        <draw:frame draw:style-name="gr23" draw:text-style-name="P13" draw:layer="layout" svg:width="8.606cm" svg:height="15.65cm" svg:x="8cm" svg:y="0cm">
          <draw:text-box>
            <text:p><text:span text:style-name="T9">func1:</text:span></text:p>
            <text:p><text:span text:style-name="T9"/></text:p>
            <text:p><text:span text:style-name="T9"/></text:p>
            <text:p><text:span text:style-name="T9"><text:tab/></text:span><text:span text:style-name="T9">pushq</text:span><text:span text:style-name="T9"><text:tab/></text:span><text:span text:style-name="T9">%rbp</text:span></text:p>
            <text:p><text:span text:style-name="T9"/></text:p>
            <text:p><text:span text:style-name="T9"/></text:p>
            <text:p><text:span text:style-name="T9"><text:tab/></text:span><text:span text:style-name="T9">movq</text:span><text:span text:style-name="T9"><text:tab/></text:span><text:span text:style-name="T9">%rsp, </text:span><text:span text:style-name="T9">%rbp</text:span></text:p>
            <text:p><text:span text:style-name="T9"/></text:p>
            <text:p><text:span text:style-name="T9"><text:tab/></text:span><text:span text:style-name="T9">subq</text:span><text:span text:style-name="T9"><text:tab/></text:span><text:span text:style-name="T9">$32, %rsp</text:span></text:p>
            <text:p><text:span text:style-name="T9"><text:tab/></text:span><text:span text:style-name="T10">movl</text:span><text:span text:style-name="T10"><text:tab/></text:span><text:span text:style-name="T10">%edi, </text:span><text:span text:style-name="T10">-20(%rbp)</text:span></text:p>
            <text:p><text:span text:style-name="T10"><text:tab/></text:span><text:span text:style-name="T10">movl</text:span><text:span text:style-name="T10"><text:tab/></text:span><text:span text:style-name="T10">%esi, </text:span><text:span text:style-name="T10">-24(%rbp)</text:span></text:p>
            <text:p><text:span text:style-name="T9"><text:tab/></text:span><text:span text:style-name="T9">movl</text:span><text:span text:style-name="T9"><text:tab/></text:span><text:span text:style-name="T9">-20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2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8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%edi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4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  <text:p><text:span text:style-name="T9"/></text:p>
          </draw:text-box>
        </draw:frame>
        <draw:frame draw:style-name="gr23" draw:text-style-name="P13" draw:layer="layout" svg:width="8.606cm" svg:height="15.65cm" svg:x="18.5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10"><text:tab/></text:span><text:span text:style-name="T10">movl</text:span><text:span text:style-name="T10"><text:tab/></text:span><text:span text:style-name="T10"> [rbp-</text:span><text:span text:style-name="T10">20],edi</text:span></text:p>
            <text:p><text:span text:style-name="T10"><text:tab/></text:span><text:span text:style-name="T10">movl</text:span><text:span text:style-name="T10"><text:tab/></text:span><text:span text:style-name="T10"> [rbp-</text:span><text:span text:style-name="T10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<text:s/>eax,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frame draw:style-name="gr5" draw:text-style-name="P4" draw:layer="layout" svg:width="6.429cm" svg:height="5.229cm" svg:x="0.571cm" svg:y="4cm">
          <draw:text-box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</draw:text-box>
        </draw:frame>
        <draw:frame draw:style-name="gr26" draw:text-style-name="P14" draw:layer="layout" svg:width="6.999cm" svg:height="3.191cm" svg:x="0.402cm" svg:y="0.401cm">
          <draw:text-box>
            <text:p><text:span text:style-name="T9">Salva cópia dos </text:span><text:span text:style-name="T9">parâmetros passados </text:span><text:span text:style-name="T9">por valor na pilha.</text:span></text:p>
            <text:p><text:span text:style-name="T9">Não tem código </text:span><text:span text:style-name="T9">correspondent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1">
        <office:forms form:automatic-focus="false" form:apply-design-mode="false"/>
        <draw:frame draw:style-name="gr23" draw:text-style-name="P13" draw:layer="layout" svg:width="8.606cm" svg:height="15.65cm" svg:x="8cm" svg:y="0cm">
          <draw:text-box>
            <text:p><text:span text:style-name="T9">func1:</text:span></text:p>
            <text:p><text:span text:style-name="T9"/></text:p>
            <text:p><text:span text:style-name="T9"/></text:p>
            <text:p><text:span text:style-name="T9"><text:tab/></text:span><text:span text:style-name="T9">pushq</text:span><text:span text:style-name="T9"><text:tab/></text:span><text:span text:style-name="T9">%rbp</text:span></text:p>
            <text:p><text:span text:style-name="T9"/></text:p>
            <text:p><text:span text:style-name="T9"/></text:p>
            <text:p><text:span text:style-name="T9"><text:tab/></text:span><text:span text:style-name="T9">movq</text:span><text:span text:style-name="T9"><text:tab/></text:span><text:span text:style-name="T9">%rsp, </text:span><text:span text:style-name="T9">%rbp</text:span></text:p>
            <text:p><text:span text:style-name="T9"/></text:p>
            <text:p><text:span text:style-name="T9"><text:tab/></text:span><text:span text:style-name="T9">subq</text:span><text:span text:style-name="T9"><text:tab/></text:span><text:span text:style-name="T9">$32, %rsp</text:span></text:p>
            <text:p><text:span text:style-name="T9"><text:tab/></text:span><text:span text:style-name="T9">movl</text:span><text:span text:style-name="T9"><text:tab/></text:span><text:span text:style-name="T9">%edi, </text:span><text:span text:style-name="T9">-20(%rbp)</text:span></text:p>
            <text:p><text:span text:style-name="T9"><text:tab/></text:span><text:span text:style-name="T9">movl</text:span><text:span text:style-name="T9"><text:tab/></text:span><text:span text:style-name="T9">%esi, </text:span><text:span text:style-name="T9">-24(%rbp)</text:span></text:p>
            <text:p><text:span text:style-name="T9"><text:tab/></text:span><text:span text:style-name="T10">movl</text:span><text:span text:style-name="T10"><text:tab/></text:span><text:span text:style-name="T10">-20(%rbp), </text:span><text:span text:style-name="T10">%edx</text:span></text:p>
            <text:p><text:span text:style-name="T10"><text:tab/></text:span><text:span text:style-name="T10">movl</text:span><text:span text:style-name="T10"><text:tab/></text:span><text:span text:style-name="T10">-24(%rbp), </text:span><text:span text:style-name="T10">%eax</text:span></text:p>
            <text:p><text:span text:style-name="T10"><text:tab/></text:span><text:span text:style-name="T10">addl</text:span><text:span text:style-name="T10"><text:tab/></text:span><text:span text:style-name="T10">%edx, </text:span><text:span text:style-name="T10">%eax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8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%edi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4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  <text:p><text:span text:style-name="T9"/></text:p>
          </draw:text-box>
        </draw:frame>
        <draw:frame draw:style-name="gr23" draw:text-style-name="P13" draw:layer="layout" svg:width="8.606cm" svg:height="15.65cm" svg:x="18.5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10"><text:tab/></text:span><text:span text:style-name="T10">movl</text:span><text:span text:style-name="T10"><text:tab/></text:span><text:span text:style-name="T10">edx, [rbp-</text:span><text:span text:style-name="T10">20]</text:span></text:p>
            <text:p><text:span text:style-name="T10"><text:tab/></text:span><text:span text:style-name="T10">movl</text:span><text:span text:style-name="T10"><text:tab/></text:span><text:span text:style-name="T10">eax, [rbp-</text:span><text:span text:style-name="T10">24]</text:span></text:p>
            <text:p><text:span text:style-name="T10"><text:tab/></text:span><text:span text:style-name="T10">addl</text:span><text:span text:style-name="T10"><text:tab/></text:span><text:span text:style-name="T10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frame draw:style-name="gr5" draw:text-style-name="P4" draw:layer="layout" svg:width="6.429cm" svg:height="5.229cm" svg:x="0.571cm" svg:y="4cm">
          <draw:text-box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</text:span><text:span text:style-name="T11">a+b</text:span><text:span text:style-name="T6">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1">
        <office:forms form:automatic-focus="false" form:apply-design-mode="false"/>
        <draw:frame draw:style-name="gr23" draw:text-style-name="P13" draw:layer="layout" svg:width="8.606cm" svg:height="15.65cm" svg:x="8cm" svg:y="0cm">
          <draw:text-box>
            <text:p><text:span text:style-name="T9">func1:</text:span></text:p>
            <text:p><text:span text:style-name="T9"/></text:p>
            <text:p><text:span text:style-name="T9"/></text:p>
            <text:p><text:span text:style-name="T9"><text:tab/></text:span><text:span text:style-name="T9">pushq</text:span><text:span text:style-name="T9"><text:tab/></text:span><text:span text:style-name="T9">%rbp</text:span></text:p>
            <text:p><text:span text:style-name="T9"/></text:p>
            <text:p><text:span text:style-name="T9"/></text:p>
            <text:p><text:span text:style-name="T9"><text:tab/></text:span><text:span text:style-name="T9">movq</text:span><text:span text:style-name="T9"><text:tab/></text:span><text:span text:style-name="T9">%rsp, </text:span><text:span text:style-name="T9">%rbp</text:span></text:p>
            <text:p><text:span text:style-name="T9"/></text:p>
            <text:p><text:span text:style-name="T9"><text:tab/></text:span><text:span text:style-name="T9">subq</text:span><text:span text:style-name="T9"><text:tab/></text:span><text:span text:style-name="T9">$32, %rsp</text:span></text:p>
            <text:p><text:span text:style-name="T9"><text:tab/></text:span><text:span text:style-name="T9">movl</text:span><text:span text:style-name="T9"><text:tab/></text:span><text:span text:style-name="T9">%edi, </text:span><text:span text:style-name="T9">-20(%rbp)</text:span></text:p>
            <text:p><text:span text:style-name="T9"><text:tab/></text:span><text:span text:style-name="T9">movl</text:span><text:span text:style-name="T9"><text:tab/></text:span><text:span text:style-name="T9">%esi, </text:span><text:span text:style-name="T9">-24(%rbp)</text:span></text:p>
            <text:p><text:span text:style-name="T9"><text:tab/></text:span><text:span text:style-name="T9">movl</text:span><text:span text:style-name="T9"><text:tab/></text:span><text:span text:style-name="T9">-20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2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10"><text:tab/></text:span><text:span text:style-name="T10">movl</text:span><text:span text:style-name="T10"><text:tab/></text:span><text:span text:style-name="T10">%eax, </text:span><text:span text:style-name="T10">-8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%edi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4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  <text:p><text:span text:style-name="T9"/></text:p>
          </draw:text-box>
        </draw:frame>
        <draw:frame draw:style-name="gr23" draw:text-style-name="P13" draw:layer="layout" svg:width="8.606cm" svg:height="15.65cm" svg:x="18.5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10"><text:tab/></text:span><text:span text:style-name="T10">movl</text:span><text:span text:style-name="T10"><text:tab/></text:span><text:span text:style-name="T10"> [rbp-8], </text:span><text:span text:style-name="T10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frame draw:style-name="gr5" draw:text-style-name="P4" draw:layer="layout" svg:width="6.429cm" svg:height="5.229cm" svg:x="0.571cm" svg:y="4cm">
          <draw:text-box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11">c = </text:span><text:span text:style-name="T6">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1">
        <office:forms form:automatic-focus="false" form:apply-design-mode="false"/>
        <draw:frame draw:style-name="gr23" draw:text-style-name="P13" draw:layer="layout" svg:width="8.606cm" svg:height="15.65cm" svg:x="8cm" svg:y="0cm">
          <draw:text-box>
            <text:p><text:span text:style-name="T9">func1:</text:span></text:p>
            <text:p><text:span text:style-name="T9"/></text:p>
            <text:p><text:span text:style-name="T9"/></text:p>
            <text:p><text:span text:style-name="T9"><text:tab/></text:span><text:span text:style-name="T9">pushq</text:span><text:span text:style-name="T9"><text:tab/></text:span><text:span text:style-name="T9">%rbp</text:span></text:p>
            <text:p><text:span text:style-name="T9"/></text:p>
            <text:p><text:span text:style-name="T9"/></text:p>
            <text:p><text:span text:style-name="T9"><text:tab/></text:span><text:span text:style-name="T9">movq</text:span><text:span text:style-name="T9"><text:tab/></text:span><text:span text:style-name="T9">%rsp, </text:span><text:span text:style-name="T9">%rbp</text:span></text:p>
            <text:p><text:span text:style-name="T9"/></text:p>
            <text:p><text:span text:style-name="T9"><text:tab/></text:span><text:span text:style-name="T9">subq</text:span><text:span text:style-name="T9"><text:tab/></text:span><text:span text:style-name="T9">$32, %rsp</text:span></text:p>
            <text:p><text:span text:style-name="T9"><text:tab/></text:span><text:span text:style-name="T9">movl</text:span><text:span text:style-name="T9"><text:tab/></text:span><text:span text:style-name="T9">%edi, </text:span><text:span text:style-name="T9">-20(%rbp)</text:span></text:p>
            <text:p><text:span text:style-name="T9"><text:tab/></text:span><text:span text:style-name="T9">movl</text:span><text:span text:style-name="T9"><text:tab/></text:span><text:span text:style-name="T9">%esi, </text:span><text:span text:style-name="T9">-24(%rbp)</text:span></text:p>
            <text:p><text:span text:style-name="T9"><text:tab/></text:span><text:span text:style-name="T9">movl</text:span><text:span text:style-name="T9"><text:tab/></text:span><text:span text:style-name="T9">-20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2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8(%rbp)</text:span></text:p>
            <text:p><text:span text:style-name="T10"><text:tab/></text:span><text:span text:style-name="T10">movl</text:span><text:span text:style-name="T10"><text:tab/></text:span><text:span text:style-name="T10">-8(%rbp), </text:span><text:span text:style-name="T10">%eax</text:span></text:p>
            <text:p><text:span text:style-name="T10"><text:tab/></text:span><text:span text:style-name="T10">movl</text:span><text:span text:style-name="T10"><text:tab/></text:span><text:span text:style-name="T10">%eax, %edi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4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  <text:p><text:span text:style-name="T9"/></text:p>
          </draw:text-box>
        </draw:frame>
        <draw:frame draw:style-name="gr23" draw:text-style-name="P13" draw:layer="layout" svg:width="8.606cm" svg:height="15.65cm" svg:x="18.5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10"><text:tab/></text:span><text:span text:style-name="T10">movl</text:span><text:span text:style-name="T10"><text:tab/></text:span><text:span text:style-name="T10"> eax,[rbp-8]</text:span></text:p>
            <text:p><text:span text:style-name="T10"><text:tab/></text:span><text:span text:style-name="T10">movl</text:span><text:span text:style-name="T10"><text:tab/></text:span><text:span text:style-name="T10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frame draw:style-name="gr5" draw:text-style-name="P4" draw:layer="layout" svg:width="6.429cm" svg:height="5.229cm" svg:x="0.571cm" svg:y="4cm">
          <draw:text-box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</text:span><text:span text:style-name="T11">c</text:span><text:span text:style-name="T6">);</text:span></text:p>
            <text:p><text:span text:style-name="T6"><text:s text:c="5"/></text:span><text:span text:style-name="T6">return c+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1">
        <office:forms form:automatic-focus="false" form:apply-design-mode="false"/>
        <draw:frame draw:style-name="gr23" draw:text-style-name="P13" draw:layer="layout" svg:width="8.606cm" svg:height="15.65cm" svg:x="8cm" svg:y="0cm">
          <draw:text-box>
            <text:p><text:span text:style-name="T9">func1:</text:span></text:p>
            <text:p><text:span text:style-name="T9"/></text:p>
            <text:p><text:span text:style-name="T9"/></text:p>
            <text:p><text:span text:style-name="T9"><text:tab/></text:span><text:span text:style-name="T9">pushq</text:span><text:span text:style-name="T9"><text:tab/></text:span><text:span text:style-name="T9">%rbp</text:span></text:p>
            <text:p><text:span text:style-name="T9"/></text:p>
            <text:p><text:span text:style-name="T9"/></text:p>
            <text:p><text:span text:style-name="T9"><text:tab/></text:span><text:span text:style-name="T9">movq</text:span><text:span text:style-name="T9"><text:tab/></text:span><text:span text:style-name="T9">%rsp, </text:span><text:span text:style-name="T9">%rbp</text:span></text:p>
            <text:p><text:span text:style-name="T9"/></text:p>
            <text:p><text:span text:style-name="T9"><text:tab/></text:span><text:span text:style-name="T9">subq</text:span><text:span text:style-name="T9"><text:tab/></text:span><text:span text:style-name="T9">$32, %rsp</text:span></text:p>
            <text:p><text:span text:style-name="T9"><text:tab/></text:span><text:span text:style-name="T9">movl</text:span><text:span text:style-name="T9"><text:tab/></text:span><text:span text:style-name="T9">%edi, </text:span><text:span text:style-name="T9">-20(%rbp)</text:span></text:p>
            <text:p><text:span text:style-name="T9"><text:tab/></text:span><text:span text:style-name="T9">movl</text:span><text:span text:style-name="T9"><text:tab/></text:span><text:span text:style-name="T9">%esi, </text:span><text:span text:style-name="T9">-24(%rbp)</text:span></text:p>
            <text:p><text:span text:style-name="T9"><text:tab/></text:span><text:span text:style-name="T9">movl</text:span><text:span text:style-name="T9"><text:tab/></text:span><text:span text:style-name="T9">-20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2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8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%edi</text:span></text:p>
            <text:p><text:span text:style-name="T10"><text:tab/></text:span><text:span text:style-name="T10">call</text:span><text:span text:style-name="T10"><text:tab/></text:span><text:span text:style-name="T10">func2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4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  <text:p><text:span text:style-name="T9"/></text:p>
          </draw:text-box>
        </draw:frame>
        <draw:frame draw:style-name="gr23" draw:text-style-name="P13" draw:layer="layout" svg:width="8.606cm" svg:height="15.65cm" svg:x="18.5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10"><text:tab/></text:span><text:span text:style-name="T10">call</text:span><text:span text:style-name="T10"><text:tab/></text:span><text:span text:style-name="T10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frame draw:style-name="gr5" draw:text-style-name="P4" draw:layer="layout" svg:width="6.429cm" svg:height="5.229cm" svg:x="0.571cm" svg:y="4cm">
          <draw:text-box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</text:span><text:span text:style-name="T11">func2(c);</text:span></text:p>
            <text:p><text:span text:style-name="T6"><text:s text:c="5"/></text:span><text:span text:style-name="T6">return c+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1">
        <office:forms form:automatic-focus="false" form:apply-design-mode="false"/>
        <draw:frame draw:style-name="gr23" draw:text-style-name="P13" draw:layer="layout" svg:width="8.606cm" svg:height="15.65cm" svg:x="8cm" svg:y="0cm">
          <draw:text-box>
            <text:p><text:span text:style-name="T9">func1:</text:span></text:p>
            <text:p><text:span text:style-name="T9"/></text:p>
            <text:p><text:span text:style-name="T9"/></text:p>
            <text:p><text:span text:style-name="T9"><text:tab/></text:span><text:span text:style-name="T9">pushq</text:span><text:span text:style-name="T9"><text:tab/></text:span><text:span text:style-name="T9">%rbp</text:span></text:p>
            <text:p><text:span text:style-name="T9"/></text:p>
            <text:p><text:span text:style-name="T9"/></text:p>
            <text:p><text:span text:style-name="T9"><text:tab/></text:span><text:span text:style-name="T9">movq</text:span><text:span text:style-name="T9"><text:tab/></text:span><text:span text:style-name="T9">%rsp, </text:span><text:span text:style-name="T9">%rbp</text:span></text:p>
            <text:p><text:span text:style-name="T9"/></text:p>
            <text:p><text:span text:style-name="T9"><text:tab/></text:span><text:span text:style-name="T9">subq</text:span><text:span text:style-name="T9"><text:tab/></text:span><text:span text:style-name="T9">$32, %rsp</text:span></text:p>
            <text:p><text:span text:style-name="T9"><text:tab/></text:span><text:span text:style-name="T9">movl</text:span><text:span text:style-name="T9"><text:tab/></text:span><text:span text:style-name="T9">%edi, </text:span><text:span text:style-name="T9">-20(%rbp)</text:span></text:p>
            <text:p><text:span text:style-name="T9"><text:tab/></text:span><text:span text:style-name="T9">movl</text:span><text:span text:style-name="T9"><text:tab/></text:span><text:span text:style-name="T9">%esi, </text:span><text:span text:style-name="T9">-24(%rbp)</text:span></text:p>
            <text:p><text:span text:style-name="T9"><text:tab/></text:span><text:span text:style-name="T9">movl</text:span><text:span text:style-name="T9"><text:tab/></text:span><text:span text:style-name="T9">-20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2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8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%edi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10"><text:tab/></text:span><text:span text:style-name="T10">movl</text:span><text:span text:style-name="T10"><text:tab/></text:span><text:span text:style-name="T10">%eax, </text:span><text:span text:style-name="T10">-4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  <text:p><text:span text:style-name="T9"/></text:p>
          </draw:text-box>
        </draw:frame>
        <draw:frame draw:style-name="gr23" draw:text-style-name="P13" draw:layer="layout" svg:width="8.606cm" svg:height="15.65cm" svg:x="18.5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10"><text:tab/></text:span><text:span text:style-name="T10">movl</text:span><text:span text:style-name="T10"><text:tab/></text:span><text:span text:style-name="T10"> [rbp-4], </text:span><text:span text:style-name="T10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frame draw:style-name="gr5" draw:text-style-name="P4" draw:layer="layout" svg:width="6.429cm" svg:height="5.229cm" svg:x="0.571cm" svg:y="4cm">
          <draw:text-box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13">d =</text:span><text:span text:style-name="T6"> func2(c);</text:span></text:p>
            <text:p><text:span text:style-name="T6"><text:s text:c="5"/></text:span><text:span text:style-name="T6">return c+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1">
        <office:forms form:automatic-focus="false" form:apply-design-mode="false"/>
        <draw:frame draw:style-name="gr23" draw:text-style-name="P13" draw:layer="layout" svg:width="8.606cm" svg:height="15.65cm" svg:x="8cm" svg:y="0cm">
          <draw:text-box>
            <text:p><text:span text:style-name="T9">func1:</text:span></text:p>
            <text:p><text:span text:style-name="T9"/></text:p>
            <text:p><text:span text:style-name="T9"/></text:p>
            <text:p><text:span text:style-name="T9"><text:tab/></text:span><text:span text:style-name="T9">pushq</text:span><text:span text:style-name="T9"><text:tab/></text:span><text:span text:style-name="T9">%rbp</text:span></text:p>
            <text:p><text:span text:style-name="T9"/></text:p>
            <text:p><text:span text:style-name="T9"/></text:p>
            <text:p><text:span text:style-name="T9"><text:tab/></text:span><text:span text:style-name="T9">movq</text:span><text:span text:style-name="T9"><text:tab/></text:span><text:span text:style-name="T9">%rsp, </text:span><text:span text:style-name="T9">%rbp</text:span></text:p>
            <text:p><text:span text:style-name="T9"/></text:p>
            <text:p><text:span text:style-name="T9"><text:tab/></text:span><text:span text:style-name="T9">subq</text:span><text:span text:style-name="T9"><text:tab/></text:span><text:span text:style-name="T9">$32, %rsp</text:span></text:p>
            <text:p><text:span text:style-name="T9"><text:tab/></text:span><text:span text:style-name="T9">movl</text:span><text:span text:style-name="T9"><text:tab/></text:span><text:span text:style-name="T9">%edi, </text:span><text:span text:style-name="T9">-20(%rbp)</text:span></text:p>
            <text:p><text:span text:style-name="T9"><text:tab/></text:span><text:span text:style-name="T9">movl</text:span><text:span text:style-name="T9"><text:tab/></text:span><text:span text:style-name="T9">%esi, </text:span><text:span text:style-name="T9">-24(%rbp)</text:span></text:p>
            <text:p><text:span text:style-name="T9"><text:tab/></text:span><text:span text:style-name="T9">movl</text:span><text:span text:style-name="T9"><text:tab/></text:span><text:span text:style-name="T9">-20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2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8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%edi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4(%rbp)</text:span></text:p>
            <text:p><text:span text:style-name="T10"><text:tab/></text:span><text:span text:style-name="T10">movl</text:span><text:span text:style-name="T10"><text:tab/></text:span><text:span text:style-name="T10">-8(%rbp), </text:span><text:span text:style-name="T10">%edx</text:span></text:p>
            <text:p><text:span text:style-name="T10"><text:tab/></text:span><text:span text:style-name="T10">movl</text:span><text:span text:style-name="T10"><text:tab/></text:span><text:span text:style-name="T10">-4(%rbp), </text:span><text:span text:style-name="T10">%eax</text:span></text:p>
            <text:p><text:span text:style-name="T10"><text:tab/></text:span><text:span text:style-name="T10">addl</text:span><text:span text:style-name="T10"><text:tab/></text:span><text:span text:style-name="T10">%edx, </text:span><text:span text:style-name="T10">%ea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  <text:p><text:span text:style-name="T9"/></text:p>
          </draw:text-box>
        </draw:frame>
        <draw:frame draw:style-name="gr23" draw:text-style-name="P13" draw:layer="layout" svg:width="8.606cm" svg:height="15.65cm" svg:x="18.5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10">movl</text:span><text:span text:style-name="T10"><text:tab/></text:span><text:span text:style-name="T10"> edx, [rbp-</text:span><text:span text:style-name="T10">8]</text:span></text:p>
            <text:p><text:span text:style-name="T10"><text:tab/></text:span><text:span text:style-name="T10">movl</text:span><text:span text:style-name="T10"><text:tab/></text:span><text:span text:style-name="T10"> eax, [rbp-</text:span><text:span text:style-name="T10">4]</text:span></text:p>
            <text:p><text:span text:style-name="T10"><text:tab/></text:span><text:span text:style-name="T10">addl</text:span><text:span text:style-name="T10"><text:tab/></text:span><text:span text:style-name="T10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frame draw:style-name="gr5" draw:text-style-name="P4" draw:layer="layout" svg:width="6.429cm" svg:height="5.229cm" svg:x="0.571cm" svg:y="4cm">
          <draw:text-box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</text:span><text:span text:style-name="T11">c+d</text:span><text:span text:style-name="T6">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1">
        <office:forms form:automatic-focus="false" form:apply-design-mode="false"/>
        <draw:frame draw:style-name="gr23" draw:text-style-name="P13" draw:layer="layout" svg:width="8.606cm" svg:height="15.65cm" svg:x="8cm" svg:y="0cm">
          <draw:text-box>
            <text:p><text:span text:style-name="T9">func1:</text:span></text:p>
            <text:p><text:span text:style-name="T9"/></text:p>
            <text:p><text:span text:style-name="T9"/></text:p>
            <text:p><text:span text:style-name="T9"><text:tab/></text:span><text:span text:style-name="T9">pushq</text:span><text:span text:style-name="T9"><text:tab/></text:span><text:span text:style-name="T9">%rbp</text:span></text:p>
            <text:p><text:span text:style-name="T9"/></text:p>
            <text:p><text:span text:style-name="T9"/></text:p>
            <text:p><text:span text:style-name="T9"><text:tab/></text:span><text:span text:style-name="T9">movq</text:span><text:span text:style-name="T9"><text:tab/></text:span><text:span text:style-name="T9">%rsp, </text:span><text:span text:style-name="T9">%rbp</text:span></text:p>
            <text:p><text:span text:style-name="T9"/></text:p>
            <text:p><text:span text:style-name="T9"><text:tab/></text:span><text:span text:style-name="T9">subq</text:span><text:span text:style-name="T9"><text:tab/></text:span><text:span text:style-name="T9">$32, %rsp</text:span></text:p>
            <text:p><text:span text:style-name="T9"><text:tab/></text:span><text:span text:style-name="T9">movl</text:span><text:span text:style-name="T9"><text:tab/></text:span><text:span text:style-name="T9">%edi, </text:span><text:span text:style-name="T9">-20(%rbp)</text:span></text:p>
            <text:p><text:span text:style-name="T9"><text:tab/></text:span><text:span text:style-name="T9">movl</text:span><text:span text:style-name="T9"><text:tab/></text:span><text:span text:style-name="T9">%esi, </text:span><text:span text:style-name="T9">-24(%rbp)</text:span></text:p>
            <text:p><text:span text:style-name="T9"><text:tab/></text:span><text:span text:style-name="T9">movl</text:span><text:span text:style-name="T9"><text:tab/></text:span><text:span text:style-name="T9">-20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2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8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ax</text:span></text:p>
            <text:p><text:span text:style-name="T9"><text:tab/></text:span><text:span text:style-name="T9">movl</text:span><text:span text:style-name="T9"><text:tab/></text:span><text:span text:style-name="T9">%eax, %edi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%eax, </text:span><text:span text:style-name="T9">-4(%rbp)</text:span></text:p>
            <text:p><text:span text:style-name="T9"><text:tab/></text:span><text:span text:style-name="T9">movl</text:span><text:span text:style-name="T9"><text:tab/></text:span><text:span text:style-name="T9">-8(%rbp), </text:span><text:span text:style-name="T9">%edx</text:span></text:p>
            <text:p><text:span text:style-name="T9"><text:tab/></text:span><text:span text:style-name="T9">movl</text:span><text:span text:style-name="T9"><text:tab/></text:span><text:span text:style-name="T9">-4(%rbp), </text:span><text:span text:style-name="T9">%eax</text:span></text:p>
            <text:p><text:span text:style-name="T9"><text:tab/></text:span><text:span text:style-name="T9">addl</text:span><text:span text:style-name="T9"><text:tab/></text:span><text:span text:style-name="T9">%edx, </text:span><text:span text:style-name="T9">%eax</text:span></text:p>
            <text:p><text:span text:style-name="T9"><text:tab/></text:span><text:span text:style-name="T10">leave</text:span></text:p>
            <text:p><text:span text:style-name="T10"/></text:p>
            <text:p><text:span text:style-name="T10"><text:tab/></text:span><text:span text:style-name="T10">ret</text:span></text:p>
            <text:p><text:span text:style-name="T10"/></text:p>
          </draw:text-box>
        </draw:frame>
        <draw:frame draw:style-name="gr23" draw:text-style-name="P13" draw:layer="layout" svg:width="8.606cm" svg:height="15.65cm" svg:x="18.5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10">leave</text:span></text:p>
            <text:p><text:span text:style-name="T10"/></text:p>
            <text:p><text:span text:style-name="T10"><text:tab/></text:span><text:span text:style-name="T10">ret</text:span></text:p>
          </draw:text-box>
        </draw:frame>
        <draw:frame draw:style-name="gr5" draw:text-style-name="P4" draw:layer="layout" svg:width="6.429cm" svg:height="5.229cm" svg:x="0.571cm" svg:y="4cm">
          <draw:text-box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11">return</text:span><text:span text:style-name="T6"> c+d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</text:span><text:span text:style-name="T7">func1</text:span><text:span text:style-name="T2">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9" draw:layer="layout" svg:width="5.819cm" svg:height="2.384cm" svg:x="21.801cm" svg:y="10.8cm">
          <draw:text-box>
            <text:p>Endereço para onde main deve retornar</text:p>
          </draw:text-box>
        </draw:frame>
        <draw:line draw:style-name="gr10" draw:text-style-name="P6" draw:layer="layout" svg:x1="19.101cm" svg:y1="10.4cm" svg:x2="21.301cm" svg:y2="10.4cm">
          <text:p/>
        </draw:line>
        <draw:frame draw:style-name="gr11" draw:text-style-name="P3" draw:layer="layout" svg:width="1.416cm" svg:height="0.962cm" svg:x="17.801cm" svg:y="9.888cm">
          <draw:text-box>
            <text:p>rbp</text:p>
          </draw:text-box>
        </draw:frame>
        <draw:frame draw:style-name="gr13" draw:layer="layout" svg:width="5.819cm" svg:height="1.187cm" svg:x="21.803cm" svg:y="13.2cm">
          <draw:text-box>
            <text:p/>
          </draw:text-box>
        </draw:frame>
        <draw:frame draw:style-name="gr14" draw:layer="layout" svg:width="5.819cm" svg:height="1.673cm" svg:x="21.801cm" svg:y="9.101cm">
          <draw:text-box>
            <text:p>Endereço rbp antigo</text:p>
          </draw:text-box>
        </draw:frame>
        <draw:line draw:style-name="gr10" draw:text-style-name="P6" draw:layer="layout" svg:x1="19.301cm" svg:y1="3.838cm" svg:x2="21.501cm" svg:y2="3.838cm">
          <text:p/>
        </draw:line>
        <draw:frame draw:style-name="gr12" draw:text-style-name="P3" draw:layer="layout" svg:width="1.383cm" svg:height="0.962cm" svg:x="17.901cm" svg:y="3.338cm">
          <draw:text-box>
            <text:p>rsp</text:p>
          </draw:text-box>
        </draw:frame>
        <draw:frame draw:style-name="gr15" draw:layer="layout" svg:width="5.819cm" svg:height="0.962cm" svg:x="21.802cm" svg:y="8.138cm">
          <draw:text-box>
            <text:p>c</text:p>
          </draw:text-box>
        </draw:frame>
        <draw:frame draw:style-name="gr15" draw:layer="layout" svg:width="5.819cm" svg:height="0.962cm" svg:x="21.803cm" svg:y="7.138cm">
          <draw:text-box>
            <text:p>b=3</text:p>
          </draw:text-box>
        </draw:frame>
        <draw:frame draw:style-name="gr15" draw:text-style-name="P7" draw:layer="layout" svg:width="5.819cm" svg:height="0.962cm" svg:x="21.803cm" svg:y="6.138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4cm" svg:y="3.6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9" draw:layer="layout" svg:width="5.819cm" svg:height="2.384cm" svg:x="21.801cm" svg:y="10.8cm">
          <draw:text-box>
            <text:p>Endereço para onde main deve retornar</text:p>
          </draw:text-box>
        </draw:frame>
        <draw:line draw:style-name="gr10" draw:text-style-name="P6" draw:layer="layout" svg:x1="19.101cm" svg:y1="10.4cm" svg:x2="21.301cm" svg:y2="10.4cm">
          <text:p/>
        </draw:line>
        <draw:frame draw:style-name="gr11" draw:text-style-name="P3" draw:layer="layout" svg:width="1.416cm" svg:height="0.962cm" svg:x="17.801cm" svg:y="9.888cm">
          <draw:text-box>
            <text:p>rbp</text:p>
          </draw:text-box>
        </draw:frame>
        <draw:frame draw:style-name="gr13" draw:layer="layout" svg:width="5.819cm" svg:height="1.187cm" svg:x="21.803cm" svg:y="13.2cm">
          <draw:text-box>
            <text:p/>
          </draw:text-box>
        </draw:frame>
        <draw:frame draw:style-name="gr14" draw:layer="layout" svg:width="5.819cm" svg:height="1.673cm" svg:x="21.801cm" svg:y="9.101cm">
          <draw:text-box>
            <text:p>Endereço rbp antigo</text:p>
          </draw:text-box>
        </draw:frame>
        <draw:line draw:style-name="gr10" draw:text-style-name="P6" draw:layer="layout" svg:x1="19.301cm" svg:y1="2.838cm" svg:x2="21.501cm" svg:y2="2.838cm">
          <text:p/>
        </draw:line>
        <draw:frame draw:style-name="gr12" draw:text-style-name="P3" draw:layer="layout" svg:width="1.383cm" svg:height="0.962cm" svg:x="17.901cm" svg:y="2.238cm">
          <draw:text-box>
            <text:p>rsp</text:p>
          </draw:text-box>
        </draw:frame>
        <draw:frame draw:style-name="gr15" draw:layer="layout" svg:width="5.819cm" svg:height="0.962cm" svg:x="21.802cm" svg:y="8.138cm">
          <draw:text-box>
            <text:p>c</text:p>
          </draw:text-box>
        </draw:frame>
        <draw:frame draw:style-name="gr15" draw:layer="layout" svg:width="5.819cm" svg:height="0.962cm" svg:x="21.803cm" svg:y="7.138cm">
          <draw:text-box>
            <text:p>b=3</text:p>
          </draw:text-box>
        </draw:frame>
        <draw:frame draw:style-name="gr15" draw:text-style-name="P7" draw:layer="layout" svg:width="5.819cm" svg:height="0.962cm" svg:x="21.803cm" svg:y="6.138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4cm" svg:y="3.6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14"><text:tab/></text:span><text:span text:style-name="T14">push </text:span><text:span text:style-name="T14"><text:tab/></text:span><text:span text:style-name="T14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frame draw:style-name="gr14" draw:layer="layout" svg:width="5.819cm" svg:height="1.673cm" svg:x="21.802cm" svg:y="1.902cm">
          <draw:text-box>
            <text:p>Endereço rbp antigo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9" draw:layer="layout" svg:width="5.819cm" svg:height="2.384cm" svg:x="21.801cm" svg:y="10.8cm">
          <draw:text-box>
            <text:p>Endereço para onde main deve retornar</text:p>
          </draw:text-box>
        </draw:frame>
        <draw:line draw:style-name="gr10" draw:text-style-name="P6" draw:layer="layout" svg:x1="19.301cm" svg:y1="3.3cm" svg:x2="21.501cm" svg:y2="3.3cm">
          <text:p/>
        </draw:line>
        <draw:frame draw:style-name="gr11" draw:text-style-name="P3" draw:layer="layout" svg:width="1.416cm" svg:height="0.962cm" svg:x="17.901cm" svg:y="2.788cm">
          <draw:text-box>
            <text:p>rbp</text:p>
          </draw:text-box>
        </draw:frame>
        <draw:frame draw:style-name="gr13" draw:layer="layout" svg:width="5.819cm" svg:height="1.187cm" svg:x="21.803cm" svg:y="13.2cm">
          <draw:text-box>
            <text:p/>
          </draw:text-box>
        </draw:frame>
        <draw:frame draw:style-name="gr14" draw:layer="layout" svg:width="5.819cm" svg:height="1.673cm" svg:x="21.801cm" svg:y="9.101cm">
          <draw:text-box>
            <text:p>Endereço rbp antigo</text:p>
          </draw:text-box>
        </draw:frame>
        <draw:frame draw:style-name="gr15" draw:layer="layout" svg:width="5.819cm" svg:height="0.962cm" svg:x="21.802cm" svg:y="8.138cm">
          <draw:text-box>
            <text:p>c</text:p>
          </draw:text-box>
        </draw:frame>
        <draw:frame draw:style-name="gr15" draw:layer="layout" svg:width="5.819cm" svg:height="0.962cm" svg:x="21.803cm" svg:y="7.138cm">
          <draw:text-box>
            <text:p>b=3</text:p>
          </draw:text-box>
        </draw:frame>
        <draw:frame draw:style-name="gr15" draw:text-style-name="P7" draw:layer="layout" svg:width="5.819cm" svg:height="0.962cm" svg:x="21.803cm" svg:y="6.138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4cm" svg:y="3.6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14"><text:s text:c="8"/></text:span><text:span text:style-name="T14">mov</text:span><text:span text:style-name="T14"><text:tab/></text:span><text:span text:style-name="T14"> <text:s text:c="7"/>rbp, </text:span><text:span text:style-name="T14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line draw:style-name="gr10" draw:text-style-name="P6" draw:layer="layout" svg:x1="19.302cm" svg:y1="2.639cm" svg:x2="21.502cm" svg:y2="2.639cm">
          <text:p/>
        </draw:line>
        <draw:frame draw:style-name="gr12" draw:text-style-name="P3" draw:layer="layout" svg:width="1.383cm" svg:height="0.962cm" svg:x="17.902cm" svg:y="2.039cm">
          <draw:text-box>
            <text:p>rsp</text:p>
          </draw:text-box>
        </draw:frame>
        <draw:frame draw:style-name="gr14" draw:layer="layout" svg:width="5.819cm" svg:height="1.673cm" svg:x="21.803cm" svg:y="1.903cm">
          <draw:text-box>
            <text:p>Endereço rbp antigo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line draw:style-name="gr10" draw:text-style-name="P6" draw:layer="layout" svg:x1="19.301cm" svg:y1="8.3cm" svg:x2="21.501cm" svg:y2="8.3cm">
          <text:p/>
        </draw:line>
        <draw:frame draw:style-name="gr11" draw:text-style-name="P3" draw:layer="layout" svg:width="1.416cm" svg:height="0.962cm" svg:x="17.901cm" svg:y="7.788cm">
          <draw:text-box>
            <text:p>rbp</text:p>
          </draw:text-box>
        </draw:frame>
        <draw:frame draw:style-name="gr14" draw:layer="layout" svg:width="5.819cm" svg:height="1.673cm" svg:x="21.801cm" svg:y="14.101cm">
          <draw:text-box>
            <text:p>Endereço rbp antigo</text:p>
          </draw:text-box>
        </draw:frame>
        <draw:frame draw:style-name="gr15" draw:layer="layout" svg:width="5.819cm" svg:height="0.962cm" svg:x="21.802cm" svg:y="13.138cm">
          <draw:text-box>
            <text:p>c</text:p>
          </draw:text-box>
        </draw:frame>
        <draw:frame draw:style-name="gr15" draw:layer="layout" svg:width="5.819cm" svg:height="0.962cm" svg:x="21.803cm" svg:y="12.138cm">
          <draw:text-box>
            <text:p>b=3</text:p>
          </draw:text-box>
        </draw:frame>
        <draw:frame draw:style-name="gr15" draw:text-style-name="P7" draw:layer="layout" svg:width="5.819cm" svg:height="0.962cm" svg:x="21.803cm" svg:y="11.138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4cm" svg:y="8.6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15"><text:s text:c="8"/></text:span><text:span text:style-name="T15">mov</text:span><text:span text:style-name="T15"><text:tab/></text:span><text:span text:style-name="T15"> <text:s text:c="7"/>rbp, </text:span><text:span text:style-name="T15">rsp, </text:span></text:p>
            <text:p><text:span text:style-name="T9"/></text:p>
            <text:p><text:span text:style-name="T14"><text:tab/></text:span><text:span text:style-name="T14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line draw:style-name="gr10" draw:text-style-name="P6" draw:layer="layout" svg:x1="19.302cm" svg:y1="0.639cm" svg:x2="21.502cm" svg:y2="0.639cm">
          <text:p/>
        </draw:line>
        <draw:frame draw:style-name="gr12" draw:text-style-name="P3" draw:layer="layout" svg:width="1.383cm" svg:height="0.962cm" svg:x="17.902cm" svg:y="0.039cm">
          <draw:text-box>
            <text:p>rsp</text:p>
          </draw:text-box>
        </draw:frame>
        <draw:frame draw:style-name="gr14" draw:layer="layout" svg:width="5.819cm" svg:height="1.673cm" svg:x="21.803cm" svg:y="6.903cm">
          <draw:text-box>
            <text:p>Endereço rbp antigo</text:p>
          </draw:text-box>
        </draw:frame>
        <draw:frame draw:style-name="gr13" draw:text-style-name="P7" draw:layer="layout" svg:width="5.819cm" svg:height="1.187cm" svg:x="21.805cm" svg:y="3.8cm">
          <draw:text-box>
            <text:p/>
          </draw:text-box>
        </draw:frame>
        <draw:frame draw:style-name="gr15" draw:layer="layout" svg:width="5.819cm" svg:height="0.962cm" svg:x="21.803cm" svg:y="5.938cm">
          <draw:text-box>
            <text:p>d</text:p>
          </draw:text-box>
        </draw:frame>
        <draw:frame draw:style-name="gr15" draw:layer="layout" svg:width="5.819cm" svg:height="0.962cm" svg:x="21.803cm" svg:y="4.938cm">
          <draw:text-box>
            <text:p>c</text:p>
          </draw:text-box>
        </draw:frame>
        <draw:frame draw:style-name="gr15" draw:layer="layout" svg:width="5.819cm" svg:height="0.962cm" svg:x="21.804cm" svg:y="2.838cm">
          <draw:text-box>
            <text:p>a</text:p>
          </draw:text-box>
        </draw:frame>
        <draw:frame draw:style-name="gr15" draw:layer="layout" svg:width="5.819cm" svg:height="0.962cm" svg:x="21.804cm" svg:y="1.838cm">
          <draw:text-box>
            <text:p>b</text:p>
          </draw:text-box>
        </draw:frame>
        <draw:frame draw:style-name="gr27" draw:text-style-name="P7" draw:layer="layout" svg:width="5.819cm" svg:height="1.2cm" svg:x="21.806cm" svg:y="0.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line draw:style-name="gr10" draw:text-style-name="P6" draw:layer="layout" svg:x1="19.301cm" svg:y1="8.3cm" svg:x2="21.501cm" svg:y2="8.3cm">
          <text:p/>
        </draw:line>
        <draw:frame draw:style-name="gr11" draw:text-style-name="P3" draw:layer="layout" svg:width="1.416cm" svg:height="0.962cm" svg:x="17.901cm" svg:y="7.788cm">
          <draw:text-box>
            <text:p>rbp</text:p>
          </draw:text-box>
        </draw:frame>
        <draw:frame draw:style-name="gr14" draw:layer="layout" svg:width="5.819cm" svg:height="1.673cm" svg:x="21.801cm" svg:y="14.101cm">
          <draw:text-box>
            <text:p>Endereço rbp antigo</text:p>
          </draw:text-box>
        </draw:frame>
        <draw:frame draw:style-name="gr15" draw:layer="layout" svg:width="5.819cm" svg:height="0.962cm" svg:x="21.802cm" svg:y="13.138cm">
          <draw:text-box>
            <text:p>c</text:p>
          </draw:text-box>
        </draw:frame>
        <draw:frame draw:style-name="gr15" draw:layer="layout" svg:width="5.819cm" svg:height="0.962cm" svg:x="21.803cm" svg:y="12.138cm">
          <draw:text-box>
            <text:p>b=3</text:p>
          </draw:text-box>
        </draw:frame>
        <draw:frame draw:style-name="gr15" draw:text-style-name="P7" draw:layer="layout" svg:width="5.819cm" svg:height="0.962cm" svg:x="21.803cm" svg:y="11.138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4cm" svg:y="8.6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15"><text:s text:c="8"/></text:span><text:span text:style-name="T15">mov</text:span><text:span text:style-name="T15"><text:tab/></text:span><text:span text:style-name="T15"> <text:s text:c="7"/>rbp, </text:span><text:span text:style-name="T15">rsp, </text:span></text:p>
            <text:p><text:span text:style-name="T9"/></text:p>
            <text:p><text:span text:style-name="T14"><text:tab/></text:span><text:span text:style-name="T14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line draw:style-name="gr10" draw:text-style-name="P6" draw:layer="layout" svg:x1="19.302cm" svg:y1="0.639cm" svg:x2="21.502cm" svg:y2="0.639cm">
          <text:p/>
        </draw:line>
        <draw:frame draw:style-name="gr12" draw:text-style-name="P3" draw:layer="layout" svg:width="1.383cm" svg:height="0.962cm" svg:x="17.902cm" svg:y="0.039cm">
          <draw:text-box>
            <text:p>rsp</text:p>
          </draw:text-box>
        </draw:frame>
        <draw:frame draw:style-name="gr14" draw:layer="layout" svg:width="5.819cm" svg:height="1.673cm" svg:x="21.803cm" svg:y="6.903cm">
          <draw:text-box>
            <text:p>Endereço rbp antigo</text:p>
          </draw:text-box>
        </draw:frame>
        <draw:frame draw:style-name="gr28" draw:text-style-name="P7" draw:layer="layout" svg:width="5.819cm" svg:height="1.3cm" svg:x="21.805cm" svg:y="3.6cm">
          <draw:text-box>
            <text:p/>
          </draw:text-box>
        </draw:frame>
        <draw:frame draw:style-name="gr15" draw:layer="layout" svg:width="5.819cm" svg:height="0.962cm" svg:x="21.803cm" svg:y="5.938cm">
          <draw:text-box>
            <text:p>d</text:p>
          </draw:text-box>
        </draw:frame>
        <draw:frame draw:style-name="gr15" draw:layer="layout" svg:width="5.819cm" svg:height="0.962cm" svg:x="21.803cm" svg:y="4.938cm">
          <draw:text-box>
            <text:p>c</text:p>
          </draw:text-box>
        </draw:frame>
        <draw:frame draw:style-name="gr15" draw:layer="layout" svg:width="5.819cm" svg:height="0.962cm" svg:x="21.804cm" svg:y="2.638cm">
          <draw:text-box>
            <text:p>a</text:p>
          </draw:text-box>
        </draw:frame>
        <draw:frame draw:style-name="gr15" draw:layer="layout" svg:width="5.819cm" svg:height="0.962cm" svg:x="21.804cm" svg:y="1.638cm">
          <draw:text-box>
            <text:p>b</text:p>
          </draw:text-box>
        </draw:frame>
        <draw:line draw:style-name="gr10" draw:text-style-name="P6" draw:layer="layout" svg:x1="19.317cm" svg:y1="8.75cm" svg:x2="17.6cm" svg:y2="11.4cm">
          <text:p/>
        </draw:line>
        <draw:frame draw:style-name="gr17" draw:text-style-name="P4" draw:layer="layout" svg:width="7.138cm" svg:height="2.384cm" svg:x="13.862cm" svg:y="12cm">
          <draw:text-box>
            <text:p><text:span text:style-name="T3">stack frame para </text:span><text:span text:style-name="T3">func1 (registro de </text:span><text:span text:style-name="T3">ativação para </text:span><text:span text:style-name="T3">função main)</text:span></text:p>
          </draw:text-box>
        </draw:frame>
        <draw:frame draw:style-name="gr13" draw:text-style-name="P7" draw:layer="layout" svg:width="5.819cm" svg:height="1.187cm" svg:x="21.806cm" svg:y="0.5cm">
          <draw:text-box>
            <text:p/>
          </draw:text-box>
        </draw:frame>
        <draw:custom-shape draw:style-name="gr29" draw:text-style-name="P8" draw:layer="layout" svg:width="10.22cm" svg:height="8.362cm" svg:x="17.4cm" svg:y="0.3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line draw:style-name="gr10" draw:text-style-name="P6" draw:layer="layout" svg:x1="19.301cm" svg:y1="8.3cm" svg:x2="21.501cm" svg:y2="8.3cm">
          <text:p/>
        </draw:line>
        <draw:frame draw:style-name="gr11" draw:text-style-name="P3" draw:layer="layout" svg:width="1.416cm" svg:height="0.962cm" svg:x="17.901cm" svg:y="7.788cm">
          <draw:text-box>
            <text:p>rbp</text:p>
          </draw:text-box>
        </draw:frame>
        <draw:frame draw:style-name="gr14" draw:layer="layout" svg:width="5.819cm" svg:height="1.673cm" svg:x="21.801cm" svg:y="14.101cm">
          <draw:text-box>
            <text:p>Endereço rbp antigo</text:p>
          </draw:text-box>
        </draw:frame>
        <draw:frame draw:style-name="gr15" draw:layer="layout" svg:width="5.819cm" svg:height="0.962cm" svg:x="21.802cm" svg:y="13.138cm">
          <draw:text-box>
            <text:p>c</text:p>
          </draw:text-box>
        </draw:frame>
        <draw:frame draw:style-name="gr15" draw:layer="layout" svg:width="5.819cm" svg:height="0.962cm" svg:x="21.803cm" svg:y="12.138cm">
          <draw:text-box>
            <text:p>b=3</text:p>
          </draw:text-box>
        </draw:frame>
        <draw:frame draw:style-name="gr15" draw:text-style-name="P7" draw:layer="layout" svg:width="5.819cm" svg:height="0.962cm" svg:x="21.803cm" svg:y="11.138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4cm" svg:y="8.6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15"><text:s text:c="8"/></text:span><text:span text:style-name="T15">mov</text:span><text:span text:style-name="T15"><text:tab/></text:span><text:span text:style-name="T15"> <text:s text:c="7"/>rbp, </text:span><text:span text:style-name="T15">rsp, </text:span></text:p>
            <text:p><text:span text:style-name="T9"/></text:p>
            <text:p><text:span text:style-name="T14"><text:tab/></text:span><text:span text:style-name="T14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line draw:style-name="gr10" draw:text-style-name="P6" draw:layer="layout" svg:x1="19.302cm" svg:y1="0.639cm" svg:x2="21.502cm" svg:y2="0.639cm">
          <text:p/>
        </draw:line>
        <draw:frame draw:style-name="gr12" draw:text-style-name="P3" draw:layer="layout" svg:width="1.383cm" svg:height="0.962cm" svg:x="17.902cm" svg:y="0.039cm">
          <draw:text-box>
            <text:p>rsp</text:p>
          </draw:text-box>
        </draw:frame>
        <draw:frame draw:style-name="gr14" draw:layer="layout" svg:width="5.819cm" svg:height="1.673cm" svg:x="21.803cm" svg:y="6.903cm">
          <draw:text-box>
            <text:p>Endereço rbp antigo</text:p>
          </draw:text-box>
        </draw:frame>
        <draw:frame draw:style-name="gr30" draw:text-style-name="P7" draw:layer="layout" svg:width="5.819cm" svg:height="1.338cm" svg:x="21.805cm" svg:y="3.562cm">
          <draw:text-box>
            <text:p/>
          </draw:text-box>
        </draw:frame>
        <draw:frame draw:style-name="gr15" draw:layer="layout" svg:width="5.819cm" svg:height="0.962cm" svg:x="21.803cm" svg:y="5.938cm">
          <draw:text-box>
            <text:p>d</text:p>
          </draw:text-box>
        </draw:frame>
        <draw:frame draw:style-name="gr15" draw:layer="layout" svg:width="5.819cm" svg:height="0.962cm" svg:x="21.803cm" svg:y="4.938cm">
          <draw:text-box>
            <text:p>c</text:p>
          </draw:text-box>
        </draw:frame>
        <draw:frame draw:style-name="gr15" draw:layer="layout" svg:width="5.819cm" svg:height="0.962cm" svg:x="21.805cm" svg:y="2.6cm">
          <draw:text-box>
            <text:p>a</text:p>
          </draw:text-box>
        </draw:frame>
        <draw:frame draw:style-name="gr15" draw:layer="layout" svg:width="5.819cm" svg:height="0.962cm" svg:x="21.804cm" svg:y="1.638cm">
          <draw:text-box>
            <text:p>b</text:p>
          </draw:text-box>
        </draw:frame>
        <draw:frame draw:style-name="gr30" draw:text-style-name="P7" draw:layer="layout" svg:width="5.819cm" svg:height="1.338cm" svg:x="21.806cm" svg:y="0.26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line draw:style-name="gr10" draw:text-style-name="P6" draw:layer="layout" svg:x1="19.301cm" svg:y1="8.3cm" svg:x2="21.501cm" svg:y2="8.3cm">
          <text:p/>
        </draw:line>
        <draw:frame draw:style-name="gr11" draw:text-style-name="P3" draw:layer="layout" svg:width="1.416cm" svg:height="0.962cm" svg:x="17.901cm" svg:y="7.788cm">
          <draw:text-box>
            <text:p>rbp</text:p>
          </draw:text-box>
        </draw:frame>
        <draw:frame draw:style-name="gr14" draw:layer="layout" svg:width="5.819cm" svg:height="1.673cm" svg:x="21.801cm" svg:y="14.101cm">
          <draw:text-box>
            <text:p>Endereço rbp antigo</text:p>
          </draw:text-box>
        </draw:frame>
        <draw:frame draw:style-name="gr15" draw:layer="layout" svg:width="5.819cm" svg:height="0.962cm" svg:x="21.802cm" svg:y="13.138cm">
          <draw:text-box>
            <text:p>c</text:p>
          </draw:text-box>
        </draw:frame>
        <draw:frame draw:style-name="gr15" draw:layer="layout" svg:width="5.819cm" svg:height="0.962cm" svg:x="21.803cm" svg:y="12.138cm">
          <draw:text-box>
            <text:p>b=3</text:p>
          </draw:text-box>
        </draw:frame>
        <draw:frame draw:style-name="gr15" draw:text-style-name="P7" draw:layer="layout" svg:width="5.819cm" svg:height="0.962cm" svg:x="21.803cm" svg:y="11.138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4cm" svg:y="8.6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15"><text:s text:c="8"/></text:span><text:span text:style-name="T15">mov</text:span><text:span text:style-name="T15"><text:tab/></text:span><text:span text:style-name="T15"> <text:s text:c="7"/>rbp, </text:span><text:span text:style-name="T15">rsp, </text:span></text:p>
            <text:p><text:span text:style-name="T9"/></text:p>
            <text:p><text:span text:style-name="T15"><text:tab/></text:span><text:span text:style-name="T15">sub <text:s text:c="3"/>rsp,32</text:span></text:p>
            <text:p><text:span text:style-name="T14"><text:tab/></text:span><text:span text:style-name="T14">movl</text:span><text:span text:style-name="T14"><text:tab/></text:span><text:span text:style-name="T14"> [rbp-</text:span><text:span text:style-name="T14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line draw:style-name="gr10" draw:text-style-name="P6" draw:layer="layout" svg:x1="19.302cm" svg:y1="0.639cm" svg:x2="21.502cm" svg:y2="0.639cm">
          <text:p/>
        </draw:line>
        <draw:frame draw:style-name="gr12" draw:text-style-name="P3" draw:layer="layout" svg:width="1.383cm" svg:height="0.962cm" svg:x="17.902cm" svg:y="0.039cm">
          <draw:text-box>
            <text:p>rsp</text:p>
          </draw:text-box>
        </draw:frame>
        <draw:frame draw:style-name="gr14" draw:layer="layout" svg:width="5.819cm" svg:height="1.673cm" svg:x="21.803cm" svg:y="6.903cm">
          <draw:text-box>
            <text:p>Endereço rbp antigo</text:p>
          </draw:text-box>
        </draw:frame>
        <draw:frame draw:style-name="gr30" draw:text-style-name="P7" draw:layer="layout" svg:width="5.819cm" svg:height="1.338cm" svg:x="21.805cm" svg:y="3.562cm">
          <draw:text-box>
            <text:p/>
          </draw:text-box>
        </draw:frame>
        <draw:frame draw:style-name="gr15" draw:layer="layout" svg:width="5.819cm" svg:height="0.962cm" svg:x="21.803cm" svg:y="5.938cm">
          <draw:text-box>
            <text:p>d</text:p>
          </draw:text-box>
        </draw:frame>
        <draw:frame draw:style-name="gr15" draw:layer="layout" svg:width="5.819cm" svg:height="0.962cm" svg:x="21.803cm" svg:y="4.938cm">
          <draw:text-box>
            <text:p>c</text:p>
          </draw:text-box>
        </draw:frame>
        <draw:frame draw:style-name="gr15" draw:layer="layout" svg:width="5.819cm" svg:height="0.962cm" svg:x="21.805cm" svg:y="2.6cm">
          <draw:text-box>
            <text:p><text:span text:style-name="T7">a=2</text:span></text:p>
          </draw:text-box>
        </draw:frame>
        <draw:frame draw:style-name="gr15" draw:text-style-name="P7" draw:layer="layout" svg:width="5.819cm" svg:height="0.962cm" svg:x="21.804cm" svg:y="1.638cm">
          <draw:text-box>
            <text:p text:style-name="P7"><text:span text:style-name="T2">b</text:span></text:p>
          </draw:text-box>
        </draw:frame>
        <draw:frame draw:style-name="gr30" draw:text-style-name="P7" draw:layer="layout" svg:width="5.819cm" svg:height="1.338cm" svg:x="21.806cm" svg:y="0.262cm">
          <draw:text-box>
            <text:p/>
          </draw:text-box>
        </draw:frame>
        <draw:frame draw:style-name="gr19" draw:text-style-name="P10" draw:layer="layout" svg:width="2.331cm" svg:height="0.962cm" svg:x="16.5cm" svg:y="2.738cm">
          <draw:text-box>
            <text:p><text:span text:style-name="T7">rbp-20</text:span></text:p>
          </draw:text-box>
        </draw:frame>
        <draw:line draw:style-name="gr10" draw:text-style-name="P6" draw:layer="layout" svg:x1="19.002cm" svg:y1="3.139cm" svg:x2="21.202cm" svg:y2="3.139cm">
          <text:p/>
        </draw:lin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line draw:style-name="gr10" draw:text-style-name="P6" draw:layer="layout" svg:x1="19.301cm" svg:y1="8.3cm" svg:x2="21.501cm" svg:y2="8.3cm">
          <text:p/>
        </draw:line>
        <draw:frame draw:style-name="gr11" draw:text-style-name="P3" draw:layer="layout" svg:width="1.416cm" svg:height="0.962cm" svg:x="17.901cm" svg:y="7.788cm">
          <draw:text-box>
            <text:p>rbp</text:p>
          </draw:text-box>
        </draw:frame>
        <draw:frame draw:style-name="gr14" draw:layer="layout" svg:width="5.819cm" svg:height="1.673cm" svg:x="21.801cm" svg:y="14.101cm">
          <draw:text-box>
            <text:p>Endereço rbp antigo</text:p>
          </draw:text-box>
        </draw:frame>
        <draw:frame draw:style-name="gr15" draw:layer="layout" svg:width="5.819cm" svg:height="0.962cm" svg:x="21.802cm" svg:y="13.138cm">
          <draw:text-box>
            <text:p>c</text:p>
          </draw:text-box>
        </draw:frame>
        <draw:frame draw:style-name="gr15" draw:layer="layout" svg:width="5.819cm" svg:height="0.962cm" svg:x="21.803cm" svg:y="12.138cm">
          <draw:text-box>
            <text:p>b=3</text:p>
          </draw:text-box>
        </draw:frame>
        <draw:frame draw:style-name="gr15" draw:text-style-name="P7" draw:layer="layout" svg:width="5.819cm" svg:height="0.962cm" svg:x="21.803cm" svg:y="11.138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4cm" svg:y="8.6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15"><text:s text:c="8"/></text:span><text:span text:style-name="T15">mov</text:span><text:span text:style-name="T15"><text:tab/></text:span><text:span text:style-name="T15"> <text:s text:c="7"/>rbp, </text:span><text:span text:style-name="T15">rsp, </text:span></text:p>
            <text:p><text:span text:style-name="T9"/></text:p>
            <text:p><text:span text:style-name="T15"><text:tab/></text:span><text:span text:style-name="T15">sub <text:s text:c="3"/>rsp,32</text:span></text:p>
            <text:p><text:span text:style-name="T15"><text:tab/></text:span><text:span text:style-name="T15">movl</text:span><text:span text:style-name="T15"><text:tab/></text:span><text:span text:style-name="T15"> [rbp-</text:span><text:span text:style-name="T15">20],edi</text:span></text:p>
            <text:p><text:span text:style-name="T14"><text:tab/></text:span><text:span text:style-name="T14">movl</text:span><text:span text:style-name="T14"><text:tab/></text:span><text:span text:style-name="T14"> [rbp-</text:span><text:span text:style-name="T14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line draw:style-name="gr10" draw:text-style-name="P6" draw:layer="layout" svg:x1="19.302cm" svg:y1="0.639cm" svg:x2="21.502cm" svg:y2="0.639cm">
          <text:p/>
        </draw:line>
        <draw:frame draw:style-name="gr12" draw:text-style-name="P3" draw:layer="layout" svg:width="1.383cm" svg:height="0.962cm" svg:x="17.902cm" svg:y="0.039cm">
          <draw:text-box>
            <text:p>rsp</text:p>
          </draw:text-box>
        </draw:frame>
        <draw:frame draw:style-name="gr14" draw:layer="layout" svg:width="5.819cm" svg:height="1.673cm" svg:x="21.803cm" svg:y="6.903cm">
          <draw:text-box>
            <text:p>Endereço rbp antigo</text:p>
          </draw:text-box>
        </draw:frame>
        <draw:frame draw:style-name="gr30" draw:text-style-name="P7" draw:layer="layout" svg:width="5.819cm" svg:height="1.338cm" svg:x="21.805cm" svg:y="3.562cm">
          <draw:text-box>
            <text:p/>
          </draw:text-box>
        </draw:frame>
        <draw:frame draw:style-name="gr15" draw:layer="layout" svg:width="5.819cm" svg:height="0.962cm" svg:x="21.803cm" svg:y="5.938cm">
          <draw:text-box>
            <text:p>d</text:p>
          </draw:text-box>
        </draw:frame>
        <draw:frame draw:style-name="gr15" draw:layer="layout" svg:width="5.819cm" svg:height="0.962cm" svg:x="21.803cm" svg:y="4.938cm">
          <draw:text-box>
            <text:p>c</text:p>
          </draw:text-box>
        </draw:frame>
        <draw:frame draw:style-name="gr15" draw:text-style-name="P7" draw:layer="layout" svg:width="5.819cm" svg:height="0.962cm" svg:x="21.805cm" svg:y="2.6cm">
          <draw:text-box>
            <text:p text:style-name="P7"><text:span text:style-name="T2">a=2</text:span></text:p>
          </draw:text-box>
        </draw:frame>
        <draw:frame draw:style-name="gr15" draw:text-style-name="P7" draw:layer="layout" svg:width="5.819cm" svg:height="0.962cm" svg:x="21.804cm" svg:y="1.638cm">
          <draw:text-box>
            <text:p><text:span text:style-name="T7">b=3</text:span></text:p>
          </draw:text-box>
        </draw:frame>
        <draw:frame draw:style-name="gr30" draw:text-style-name="P7" draw:layer="layout" svg:width="5.819cm" svg:height="1.338cm" svg:x="21.806cm" svg:y="0.262cm">
          <draw:text-box>
            <text:p/>
          </draw:text-box>
        </draw:frame>
        <draw:frame draw:style-name="gr19" draw:text-style-name="P10" draw:layer="layout" svg:width="2.331cm" svg:height="0.962cm" svg:x="16.5cm" svg:y="1.738cm">
          <draw:text-box>
            <text:p><text:span text:style-name="T7">rbp-24</text:span></text:p>
          </draw:text-box>
        </draw:frame>
        <draw:line draw:style-name="gr10" draw:text-style-name="P6" draw:layer="layout" svg:x1="19.002cm" svg:y1="2.139cm" svg:x2="21.202cm" svg:y2="2.139cm">
          <text:p/>
        </draw:lin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</text:span><text:span text:style-name="T16">a+b</text:span><text:span text:style-name="T6">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line draw:style-name="gr10" draw:text-style-name="P6" draw:layer="layout" svg:x1="19.301cm" svg:y1="8.3cm" svg:x2="21.501cm" svg:y2="8.3cm">
          <text:p/>
        </draw:line>
        <draw:frame draw:style-name="gr11" draw:text-style-name="P3" draw:layer="layout" svg:width="1.416cm" svg:height="0.962cm" svg:x="17.901cm" svg:y="7.788cm">
          <draw:text-box>
            <text:p>rbp</text:p>
          </draw:text-box>
        </draw:frame>
        <draw:frame draw:style-name="gr14" draw:layer="layout" svg:width="5.819cm" svg:height="1.673cm" svg:x="21.801cm" svg:y="14.101cm">
          <draw:text-box>
            <text:p>Endereço rbp antigo</text:p>
          </draw:text-box>
        </draw:frame>
        <draw:frame draw:style-name="gr15" draw:layer="layout" svg:width="5.819cm" svg:height="0.962cm" svg:x="21.802cm" svg:y="13.138cm">
          <draw:text-box>
            <text:p>c</text:p>
          </draw:text-box>
        </draw:frame>
        <draw:frame draw:style-name="gr15" draw:layer="layout" svg:width="5.819cm" svg:height="0.962cm" svg:x="21.803cm" svg:y="12.138cm">
          <draw:text-box>
            <text:p>b=3</text:p>
          </draw:text-box>
        </draw:frame>
        <draw:frame draw:style-name="gr15" draw:text-style-name="P7" draw:layer="layout" svg:width="5.819cm" svg:height="0.962cm" svg:x="21.803cm" svg:y="11.138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4cm" svg:y="8.6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15"><text:s text:c="8"/></text:span><text:span text:style-name="T15">mov</text:span><text:span text:style-name="T15"><text:tab/></text:span><text:span text:style-name="T15"> <text:s text:c="7"/>rbp, </text:span><text:span text:style-name="T15">rsp, </text:span></text:p>
            <text:p><text:span text:style-name="T9"/></text:p>
            <text:p><text:span text:style-name="T15"><text:tab/></text:span><text:span text:style-name="T15">sub <text:s text:c="3"/>rsp,32</text:span></text:p>
            <text:p><text:span text:style-name="T15"><text:tab/></text:span><text:span text:style-name="T15">movl</text:span><text:span text:style-name="T15"><text:tab/></text:span><text:span text:style-name="T15"> [rbp-</text:span><text:span text:style-name="T15">20],edi</text:span></text:p>
            <text:p><text:span text:style-name="T15"><text:tab/></text:span><text:span text:style-name="T15">movl</text:span><text:span text:style-name="T15"><text:tab/></text:span><text:span text:style-name="T15"> [rbp-</text:span><text:span text:style-name="T15">24],esi</text:span></text:p>
            <text:p><text:span text:style-name="T9"><text:tab/></text:span><text:span text:style-name="T14">movl</text:span><text:span text:style-name="T14"><text:tab/></text:span><text:span text:style-name="T14">edx, [rbp-</text:span><text:span text:style-name="T14">20]</text:span></text:p>
            <text:p><text:span text:style-name="T14"><text:tab/></text:span><text:span text:style-name="T14">movl</text:span><text:span text:style-name="T14"><text:tab/></text:span><text:span text:style-name="T14">eax, [rbp-</text:span><text:span text:style-name="T14">24]</text:span></text:p>
            <text:p><text:span text:style-name="T14"><text:tab/></text:span><text:span text:style-name="T14">addl</text:span><text:span text:style-name="T14"><text:tab/></text:span><text:span text:style-name="T14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line draw:style-name="gr10" draw:text-style-name="P6" draw:layer="layout" svg:x1="19.302cm" svg:y1="0.639cm" svg:x2="21.502cm" svg:y2="0.639cm">
          <text:p/>
        </draw:line>
        <draw:frame draw:style-name="gr12" draw:text-style-name="P3" draw:layer="layout" svg:width="1.383cm" svg:height="0.962cm" svg:x="17.902cm" svg:y="0.039cm">
          <draw:text-box>
            <text:p>rsp</text:p>
          </draw:text-box>
        </draw:frame>
        <draw:frame draw:style-name="gr14" draw:layer="layout" svg:width="5.819cm" svg:height="1.673cm" svg:x="21.803cm" svg:y="6.903cm">
          <draw:text-box>
            <text:p>Endereço rbp antigo</text:p>
          </draw:text-box>
        </draw:frame>
        <draw:frame draw:style-name="gr30" draw:text-style-name="P7" draw:layer="layout" svg:width="5.819cm" svg:height="1.338cm" svg:x="21.805cm" svg:y="3.562cm">
          <draw:text-box>
            <text:p/>
          </draw:text-box>
        </draw:frame>
        <draw:frame draw:style-name="gr15" draw:layer="layout" svg:width="5.819cm" svg:height="0.962cm" svg:x="21.803cm" svg:y="5.938cm">
          <draw:text-box>
            <text:p>d</text:p>
          </draw:text-box>
        </draw:frame>
        <draw:frame draw:style-name="gr15" draw:layer="layout" svg:width="5.819cm" svg:height="0.962cm" svg:x="21.803cm" svg:y="4.938cm">
          <draw:text-box>
            <text:p>c</text:p>
          </draw:text-box>
        </draw:frame>
        <draw:frame draw:style-name="gr15" draw:text-style-name="P7" draw:layer="layout" svg:width="5.819cm" svg:height="0.962cm" svg:x="21.805cm" svg:y="2.6cm">
          <draw:text-box>
            <text:p><text:span text:style-name="T3">a=2</text:span></text:p>
          </draw:text-box>
        </draw:frame>
        <draw:frame draw:style-name="gr15" draw:text-style-name="P7" draw:layer="layout" svg:width="5.819cm" svg:height="0.962cm" svg:x="21.804cm" svg:y="1.638cm">
          <draw:text-box>
            <text:p><text:span text:style-name="T3">b=3</text:span></text:p>
          </draw:text-box>
        </draw:frame>
        <draw:frame draw:style-name="gr30" draw:text-style-name="P7" draw:layer="layout" svg:width="5.819cm" svg:height="1.338cm" svg:x="21.806cm" svg:y="0.26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17"><text:s text:c="4"/></text:span><text:span text:style-name="T16"><text:s/></text:span><text:span text:style-name="T16">c =</text:span><text:span text:style-name="T17">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line draw:style-name="gr10" draw:text-style-name="P6" draw:layer="layout" svg:x1="19.301cm" svg:y1="8.3cm" svg:x2="21.501cm" svg:y2="8.3cm">
          <text:p/>
        </draw:line>
        <draw:frame draw:style-name="gr11" draw:text-style-name="P3" draw:layer="layout" svg:width="1.416cm" svg:height="0.962cm" svg:x="17.901cm" svg:y="7.788cm">
          <draw:text-box>
            <text:p>rbp</text:p>
          </draw:text-box>
        </draw:frame>
        <draw:frame draw:style-name="gr14" draw:layer="layout" svg:width="5.819cm" svg:height="1.673cm" svg:x="21.801cm" svg:y="14.101cm">
          <draw:text-box>
            <text:p>Endereço rbp antigo</text:p>
          </draw:text-box>
        </draw:frame>
        <draw:frame draw:style-name="gr15" draw:layer="layout" svg:width="5.819cm" svg:height="0.962cm" svg:x="21.802cm" svg:y="13.138cm">
          <draw:text-box>
            <text:p>c</text:p>
          </draw:text-box>
        </draw:frame>
        <draw:frame draw:style-name="gr15" draw:layer="layout" svg:width="5.819cm" svg:height="0.962cm" svg:x="21.803cm" svg:y="12.138cm">
          <draw:text-box>
            <text:p>b=3</text:p>
          </draw:text-box>
        </draw:frame>
        <draw:frame draw:style-name="gr15" draw:text-style-name="P7" draw:layer="layout" svg:width="5.819cm" svg:height="0.962cm" svg:x="21.803cm" svg:y="11.138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4cm" svg:y="8.6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15"><text:s text:c="8"/></text:span><text:span text:style-name="T15">mov</text:span><text:span text:style-name="T15"><text:tab/></text:span><text:span text:style-name="T15"> <text:s text:c="7"/>rbp, </text:span><text:span text:style-name="T15">rsp, </text:span></text:p>
            <text:p><text:span text:style-name="T9"/></text:p>
            <text:p><text:span text:style-name="T15"><text:tab/></text:span><text:span text:style-name="T15">sub <text:s text:c="3"/>rsp,32</text:span></text:p>
            <text:p><text:span text:style-name="T15"><text:tab/></text:span><text:span text:style-name="T15">movl</text:span><text:span text:style-name="T15"><text:tab/></text:span><text:span text:style-name="T15"> [rbp-</text:span><text:span text:style-name="T15">20],edi</text:span></text:p>
            <text:p><text:span text:style-name="T15"><text:tab/></text:span><text:span text:style-name="T15">movl</text:span><text:span text:style-name="T15"><text:tab/></text:span><text:span text:style-name="T15"> [rbp-</text:span><text:span text:style-name="T15">24],esi</text:span></text:p>
            <text:p><text:span text:style-name="T15"><text:tab/></text:span><text:span text:style-name="T15">movl</text:span><text:span text:style-name="T15"><text:tab/></text:span><text:span text:style-name="T15">edx, [rbp-</text:span><text:span text:style-name="T15">20]</text:span></text:p>
            <text:p><text:span text:style-name="T15"><text:tab/></text:span><text:span text:style-name="T15">movl</text:span><text:span text:style-name="T15"><text:tab/></text:span><text:span text:style-name="T15">eax, [rbp-</text:span><text:span text:style-name="T15">24]</text:span></text:p>
            <text:p><text:span text:style-name="T15"><text:tab/></text:span><text:span text:style-name="T15">addl</text:span><text:span text:style-name="T15"><text:tab/></text:span><text:span text:style-name="T15">eax, edx</text:span></text:p>
            <text:p><text:span text:style-name="T14"><text:tab/></text:span><text:span text:style-name="T14">movl</text:span><text:span text:style-name="T14"><text:tab/></text:span><text:span text:style-name="T14"> [rbp-8], </text:span><text:span text:style-name="T14">eax</text:span></text:p>
            <text:p><text:span text:style-name="T9"><text:tab/></text:span><text:span text:style-name="T9">movl</text:span><text:span text:style-name="T9"><text:tab/></text:span><text:span text:style-name="T9"> eax,[rbp-8]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line draw:style-name="gr10" draw:text-style-name="P6" draw:layer="layout" svg:x1="19.302cm" svg:y1="0.639cm" svg:x2="21.502cm" svg:y2="0.639cm">
          <text:p/>
        </draw:line>
        <draw:frame draw:style-name="gr12" draw:text-style-name="P3" draw:layer="layout" svg:width="1.383cm" svg:height="0.962cm" svg:x="17.902cm" svg:y="0.039cm">
          <draw:text-box>
            <text:p>rsp</text:p>
          </draw:text-box>
        </draw:frame>
        <draw:frame draw:style-name="gr14" draw:layer="layout" svg:width="5.819cm" svg:height="1.673cm" svg:x="21.803cm" svg:y="6.903cm">
          <draw:text-box>
            <text:p>Endereço rbp antigo</text:p>
          </draw:text-box>
        </draw:frame>
        <draw:frame draw:style-name="gr30" draw:text-style-name="P7" draw:layer="layout" svg:width="5.819cm" svg:height="1.338cm" svg:x="21.805cm" svg:y="3.562cm">
          <draw:text-box>
            <text:p/>
          </draw:text-box>
        </draw:frame>
        <draw:frame draw:style-name="gr15" draw:layer="layout" svg:width="5.819cm" svg:height="0.962cm" svg:x="21.803cm" svg:y="5.938cm">
          <draw:text-box>
            <text:p>d</text:p>
          </draw:text-box>
        </draw:frame>
        <draw:frame draw:style-name="gr15" draw:text-style-name="P15" draw:layer="layout" svg:width="5.819cm" svg:height="0.962cm" svg:x="21.803cm" svg:y="4.938cm">
          <draw:text-box>
            <text:p><text:span text:style-name="T7">c=5</text:span></text:p>
          </draw:text-box>
        </draw:frame>
        <draw:frame draw:style-name="gr15" draw:text-style-name="P7" draw:layer="layout" svg:width="5.819cm" svg:height="0.962cm" svg:x="21.805cm" svg:y="2.6cm">
          <draw:text-box>
            <text:p><text:span text:style-name="T2">a=2</text:span></text:p>
          </draw:text-box>
        </draw:frame>
        <draw:frame draw:style-name="gr15" draw:text-style-name="P7" draw:layer="layout" svg:width="5.819cm" svg:height="0.962cm" svg:x="21.804cm" svg:y="1.638cm">
          <draw:text-box>
            <text:p><text:span text:style-name="T3">b=3</text:span></text:p>
          </draw:text-box>
        </draw:frame>
        <draw:frame draw:style-name="gr30" draw:text-style-name="P7" draw:layer="layout" svg:width="5.819cm" svg:height="1.338cm" svg:x="21.806cm" svg:y="0.262cm">
          <draw:text-box>
            <text:p/>
          </draw:text-box>
        </draw:frame>
        <draw:line draw:style-name="gr10" draw:text-style-name="P6" draw:layer="layout" svg:x1="19.301cm" svg:y1="5.5cm" svg:x2="21.501cm" svg:y2="5.5cm">
          <text:p/>
        </draw:line>
        <draw:frame draw:style-name="gr20" draw:text-style-name="P10" draw:layer="layout" svg:width="1.979cm" svg:height="0.962cm" svg:x="17.201cm" svg:y="4.988cm">
          <draw:text-box>
            <text:p><text:span text:style-name="T7">rbp-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17"><text:s text:c="4"/></text:span><text:span text:style-name="T16"><text:s/></text:span><text:span text:style-name="T17">c = a+b;</text:span></text:p>
            <text:p><text:span text:style-name="T6"><text:s text:c="5"/></text:span><text:span text:style-name="T6">d = func2(</text:span><text:span text:style-name="T16">c</text:span><text:span text:style-name="T6">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line draw:style-name="gr10" draw:text-style-name="P6" draw:layer="layout" svg:x1="19.301cm" svg:y1="8.3cm" svg:x2="21.501cm" svg:y2="8.3cm">
          <text:p/>
        </draw:line>
        <draw:frame draw:style-name="gr11" draw:text-style-name="P3" draw:layer="layout" svg:width="1.416cm" svg:height="0.962cm" svg:x="17.901cm" svg:y="7.788cm">
          <draw:text-box>
            <text:p>rbp</text:p>
          </draw:text-box>
        </draw:frame>
        <draw:frame draw:style-name="gr14" draw:layer="layout" svg:width="5.819cm" svg:height="1.673cm" svg:x="21.801cm" svg:y="14.101cm">
          <draw:text-box>
            <text:p>Endereço rbp antigo</text:p>
          </draw:text-box>
        </draw:frame>
        <draw:frame draw:style-name="gr15" draw:layer="layout" svg:width="5.819cm" svg:height="0.962cm" svg:x="21.802cm" svg:y="13.138cm">
          <draw:text-box>
            <text:p>c</text:p>
          </draw:text-box>
        </draw:frame>
        <draw:frame draw:style-name="gr15" draw:layer="layout" svg:width="5.819cm" svg:height="0.962cm" svg:x="21.803cm" svg:y="12.138cm">
          <draw:text-box>
            <text:p>b=3</text:p>
          </draw:text-box>
        </draw:frame>
        <draw:frame draw:style-name="gr15" draw:text-style-name="P7" draw:layer="layout" svg:width="5.819cm" svg:height="0.962cm" svg:x="21.803cm" svg:y="11.138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4cm" svg:y="8.6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15"><text:s text:c="8"/></text:span><text:span text:style-name="T15">mov</text:span><text:span text:style-name="T15"><text:tab/></text:span><text:span text:style-name="T15"> <text:s text:c="7"/>rbp, </text:span><text:span text:style-name="T15">rsp, </text:span></text:p>
            <text:p><text:span text:style-name="T9"/></text:p>
            <text:p><text:span text:style-name="T15"><text:tab/></text:span><text:span text:style-name="T15">sub <text:s text:c="3"/>rsp,32</text:span></text:p>
            <text:p><text:span text:style-name="T15"><text:tab/></text:span><text:span text:style-name="T15">movl</text:span><text:span text:style-name="T15"><text:tab/></text:span><text:span text:style-name="T15"> [rbp-</text:span><text:span text:style-name="T15">20],edi</text:span></text:p>
            <text:p><text:span text:style-name="T15"><text:tab/></text:span><text:span text:style-name="T15">movl</text:span><text:span text:style-name="T15"><text:tab/></text:span><text:span text:style-name="T15"> [rbp-</text:span><text:span text:style-name="T15">24],esi</text:span></text:p>
            <text:p><text:span text:style-name="T15"><text:tab/></text:span><text:span text:style-name="T15">movl</text:span><text:span text:style-name="T15"><text:tab/></text:span><text:span text:style-name="T15">edx, [rbp-</text:span><text:span text:style-name="T15">20]</text:span></text:p>
            <text:p><text:span text:style-name="T15"><text:tab/></text:span><text:span text:style-name="T15">movl</text:span><text:span text:style-name="T15"><text:tab/></text:span><text:span text:style-name="T15">eax, [rbp-</text:span><text:span text:style-name="T15">24]</text:span></text:p>
            <text:p><text:span text:style-name="T15"><text:tab/></text:span><text:span text:style-name="T15">addl</text:span><text:span text:style-name="T15"><text:tab/></text:span><text:span text:style-name="T15">eax, edx</text:span></text:p>
            <text:p><text:span text:style-name="T15"><text:tab/></text:span><text:span text:style-name="T15">movl</text:span><text:span text:style-name="T15"><text:tab/></text:span><text:span text:style-name="T15"> [rbp-8], </text:span><text:span text:style-name="T15">eax</text:span></text:p>
            <text:p><text:span text:style-name="T9"><text:tab/></text:span><text:span text:style-name="T14">movl</text:span><text:span text:style-name="T14"><text:tab/></text:span><text:span text:style-name="T14"> eax,[rbp-8]</text:span></text:p>
            <text:p><text:span text:style-name="T14"><text:tab/></text:span><text:span text:style-name="T14">movl</text:span><text:span text:style-name="T14"><text:tab/></text:span><text:span text:style-name="T14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line draw:style-name="gr10" draw:text-style-name="P6" draw:layer="layout" svg:x1="19.302cm" svg:y1="0.639cm" svg:x2="21.502cm" svg:y2="0.639cm">
          <text:p/>
        </draw:line>
        <draw:frame draw:style-name="gr12" draw:text-style-name="P3" draw:layer="layout" svg:width="1.383cm" svg:height="0.962cm" svg:x="17.902cm" svg:y="0.039cm">
          <draw:text-box>
            <text:p>rsp</text:p>
          </draw:text-box>
        </draw:frame>
        <draw:frame draw:style-name="gr14" draw:layer="layout" svg:width="5.819cm" svg:height="1.673cm" svg:x="21.803cm" svg:y="6.903cm">
          <draw:text-box>
            <text:p>Endereço rbp antigo</text:p>
          </draw:text-box>
        </draw:frame>
        <draw:frame draw:style-name="gr30" draw:text-style-name="P7" draw:layer="layout" svg:width="5.819cm" svg:height="1.338cm" svg:x="21.805cm" svg:y="3.562cm">
          <draw:text-box>
            <text:p/>
          </draw:text-box>
        </draw:frame>
        <draw:frame draw:style-name="gr15" draw:layer="layout" svg:width="5.819cm" svg:height="0.962cm" svg:x="21.803cm" svg:y="5.938cm">
          <draw:text-box>
            <text:p>d</text:p>
          </draw:text-box>
        </draw:frame>
        <draw:frame draw:style-name="gr15" draw:layer="layout" svg:width="5.819cm" svg:height="0.962cm" svg:x="21.803cm" svg:y="4.938cm">
          <draw:text-box>
            <text:p>c=5</text:p>
          </draw:text-box>
        </draw:frame>
        <draw:frame draw:style-name="gr15" draw:text-style-name="P7" draw:layer="layout" svg:width="5.819cm" svg:height="0.962cm" svg:x="21.805cm" svg:y="2.6cm">
          <draw:text-box>
            <text:p><text:span text:style-name="T3">a=2</text:span></text:p>
          </draw:text-box>
        </draw:frame>
        <draw:frame draw:style-name="gr15" draw:text-style-name="P7" draw:layer="layout" svg:width="5.819cm" svg:height="0.962cm" svg:x="21.804cm" svg:y="1.638cm">
          <draw:text-box>
            <text:p><text:span text:style-name="T3">b=3</text:span></text:p>
          </draw:text-box>
        </draw:frame>
        <draw:frame draw:style-name="gr30" draw:text-style-name="P7" draw:layer="layout" svg:width="5.819cm" svg:height="1.338cm" svg:x="21.806cm" svg:y="0.26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17"><text:s text:c="4"/></text:span><text:span text:style-name="T16"><text:s/></text:span><text:span text:style-name="T17">c = a+b;</text:span></text:p>
            <text:p><text:span text:style-name="T6"><text:s text:c="5"/></text:span><text:span text:style-name="T6">d = </text:span><text:span text:style-name="T16">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line draw:style-name="gr10" draw:text-style-name="P6" draw:layer="layout" svg:x1="19.301cm" svg:y1="12.9cm" svg:x2="21.501cm" svg:y2="12.9cm">
          <text:p/>
        </draw:line>
        <draw:frame draw:style-name="gr11" draw:text-style-name="P3" draw:layer="layout" svg:width="1.416cm" svg:height="0.962cm" svg:x="17.901cm" svg:y="12.388cm">
          <draw:text-box>
            <text:p>rbp</text:p>
          </draw:text-box>
        </draw:frame>
        <draw:frame draw:style-name="gr21" draw:text-style-name="P7" draw:layer="layout" svg:width="5.819cm" svg:height="2.5cm" svg:x="21.804cm" svg:y="13.2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15"><text:s text:c="8"/></text:span><text:span text:style-name="T15">mov</text:span><text:span text:style-name="T15"><text:tab/></text:span><text:span text:style-name="T15"> <text:s text:c="7"/>rbp, </text:span><text:span text:style-name="T15">rsp, </text:span></text:p>
            <text:p><text:span text:style-name="T9"/></text:p>
            <text:p><text:span text:style-name="T15"><text:tab/></text:span><text:span text:style-name="T15">sub <text:s text:c="3"/>rsp,32</text:span></text:p>
            <text:p><text:span text:style-name="T15"><text:tab/></text:span><text:span text:style-name="T15">movl</text:span><text:span text:style-name="T15"><text:tab/></text:span><text:span text:style-name="T15"> [rbp-</text:span><text:span text:style-name="T15">20],edi</text:span></text:p>
            <text:p><text:span text:style-name="T15"><text:tab/></text:span><text:span text:style-name="T15">movl</text:span><text:span text:style-name="T15"><text:tab/></text:span><text:span text:style-name="T15"> [rbp-</text:span><text:span text:style-name="T15">24],esi</text:span></text:p>
            <text:p><text:span text:style-name="T15"><text:tab/></text:span><text:span text:style-name="T15">movl</text:span><text:span text:style-name="T15"><text:tab/></text:span><text:span text:style-name="T15">edx, [rbp-</text:span><text:span text:style-name="T15">20]</text:span></text:p>
            <text:p><text:span text:style-name="T15"><text:tab/></text:span><text:span text:style-name="T15">movl</text:span><text:span text:style-name="T15"><text:tab/></text:span><text:span text:style-name="T15">eax, [rbp-</text:span><text:span text:style-name="T15">24]</text:span></text:p>
            <text:p><text:span text:style-name="T15"><text:tab/></text:span><text:span text:style-name="T15">addl</text:span><text:span text:style-name="T15"><text:tab/></text:span><text:span text:style-name="T15">eax, edx</text:span></text:p>
            <text:p><text:span text:style-name="T15"><text:tab/></text:span><text:span text:style-name="T15">movl</text:span><text:span text:style-name="T15"><text:tab/></text:span><text:span text:style-name="T15"> [rbp-8], </text:span><text:span text:style-name="T15">eax</text:span></text:p>
            <text:p><text:span text:style-name="T9"><text:tab/></text:span><text:span text:style-name="T15">movl</text:span><text:span text:style-name="T15"><text:tab/></text:span><text:span text:style-name="T15"> eax,[rbp-8]</text:span></text:p>
            <text:p><text:span text:style-name="T15"><text:tab/></text:span><text:span text:style-name="T15">movl</text:span><text:span text:style-name="T15"><text:tab/></text:span><text:span text:style-name="T15">edi, eax</text:span></text:p>
            <text:p><text:span text:style-name="T14"><text:tab/></text:span><text:span text:style-name="T14">call</text:span><text:span text:style-name="T14"><text:tab/></text:span><text:span text:style-name="T14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line draw:style-name="gr10" draw:text-style-name="P6" draw:layer="layout" svg:x1="19.302cm" svg:y1="2.639cm" svg:x2="21.502cm" svg:y2="2.639cm">
          <text:p/>
        </draw:line>
        <draw:frame draw:style-name="gr12" draw:text-style-name="P3" draw:layer="layout" svg:width="1.383cm" svg:height="0.962cm" svg:x="17.902cm" svg:y="2.039cm">
          <draw:text-box>
            <text:p>rsp</text:p>
          </draw:text-box>
        </draw:frame>
        <draw:frame draw:style-name="gr14" draw:layer="layout" svg:width="5.819cm" svg:height="1.673cm" svg:x="21.803cm" svg:y="11.503cm">
          <draw:text-box>
            <text:p>Endereço rbp antigo</text:p>
          </draw:text-box>
        </draw:frame>
        <draw:frame draw:style-name="gr30" draw:text-style-name="P7" draw:layer="layout" svg:width="5.819cm" svg:height="1.338cm" svg:x="21.805cm" svg:y="8.162cm">
          <draw:text-box>
            <text:p/>
          </draw:text-box>
        </draw:frame>
        <draw:frame draw:style-name="gr15" draw:layer="layout" svg:width="5.819cm" svg:height="0.962cm" svg:x="21.803cm" svg:y="10.538cm">
          <draw:text-box>
            <text:p>d</text:p>
          </draw:text-box>
        </draw:frame>
        <draw:frame draw:style-name="gr15" draw:layer="layout" svg:width="5.819cm" svg:height="0.962cm" svg:x="21.803cm" svg:y="9.538cm">
          <draw:text-box>
            <text:p>c=5</text:p>
          </draw:text-box>
        </draw:frame>
        <draw:frame draw:style-name="gr15" draw:text-style-name="P7" draw:layer="layout" svg:width="5.819cm" svg:height="0.962cm" svg:x="21.805cm" svg:y="7.2cm">
          <draw:text-box>
            <text:p><text:span text:style-name="T2">a=2</text:span></text:p>
          </draw:text-box>
        </draw:frame>
        <draw:frame draw:style-name="gr15" draw:text-style-name="P7" draw:layer="layout" svg:width="5.819cm" svg:height="0.962cm" svg:x="21.804cm" svg:y="6.238cm">
          <draw:text-box>
            <text:p><text:span text:style-name="T2">b=3</text:span></text:p>
          </draw:text-box>
        </draw:frame>
        <draw:frame draw:style-name="gr30" draw:text-style-name="P7" draw:layer="layout" svg:width="5.819cm" svg:height="1.338cm" svg:x="21.806cm" svg:y="4.862cm">
          <draw:text-box>
            <text:p/>
          </draw:text-box>
        </draw:frame>
        <draw:frame draw:style-name="gr9" draw:text-style-name="P7" draw:layer="layout" svg:width="5.819cm" svg:height="2.384cm" svg:x="21.807cm" svg:y="2.5cm">
          <draw:text-box>
            <text:p><text:span text:style-name="T2">Endereço para </text:span><text:span text:style-name="T2">onde func2 deve </text:span><text:span text:style-name="T2">retorn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17"><text:s text:c="4"/></text:span><text:span text:style-name="T16"><text:s/></text:span><text:span text:style-name="T17">c = a+b;</text:span></text:p>
            <text:p><text:span text:style-name="T17"><text:s text:c="5"/></text:span><text:span text:style-name="T17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line draw:style-name="gr10" draw:text-style-name="P6" draw:layer="layout" svg:x1="19.301cm" svg:y1="12.9cm" svg:x2="21.501cm" svg:y2="12.9cm">
          <text:p/>
        </draw:line>
        <draw:frame draw:style-name="gr11" draw:text-style-name="P3" draw:layer="layout" svg:width="1.416cm" svg:height="0.962cm" svg:x="17.901cm" svg:y="12.388cm">
          <draw:text-box>
            <text:p>rbp</text:p>
          </draw:text-box>
        </draw:frame>
        <draw:frame draw:style-name="gr21" draw:text-style-name="P7" draw:layer="layout" svg:width="5.819cm" svg:height="2.5cm" svg:x="21.804cm" svg:y="13.2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line draw:style-name="gr10" draw:text-style-name="P6" draw:layer="layout" svg:x1="19.302cm" svg:y1="2.639cm" svg:x2="21.502cm" svg:y2="2.639cm">
          <text:p/>
        </draw:line>
        <draw:frame draw:style-name="gr12" draw:text-style-name="P3" draw:layer="layout" svg:width="1.383cm" svg:height="0.962cm" svg:x="17.902cm" svg:y="2.039cm">
          <draw:text-box>
            <text:p>rsp</text:p>
          </draw:text-box>
        </draw:frame>
        <draw:frame draw:style-name="gr14" draw:layer="layout" svg:width="5.819cm" svg:height="1.673cm" svg:x="21.803cm" svg:y="11.503cm">
          <draw:text-box>
            <text:p>Endereço rbp antigo</text:p>
          </draw:text-box>
        </draw:frame>
        <draw:frame draw:style-name="gr30" draw:text-style-name="P7" draw:layer="layout" svg:width="5.819cm" svg:height="1.338cm" svg:x="21.805cm" svg:y="8.162cm">
          <draw:text-box>
            <text:p/>
          </draw:text-box>
        </draw:frame>
        <draw:frame draw:style-name="gr15" draw:layer="layout" svg:width="5.819cm" svg:height="0.962cm" svg:x="21.803cm" svg:y="10.538cm">
          <draw:text-box>
            <text:p>d</text:p>
          </draw:text-box>
        </draw:frame>
        <draw:frame draw:style-name="gr15" draw:layer="layout" svg:width="5.819cm" svg:height="0.962cm" svg:x="21.803cm" svg:y="9.538cm">
          <draw:text-box>
            <text:p>c=5</text:p>
          </draw:text-box>
        </draw:frame>
        <draw:frame draw:style-name="gr15" draw:text-style-name="P7" draw:layer="layout" svg:width="5.819cm" svg:height="0.962cm" svg:x="21.805cm" svg:y="7.2cm">
          <draw:text-box>
            <text:p><text:span text:style-name="T3">a=2</text:span></text:p>
          </draw:text-box>
        </draw:frame>
        <draw:frame draw:style-name="gr15" draw:text-style-name="P7" draw:layer="layout" svg:width="5.819cm" svg:height="0.962cm" svg:x="21.804cm" svg:y="6.238cm">
          <draw:text-box>
            <text:p><text:span text:style-name="T3">b=3</text:span></text:p>
          </draw:text-box>
        </draw:frame>
        <draw:frame draw:style-name="gr30" draw:text-style-name="P7" draw:layer="layout" svg:width="5.819cm" svg:height="1.338cm" svg:x="21.806cm" svg:y="4.862cm">
          <draw:text-box>
            <text:p/>
          </draw:text-box>
        </draw:frame>
        <draw:frame draw:style-name="gr9" draw:text-style-name="P7" draw:layer="layout" svg:width="5.819cm" svg:height="2.384cm" svg:x="21.807cm" svg:y="2.5cm">
          <draw:text-box>
            <text:p><text:span text:style-name="T2">Endereço para </text:span><text:span text:style-name="T2">onde func2 deve </text:span><text:span text:style-name="T2">retornar</text:span></text:p>
          </draw:text-box>
        </draw:frame>
        <draw:frame draw:style-name="gr31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6"/>rbp, rsp</text:p>
            <text:p><text:s text:c="7"/>sub <text:s text:c="7"/>rsp, 28</text:p>
            <text:p><text:tab/>mov <text:tab/>[rbp-20],edi </text:p>
            <text:p><text:tab/>mov <text:tab/>eax, [rbp-20]</text:p>
            <text:p><text:tab/>add <text:s text:c="8"/>eax,2</text:p>
            <text:p><text:tab/>mov <text:tab/>[rbp-4], eax</text:p>
            <text:p><text:tab/>mov <text:tab/>eax, [rbp-4]</text:p>
            <text:p><text:tab/>imull<text:tab/>eax, [rbp-4]</text:p>
            <text:p><text:s text:c="7"/>leave</text:p>
            <text:p><text:s text:c="7"/>ret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17"><text:s text:c="4"/></text:span><text:span text:style-name="T16"><text:s/></text:span><text:span text:style-name="T17">c = a+b;</text:span></text:p>
            <text:p><text:span text:style-name="T17"><text:s text:c="5"/></text:span><text:span text:style-name="T17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line draw:style-name="gr10" draw:text-style-name="P6" draw:layer="layout" svg:x1="19.301cm" svg:y1="12.9cm" svg:x2="21.501cm" svg:y2="12.9cm">
          <text:p/>
        </draw:line>
        <draw:frame draw:style-name="gr11" draw:text-style-name="P3" draw:layer="layout" svg:width="1.416cm" svg:height="0.962cm" svg:x="17.901cm" svg:y="12.388cm">
          <draw:text-box>
            <text:p>rbp</text:p>
          </draw:text-box>
        </draw:frame>
        <draw:frame draw:style-name="gr21" draw:text-style-name="P7" draw:layer="layout" svg:width="5.819cm" svg:height="2.5cm" svg:x="21.804cm" svg:y="13.2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line draw:style-name="gr10" draw:text-style-name="P6" draw:layer="layout" svg:x1="19.302cm" svg:y1="1.539cm" svg:x2="21.502cm" svg:y2="1.539cm">
          <text:p/>
        </draw:line>
        <draw:frame draw:style-name="gr12" draw:text-style-name="P3" draw:layer="layout" svg:width="1.383cm" svg:height="0.962cm" svg:x="17.902cm" svg:y="0.939cm">
          <draw:text-box>
            <text:p>rsp</text:p>
          </draw:text-box>
        </draw:frame>
        <draw:frame draw:style-name="gr14" draw:layer="layout" svg:width="5.819cm" svg:height="1.673cm" svg:x="21.803cm" svg:y="11.503cm">
          <draw:text-box>
            <text:p>Endereço rbp antigo</text:p>
          </draw:text-box>
        </draw:frame>
        <draw:frame draw:style-name="gr30" draw:text-style-name="P7" draw:layer="layout" svg:width="5.819cm" svg:height="1.338cm" svg:x="21.805cm" svg:y="8.162cm">
          <draw:text-box>
            <text:p/>
          </draw:text-box>
        </draw:frame>
        <draw:frame draw:style-name="gr15" draw:layer="layout" svg:width="5.819cm" svg:height="0.962cm" svg:x="21.803cm" svg:y="10.538cm">
          <draw:text-box>
            <text:p>d</text:p>
          </draw:text-box>
        </draw:frame>
        <draw:frame draw:style-name="gr15" draw:layer="layout" svg:width="5.819cm" svg:height="0.962cm" svg:x="21.803cm" svg:y="9.538cm">
          <draw:text-box>
            <text:p>c=5</text:p>
          </draw:text-box>
        </draw:frame>
        <draw:frame draw:style-name="gr15" draw:text-style-name="P7" draw:layer="layout" svg:width="5.819cm" svg:height="0.962cm" svg:x="21.805cm" svg:y="7.2cm">
          <draw:text-box>
            <text:p><text:span text:style-name="T2">a=2</text:span></text:p>
          </draw:text-box>
        </draw:frame>
        <draw:frame draw:style-name="gr15" draw:text-style-name="P7" draw:layer="layout" svg:width="5.819cm" svg:height="0.962cm" svg:x="21.804cm" svg:y="6.238cm">
          <draw:text-box>
            <text:p><text:span text:style-name="T2">b=3</text:span></text:p>
          </draw:text-box>
        </draw:frame>
        <draw:frame draw:style-name="gr30" draw:text-style-name="P7" draw:layer="layout" svg:width="5.819cm" svg:height="1.338cm" svg:x="21.806cm" svg:y="4.862cm">
          <draw:text-box>
            <text:p/>
          </draw:text-box>
        </draw:frame>
        <draw:frame draw:style-name="gr9" draw:text-style-name="P7" draw:layer="layout" svg:width="5.819cm" svg:height="2.384cm" svg:x="21.807cm" svg:y="2.5cm">
          <draw:text-box>
            <text:p><text:span text:style-name="T2">Endereço para </text:span><text:span text:style-name="T2">onde func2 deve </text:span><text:span text:style-name="T2">retornar</text:span></text:p>
          </draw:text-box>
        </draw:frame>
        <draw:frame draw:style-name="gr31" draw:text-style-name="P4" draw:layer="layout" svg:width="9.006cm" svg:height="13.05cm" svg:x="8.394cm" svg:y="0.6cm">
          <draw:text-box>
            <text:p>func2:</text:p>
            <text:p><text:span text:style-name="T7"><text:tab/></text:span><text:span text:style-name="T7">push</text:span><text:span text:style-name="T7"><text:tab/></text:span><text:span text:style-name="T7">rbp</text:span></text:p>
            <text:p><text:tab/>mov<text:tab/> <text:s text:c="6"/>rbp, rsp</text:p>
            <text:p><text:s text:c="7"/>sub <text:s text:c="7"/>rsp, 28</text:p>
            <text:p><text:tab/>mov <text:tab/>[rbp-20],edi </text:p>
            <text:p><text:tab/>mov <text:tab/>eax, [rbp-20]</text:p>
            <text:p><text:tab/>add <text:s text:c="8"/>eax,2</text:p>
            <text:p><text:tab/>mov <text:tab/>[rbp-4], eax</text:p>
            <text:p><text:tab/>mov <text:tab/>eax, [rbp-4]</text:p>
            <text:p><text:tab/>imull<text:tab/>eax, [rbp-4]</text:p>
            <text:p><text:s text:c="7"/>leave</text:p>
            <text:p><text:s text:c="7"/>ret</text:p>
          </draw:text-box>
        </draw:frame>
        <draw:frame draw:style-name="gr14" draw:layer="layout" svg:width="5.819cm" svg:height="1.673cm" svg:x="21.804cm" svg:y="0.804cm">
          <draw:text-box>
            <text:p>Endereço rbp antigo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17"><text:s text:c="4"/></text:span><text:span text:style-name="T16"><text:s/></text:span><text:span text:style-name="T17">c = a+b;</text:span></text:p>
            <text:p><text:span text:style-name="T17"><text:s text:c="5"/></text:span><text:span text:style-name="T17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line draw:style-name="gr10" draw:text-style-name="P6" draw:layer="layout" svg:x1="19.301cm" svg:y1="2.1cm" svg:x2="21.501cm" svg:y2="2.1cm">
          <text:p/>
        </draw:line>
        <draw:frame draw:style-name="gr11" draw:text-style-name="P3" draw:layer="layout" svg:width="1.416cm" svg:height="0.962cm" svg:x="17.901cm" svg:y="1.588cm">
          <draw:text-box>
            <text:p>rbp</text:p>
          </draw:text-box>
        </draw:frame>
        <draw:frame draw:style-name="gr21" draw:text-style-name="P7" draw:layer="layout" svg:width="5.819cm" svg:height="2.5cm" svg:x="21.804cm" svg:y="13.2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line draw:style-name="gr10" draw:text-style-name="P6" draw:layer="layout" svg:x1="19.302cm" svg:y1="1.539cm" svg:x2="21.502cm" svg:y2="1.539cm">
          <text:p/>
        </draw:line>
        <draw:frame draw:style-name="gr12" draw:text-style-name="P3" draw:layer="layout" svg:width="1.383cm" svg:height="0.962cm" svg:x="17.902cm" svg:y="0.939cm">
          <draw:text-box>
            <text:p>rsp</text:p>
          </draw:text-box>
        </draw:frame>
        <draw:frame draw:style-name="gr14" draw:layer="layout" svg:width="5.819cm" svg:height="1.673cm" svg:x="21.803cm" svg:y="11.503cm">
          <draw:text-box>
            <text:p>Endereço rbp antigo</text:p>
          </draw:text-box>
        </draw:frame>
        <draw:frame draw:style-name="gr30" draw:text-style-name="P7" draw:layer="layout" svg:width="5.819cm" svg:height="1.338cm" svg:x="21.805cm" svg:y="8.162cm">
          <draw:text-box>
            <text:p/>
          </draw:text-box>
        </draw:frame>
        <draw:frame draw:style-name="gr15" draw:layer="layout" svg:width="5.819cm" svg:height="0.962cm" svg:x="21.803cm" svg:y="10.538cm">
          <draw:text-box>
            <text:p>d</text:p>
          </draw:text-box>
        </draw:frame>
        <draw:frame draw:style-name="gr15" draw:layer="layout" svg:width="5.819cm" svg:height="0.962cm" svg:x="21.803cm" svg:y="9.538cm">
          <draw:text-box>
            <text:p>c=5</text:p>
          </draw:text-box>
        </draw:frame>
        <draw:frame draw:style-name="gr15" draw:text-style-name="P7" draw:layer="layout" svg:width="5.819cm" svg:height="0.962cm" svg:x="21.805cm" svg:y="7.2cm">
          <draw:text-box>
            <text:p><text:span text:style-name="T2">a=2</text:span></text:p>
          </draw:text-box>
        </draw:frame>
        <draw:frame draw:style-name="gr15" draw:text-style-name="P7" draw:layer="layout" svg:width="5.819cm" svg:height="0.962cm" svg:x="21.804cm" svg:y="6.238cm">
          <draw:text-box>
            <text:p><text:span text:style-name="T2">b=3</text:span></text:p>
          </draw:text-box>
        </draw:frame>
        <draw:frame draw:style-name="gr30" draw:text-style-name="P7" draw:layer="layout" svg:width="5.819cm" svg:height="1.338cm" svg:x="21.806cm" svg:y="4.862cm">
          <draw:text-box>
            <text:p/>
          </draw:text-box>
        </draw:frame>
        <draw:frame draw:style-name="gr9" draw:text-style-name="P7" draw:layer="layout" svg:width="5.819cm" svg:height="2.384cm" svg:x="21.807cm" svg:y="2.5cm">
          <draw:text-box>
            <text:p><text:span text:style-name="T2">Endereço para </text:span><text:span text:style-name="T2">onde func2 deve </text:span><text:span text:style-name="T2">retornar</text:span></text:p>
          </draw:text-box>
        </draw:frame>
        <draw:frame draw:style-name="gr31" draw:text-style-name="P4" draw:layer="layout" svg:width="9.006cm" svg:height="13.05cm" svg:x="8.394cm" svg:y="0.6cm">
          <draw:text-box>
            <text:p>func2:</text:p>
            <text:p><text:span text:style-name="T2"><text:tab/></text:span><text:span text:style-name="T2">push</text:span><text:span text:style-name="T2"><text:tab/></text:span><text:span text:style-name="T2">rbp</text:span></text:p>
            <text:p><text:span text:style-name="T7"><text:tab/></text:span><text:span text:style-name="T7">mov</text:span><text:span text:style-name="T7"><text:tab/></text:span><text:span text:style-name="T7"> <text:s text:c="6"/>rbp, </text:span><text:span text:style-name="T7">rsp</text:span></text:p>
            <text:p><text:s text:c="7"/>sub <text:s text:c="7"/>rsp, 28</text:p>
            <text:p><text:tab/>mov <text:tab/>[rbp-20],edi </text:p>
            <text:p><text:tab/>mov <text:tab/>eax, [rbp-20]</text:p>
            <text:p><text:tab/>add <text:s text:c="8"/>eax,2</text:p>
            <text:p><text:tab/>mov <text:tab/>[rbp-4], eax</text:p>
            <text:p><text:tab/>mov <text:tab/>eax, [rbp-4]</text:p>
            <text:p><text:tab/>imull<text:tab/>eax, [rbp-4]</text:p>
            <text:p><text:s text:c="7"/>leave</text:p>
            <text:p><text:s text:c="7"/>ret</text:p>
          </draw:text-box>
        </draw:frame>
        <draw:frame draw:style-name="gr14" draw:layer="layout" svg:width="5.819cm" svg:height="1.673cm" svg:x="21.804cm" svg:y="0.804cm">
          <draw:text-box>
            <text:p>Endereço rbp antigo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17"><text:s text:c="4"/></text:span><text:span text:style-name="T16"><text:s/></text:span><text:span text:style-name="T17">c = a+b;</text:span></text:p>
            <text:p><text:span text:style-name="T17"><text:s text:c="5"/></text:span><text:span text:style-name="T17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31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6"/>rbp, rsp</text:p>
            <text:p><text:span text:style-name="T7"><text:s text:c="7"/></text:span><text:span text:style-name="T7">sub <text:s text:c="7"/>rsp, </text:span><text:span text:style-name="T7">28</text:span></text:p>
            <text:p><text:tab/>mov <text:tab/>[rbp-20],edi </text:p>
            <text:p><text:tab/>mov <text:tab/>eax, [rbp-20]</text:p>
            <text:p><text:tab/>add <text:s text:c="8"/>eax,2</text:p>
            <text:p><text:tab/>mov <text:tab/>[rbp-4], eax</text:p>
            <text:p><text:tab/>mov <text:tab/>eax, [rbp-4]</text:p>
            <text:p><text:tab/>imull<text:tab/>eax, [rbp-4]</text:p>
            <text:p><text:s text:c="7"/>leave</text:p>
            <text:p><text:s text:c="7"/>ret</text:p>
          </draw:text-box>
        </draw:frame>
        <draw:line draw:style-name="gr10" draw:text-style-name="P6" draw:layer="layout" svg:x1="19.302cm" svg:y1="6.2cm" svg:x2="21.502cm" svg:y2="6.2cm">
          <text:p/>
        </draw:line>
        <draw:frame draw:style-name="gr11" draw:text-style-name="P3" draw:layer="layout" svg:width="1.416cm" svg:height="0.962cm" svg:x="17.902cm" svg:y="5.688cm">
          <draw:text-box>
            <text:p>rbp</text:p>
          </draw:text-box>
        </draw:frame>
        <draw:line draw:style-name="gr10" draw:text-style-name="P6" draw:layer="layout" svg:x1="19.303cm" svg:y1="0.739cm" svg:x2="21.503cm" svg:y2="0.739cm">
          <text:p/>
        </draw:line>
        <draw:frame draw:style-name="gr12" draw:text-style-name="P3" draw:layer="layout" svg:width="1.383cm" svg:height="0.962cm" svg:x="17.903cm" svg:y="0.139cm">
          <draw:text-box>
            <text:p>rsp</text:p>
          </draw:text-box>
        </draw:frame>
        <draw:frame draw:style-name="gr30" draw:text-style-name="P7" draw:layer="layout" svg:width="5.819cm" svg:height="1.338cm" svg:x="21.806cm" svg:y="12.262cm">
          <draw:text-box>
            <text:p/>
          </draw:text-box>
        </draw:frame>
        <draw:frame draw:style-name="gr15" draw:layer="layout" svg:width="5.819cm" svg:height="0.962cm" svg:x="21.804cm" svg:y="14.638cm">
          <draw:text-box>
            <text:p>d</text:p>
          </draw:text-box>
        </draw:frame>
        <draw:frame draw:style-name="gr15" draw:layer="layout" svg:width="5.819cm" svg:height="0.962cm" svg:x="21.804cm" svg:y="13.638cm">
          <draw:text-box>
            <text:p>c=5</text:p>
          </draw:text-box>
        </draw:frame>
        <draw:frame draw:style-name="gr15" draw:text-style-name="P7" draw:layer="layout" svg:width="5.819cm" svg:height="0.962cm" svg:x="21.806cm" svg:y="11.3cm">
          <draw:text-box>
            <text:p><text:span text:style-name="T2">a=2</text:span></text:p>
          </draw:text-box>
        </draw:frame>
        <draw:frame draw:style-name="gr15" draw:text-style-name="P7" draw:layer="layout" svg:width="5.819cm" svg:height="0.962cm" svg:x="21.805cm" svg:y="10.338cm">
          <draw:text-box>
            <text:p><text:span text:style-name="T2">b=3</text:span></text:p>
          </draw:text-box>
        </draw:frame>
        <draw:frame draw:style-name="gr30" draw:text-style-name="P7" draw:layer="layout" svg:width="5.819cm" svg:height="1.338cm" svg:x="21.807cm" svg:y="8.962cm">
          <draw:text-box>
            <text:p/>
          </draw:text-box>
        </draw:frame>
        <draw:frame draw:style-name="gr9" draw:text-style-name="P7" draw:layer="layout" svg:width="5.819cm" svg:height="2.384cm" svg:x="21.808cm" svg:y="6.6cm">
          <draw:text-box>
            <text:p><text:span text:style-name="T2">Endereço para </text:span><text:span text:style-name="T2">onde func2 deve </text:span><text:span text:style-name="T2">retornar</text:span></text:p>
          </draw:text-box>
        </draw:frame>
        <draw:frame draw:style-name="gr14" draw:layer="layout" svg:width="5.819cm" svg:height="1.673cm" svg:x="21.805cm" svg:y="4.904cm">
          <draw:text-box>
            <text:p>Endereço rbp antigo</text:p>
          </draw:text-box>
        </draw:frame>
        <draw:frame draw:style-name="gr32" draw:text-style-name="P7" draw:layer="layout" svg:width="5.819cm" svg:height="1.584cm" svg:x="21.807cm" svg:y="2.4cm">
          <draw:text-box>
            <text:p/>
          </draw:text-box>
        </draw:frame>
        <draw:frame draw:style-name="gr15" draw:text-style-name="P7" draw:layer="layout" svg:width="5.819cm" svg:height="0.962cm" svg:x="21.806cm" svg:y="3.938cm">
          <draw:text-box>
            <text:p><text:span text:style-name="T2">e</text:span></text:p>
          </draw:text-box>
        </draw:frame>
        <draw:frame draw:style-name="gr15" draw:text-style-name="P7" draw:layer="layout" svg:width="5.819cm" svg:height="0.962cm" svg:x="21.807cm" svg:y="1.438cm">
          <draw:text-box>
            <text:p><text:span text:style-name="T2">g</text:span></text:p>
          </draw:text-box>
        </draw:frame>
        <draw:frame draw:style-name="gr13" draw:text-style-name="P7" draw:layer="layout" svg:width="5.819cm" svg:height="1.187cm" svg:x="21.81cm" svg:y="0.2cm">
          <draw:text-box>
            <text:p/>
          </draw:text-box>
        </draw:frame>
        <draw:custom-shape draw:style-name="gr33" draw:text-style-name="P8" draw:layer="layout" svg:width="10.3cm" svg:height="6.4cm" svg:x="17.4cm" svg:y="0.2cm">
          <text:p/>
          <draw:enhanced-geometry svg:viewBox="0 0 21600 21600" draw:type="rectangle" draw:enhanced-path="M 0 0 L 21600 0 21600 21600 0 21600 0 0 Z N"/>
        </draw:custom-shape>
        <draw:frame draw:style-name="gr34" draw:text-style-name="P3" draw:layer="layout" svg:width="7.059cm" svg:height="0.962cm" svg:x="11.4cm" svg:y="11.4cm">
          <draw:text-box>
            <text:p>Stack frame para func2</text:p>
          </draw:text-box>
        </draw:frame>
        <draw:line draw:style-name="gr10" draw:text-style-name="P6" draw:layer="layout" svg:x1="14.8cm" svg:y1="11cm" svg:x2="18.8cm" svg:y2="6.65cm">
          <text:p/>
        </draw:lin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17"><text:s text:c="4"/></text:span><text:span text:style-name="T16"><text:s/></text:span><text:span text:style-name="T17">c = a+b;</text:span></text:p>
            <text:p><text:span text:style-name="T17"><text:s text:c="5"/></text:span><text:span text:style-name="T17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31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6"/>rbp, rsp</text:p>
            <text:p><text:span text:style-name="T2"><text:s text:c="7"/></text:span><text:span text:style-name="T2">sub <text:s text:c="7"/>rsp, </text:span><text:span text:style-name="T2">28</text:span></text:p>
            <text:p><text:span text:style-name="T7"><text:tab/></text:span><text:span text:style-name="T7">mov </text:span><text:span text:style-name="T7"><text:tab/></text:span><text:span text:style-name="T7">[rbp-</text:span><text:span text:style-name="T7">20],edi </text:span></text:p>
            <text:p><text:tab/>mov <text:tab/>eax, [rbp-20]</text:p>
            <text:p><text:tab/>add <text:s text:c="8"/>eax,2</text:p>
            <text:p><text:tab/>mov <text:tab/>[rbp-4], eax</text:p>
            <text:p><text:tab/>mov <text:tab/>eax, [rbp-4]</text:p>
            <text:p><text:tab/>imull<text:tab/>eax, [rbp-4]</text:p>
            <text:p><text:s text:c="7"/>leave</text:p>
            <text:p><text:s text:c="7"/>ret</text:p>
          </draw:text-box>
        </draw:frame>
        <draw:line draw:style-name="gr10" draw:text-style-name="P6" draw:layer="layout" svg:x1="19.302cm" svg:y1="6.2cm" svg:x2="21.502cm" svg:y2="6.2cm">
          <text:p/>
        </draw:line>
        <draw:frame draw:style-name="gr11" draw:text-style-name="P3" draw:layer="layout" svg:width="1.416cm" svg:height="0.962cm" svg:x="17.902cm" svg:y="5.688cm">
          <draw:text-box>
            <text:p>rbp</text:p>
          </draw:text-box>
        </draw:frame>
        <draw:line draw:style-name="gr10" draw:text-style-name="P6" draw:layer="layout" svg:x1="19.303cm" svg:y1="0.739cm" svg:x2="21.503cm" svg:y2="0.739cm">
          <text:p/>
        </draw:line>
        <draw:frame draw:style-name="gr12" draw:text-style-name="P3" draw:layer="layout" svg:width="1.383cm" svg:height="0.962cm" svg:x="17.903cm" svg:y="0.139cm">
          <draw:text-box>
            <text:p>rsp</text:p>
          </draw:text-box>
        </draw:frame>
        <draw:frame draw:style-name="gr30" draw:text-style-name="P7" draw:layer="layout" svg:width="5.819cm" svg:height="1.338cm" svg:x="21.806cm" svg:y="12.262cm">
          <draw:text-box>
            <text:p/>
          </draw:text-box>
        </draw:frame>
        <draw:frame draw:style-name="gr15" draw:layer="layout" svg:width="5.819cm" svg:height="0.962cm" svg:x="21.804cm" svg:y="14.638cm">
          <draw:text-box>
            <text:p>d</text:p>
          </draw:text-box>
        </draw:frame>
        <draw:frame draw:style-name="gr15" draw:layer="layout" svg:width="5.819cm" svg:height="0.962cm" svg:x="21.804cm" svg:y="13.638cm">
          <draw:text-box>
            <text:p>c=5</text:p>
          </draw:text-box>
        </draw:frame>
        <draw:frame draw:style-name="gr15" draw:text-style-name="P7" draw:layer="layout" svg:width="5.819cm" svg:height="0.962cm" svg:x="21.806cm" svg:y="11.3cm">
          <draw:text-box>
            <text:p><text:span text:style-name="T2">a=2</text:span></text:p>
          </draw:text-box>
        </draw:frame>
        <draw:frame draw:style-name="gr15" draw:text-style-name="P7" draw:layer="layout" svg:width="5.819cm" svg:height="0.962cm" svg:x="21.805cm" svg:y="10.338cm">
          <draw:text-box>
            <text:p><text:span text:style-name="T3">b=3</text:span></text:p>
          </draw:text-box>
        </draw:frame>
        <draw:frame draw:style-name="gr30" draw:text-style-name="P7" draw:layer="layout" svg:width="5.819cm" svg:height="1.338cm" svg:x="21.807cm" svg:y="8.962cm">
          <draw:text-box>
            <text:p/>
          </draw:text-box>
        </draw:frame>
        <draw:frame draw:style-name="gr9" draw:text-style-name="P7" draw:layer="layout" svg:width="5.819cm" svg:height="2.384cm" svg:x="21.808cm" svg:y="6.6cm">
          <draw:text-box>
            <text:p><text:span text:style-name="T2">Endereço para </text:span><text:span text:style-name="T2">onde func2 deve </text:span><text:span text:style-name="T2">retornar</text:span></text:p>
          </draw:text-box>
        </draw:frame>
        <draw:frame draw:style-name="gr14" draw:layer="layout" svg:width="5.819cm" svg:height="1.673cm" svg:x="21.805cm" svg:y="4.904cm">
          <draw:text-box>
            <text:p>Endereço rbp antigo</text:p>
          </draw:text-box>
        </draw:frame>
        <draw:frame draw:style-name="gr32" draw:text-style-name="P7" draw:layer="layout" svg:width="5.819cm" svg:height="1.584cm" svg:x="21.807cm" svg:y="2.4cm">
          <draw:text-box>
            <text:p/>
          </draw:text-box>
        </draw:frame>
        <draw:frame draw:style-name="gr15" draw:text-style-name="P7" draw:layer="layout" svg:width="5.819cm" svg:height="0.962cm" svg:x="21.806cm" svg:y="3.938cm">
          <draw:text-box>
            <text:p><text:span text:style-name="T2">e</text:span></text:p>
          </draw:text-box>
        </draw:frame>
        <draw:frame draw:style-name="gr15" draw:text-style-name="P9" draw:layer="layout" svg:width="5.819cm" svg:height="0.962cm" svg:x="21.807cm" svg:y="1.438cm">
          <draw:text-box>
            <text:p><text:span text:style-name="T7">g=5</text:span></text:p>
          </draw:text-box>
        </draw:frame>
        <draw:frame draw:style-name="gr13" draw:text-style-name="P7" draw:layer="layout" svg:width="5.819cm" svg:height="1.187cm" svg:x="21.81cm" svg:y="0.2cm">
          <draw:text-box>
            <text:p/>
          </draw:text-box>
        </draw:frame>
        <draw:line draw:style-name="gr10" draw:text-style-name="P6" draw:layer="layout" svg:x1="19.302cm" svg:y1="1.9cm" svg:x2="21.502cm" svg:y2="1.9cm">
          <text:p/>
        </draw:line>
        <draw:frame draw:style-name="gr19" draw:text-style-name="P10" draw:layer="layout" svg:width="2.331cm" svg:height="0.962cm" svg:x="17cm" svg:y="1.388cm">
          <draw:text-box>
            <text:p><text:span text:style-name="T7">rbp-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17"><text:s text:c="4"/></text:span><text:span text:style-name="T16"><text:s/></text:span><text:span text:style-name="T17">c = a+b;</text:span></text:p>
            <text:p><text:span text:style-name="T17"><text:s text:c="5"/></text:span><text:span text:style-name="T17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</text:span><text:span text:style-name="T16"> g+2</text:span><text:span text:style-name="T6">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31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6"/>rbp, rsp</text:p>
            <text:p><text:span text:style-name="T2"><text:s text:c="7"/></text:span><text:span text:style-name="T2">sub <text:s text:c="7"/>rsp, </text:span><text:span text:style-name="T2">28</text:span></text:p>
            <text:p><text:tab/>mov <text:tab/>[rbp-20],edi </text:p>
            <text:p><text:span text:style-name="T7"><text:tab/></text:span><text:span text:style-name="T7">mov </text:span><text:span text:style-name="T7"><text:tab/></text:span><text:span text:style-name="T7">eax, </text:span><text:span text:style-name="T7">[rbp-20]</text:span></text:p>
            <text:p><text:span text:style-name="T7"><text:tab/></text:span><text:span text:style-name="T7">add <text:s text:c="8"/></text:span><text:span text:style-name="T7">eax,2</text:span></text:p>
            <text:p><text:tab/>mov <text:tab/>[rbp-4], eax</text:p>
            <text:p><text:tab/>mov <text:tab/>eax, [rbp-4]</text:p>
            <text:p><text:tab/>imull<text:tab/>eax, [rbp-4]</text:p>
            <text:p><text:s text:c="7"/>leave</text:p>
            <text:p><text:s text:c="7"/>ret</text:p>
          </draw:text-box>
        </draw:frame>
        <draw:line draw:style-name="gr10" draw:text-style-name="P6" draw:layer="layout" svg:x1="19.302cm" svg:y1="6.2cm" svg:x2="21.502cm" svg:y2="6.2cm">
          <text:p/>
        </draw:line>
        <draw:frame draw:style-name="gr11" draw:text-style-name="P3" draw:layer="layout" svg:width="1.416cm" svg:height="0.962cm" svg:x="17.902cm" svg:y="5.688cm">
          <draw:text-box>
            <text:p>rbp</text:p>
          </draw:text-box>
        </draw:frame>
        <draw:line draw:style-name="gr10" draw:text-style-name="P6" draw:layer="layout" svg:x1="19.303cm" svg:y1="0.739cm" svg:x2="21.503cm" svg:y2="0.739cm">
          <text:p/>
        </draw:line>
        <draw:frame draw:style-name="gr12" draw:text-style-name="P3" draw:layer="layout" svg:width="1.383cm" svg:height="0.962cm" svg:x="17.903cm" svg:y="0.139cm">
          <draw:text-box>
            <text:p>rsp</text:p>
          </draw:text-box>
        </draw:frame>
        <draw:frame draw:style-name="gr30" draw:text-style-name="P7" draw:layer="layout" svg:width="5.819cm" svg:height="1.338cm" svg:x="21.806cm" svg:y="12.262cm">
          <draw:text-box>
            <text:p/>
          </draw:text-box>
        </draw:frame>
        <draw:frame draw:style-name="gr15" draw:layer="layout" svg:width="5.819cm" svg:height="0.962cm" svg:x="21.804cm" svg:y="14.638cm">
          <draw:text-box>
            <text:p>d</text:p>
          </draw:text-box>
        </draw:frame>
        <draw:frame draw:style-name="gr15" draw:layer="layout" svg:width="5.819cm" svg:height="0.962cm" svg:x="21.804cm" svg:y="13.638cm">
          <draw:text-box>
            <text:p>c=5</text:p>
          </draw:text-box>
        </draw:frame>
        <draw:frame draw:style-name="gr15" draw:text-style-name="P7" draw:layer="layout" svg:width="5.819cm" svg:height="0.962cm" svg:x="21.806cm" svg:y="11.3cm">
          <draw:text-box>
            <text:p><text:span text:style-name="T2">a=2</text:span></text:p>
          </draw:text-box>
        </draw:frame>
        <draw:frame draw:style-name="gr15" draw:text-style-name="P7" draw:layer="layout" svg:width="5.819cm" svg:height="0.962cm" svg:x="21.805cm" svg:y="10.338cm">
          <draw:text-box>
            <text:p><text:span text:style-name="T3">b=3</text:span></text:p>
          </draw:text-box>
        </draw:frame>
        <draw:frame draw:style-name="gr30" draw:text-style-name="P7" draw:layer="layout" svg:width="5.819cm" svg:height="1.338cm" svg:x="21.807cm" svg:y="8.962cm">
          <draw:text-box>
            <text:p/>
          </draw:text-box>
        </draw:frame>
        <draw:frame draw:style-name="gr9" draw:text-style-name="P7" draw:layer="layout" svg:width="5.819cm" svg:height="2.384cm" svg:x="21.808cm" svg:y="6.6cm">
          <draw:text-box>
            <text:p><text:span text:style-name="T2">Endereço para </text:span><text:span text:style-name="T2">onde func2 deve </text:span><text:span text:style-name="T2">retornar</text:span></text:p>
          </draw:text-box>
        </draw:frame>
        <draw:frame draw:style-name="gr14" draw:layer="layout" svg:width="5.819cm" svg:height="1.673cm" svg:x="21.805cm" svg:y="4.904cm">
          <draw:text-box>
            <text:p>Endereço rbp antigo</text:p>
          </draw:text-box>
        </draw:frame>
        <draw:frame draw:style-name="gr32" draw:text-style-name="P7" draw:layer="layout" svg:width="5.819cm" svg:height="1.584cm" svg:x="21.807cm" svg:y="2.4cm">
          <draw:text-box>
            <text:p/>
          </draw:text-box>
        </draw:frame>
        <draw:frame draw:style-name="gr15" draw:text-style-name="P7" draw:layer="layout" svg:width="5.819cm" svg:height="0.962cm" svg:x="21.806cm" svg:y="3.938cm">
          <draw:text-box>
            <text:p><text:span text:style-name="T2">e</text:span></text:p>
          </draw:text-box>
        </draw:frame>
        <draw:frame draw:style-name="gr15" draw:text-style-name="P7" draw:layer="layout" svg:width="5.819cm" svg:height="0.962cm" svg:x="21.807cm" svg:y="1.438cm">
          <draw:text-box>
            <text:p><text:span text:style-name="T2">g=5</text:span></text:p>
          </draw:text-box>
        </draw:frame>
        <draw:frame draw:style-name="gr13" draw:text-style-name="P7" draw:layer="layout" svg:width="5.819cm" svg:height="1.187cm" svg:x="21.81cm" svg:y="0.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17"><text:s text:c="4"/></text:span><text:span text:style-name="T16"><text:s/></text:span><text:span text:style-name="T17">c = a+b;</text:span></text:p>
            <text:p><text:span text:style-name="T17"><text:s text:c="5"/></text:span><text:span text:style-name="T17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</text:span><text:span text:style-name="T16">e =</text:span><text:span text:style-name="T17"> g+2</text:span><text:span text:style-name="T6">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31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6"/>rbp, rsp</text:p>
            <text:p><text:span text:style-name="T2"><text:s text:c="7"/></text:span><text:span text:style-name="T2">sub <text:s text:c="7"/>rsp, </text:span><text:span text:style-name="T2">28</text:span></text:p>
            <text:p><text:tab/>mov <text:tab/>[rbp-20],edi </text:p>
            <text:p><text:span text:style-name="T7"><text:tab/></text:span><text:span text:style-name="T2">mov </text:span><text:span text:style-name="T2"><text:tab/></text:span><text:span text:style-name="T2">eax, </text:span><text:span text:style-name="T2">[rbp-20]</text:span></text:p>
            <text:p><text:span text:style-name="T2"><text:tab/></text:span><text:span text:style-name="T2">add <text:s text:c="8"/></text:span><text:span text:style-name="T2">eax,2</text:span></text:p>
            <text:p><text:span text:style-name="T7"><text:tab/></text:span><text:span text:style-name="T7">mov </text:span><text:span text:style-name="T7"><text:tab/></text:span><text:span text:style-name="T7">[rbp-</text:span><text:span text:style-name="T7">4], eax</text:span></text:p>
            <text:p><text:tab/>mov <text:tab/>eax, [rbp-4]</text:p>
            <text:p><text:tab/>imull<text:tab/>eax, [rbp-4]</text:p>
            <text:p><text:s text:c="7"/>leave</text:p>
            <text:p><text:s text:c="7"/>ret</text:p>
          </draw:text-box>
        </draw:frame>
        <draw:line draw:style-name="gr10" draw:text-style-name="P6" draw:layer="layout" svg:x1="19.302cm" svg:y1="6.2cm" svg:x2="21.502cm" svg:y2="6.2cm">
          <text:p/>
        </draw:line>
        <draw:frame draw:style-name="gr11" draw:text-style-name="P3" draw:layer="layout" svg:width="1.416cm" svg:height="0.962cm" svg:x="17.902cm" svg:y="5.688cm">
          <draw:text-box>
            <text:p>rbp</text:p>
          </draw:text-box>
        </draw:frame>
        <draw:line draw:style-name="gr10" draw:text-style-name="P6" draw:layer="layout" svg:x1="19.303cm" svg:y1="0.739cm" svg:x2="21.503cm" svg:y2="0.739cm">
          <text:p/>
        </draw:line>
        <draw:frame draw:style-name="gr12" draw:text-style-name="P3" draw:layer="layout" svg:width="1.383cm" svg:height="0.962cm" svg:x="17.903cm" svg:y="0.139cm">
          <draw:text-box>
            <text:p>rsp</text:p>
          </draw:text-box>
        </draw:frame>
        <draw:frame draw:style-name="gr30" draw:text-style-name="P7" draw:layer="layout" svg:width="5.819cm" svg:height="1.338cm" svg:x="21.806cm" svg:y="12.262cm">
          <draw:text-box>
            <text:p/>
          </draw:text-box>
        </draw:frame>
        <draw:frame draw:style-name="gr15" draw:layer="layout" svg:width="5.819cm" svg:height="0.962cm" svg:x="21.804cm" svg:y="14.638cm">
          <draw:text-box>
            <text:p>d</text:p>
          </draw:text-box>
        </draw:frame>
        <draw:frame draw:style-name="gr15" draw:layer="layout" svg:width="5.819cm" svg:height="0.962cm" svg:x="21.804cm" svg:y="13.638cm">
          <draw:text-box>
            <text:p>c=5</text:p>
          </draw:text-box>
        </draw:frame>
        <draw:frame draw:style-name="gr15" draw:text-style-name="P7" draw:layer="layout" svg:width="5.819cm" svg:height="0.962cm" svg:x="21.806cm" svg:y="11.3cm">
          <draw:text-box>
            <text:p><text:span text:style-name="T2">a=2</text:span></text:p>
          </draw:text-box>
        </draw:frame>
        <draw:frame draw:style-name="gr15" draw:text-style-name="P7" draw:layer="layout" svg:width="5.819cm" svg:height="0.962cm" svg:x="21.805cm" svg:y="10.338cm">
          <draw:text-box>
            <text:p><text:span text:style-name="T2">b=3</text:span></text:p>
          </draw:text-box>
        </draw:frame>
        <draw:frame draw:style-name="gr30" draw:text-style-name="P7" draw:layer="layout" svg:width="5.819cm" svg:height="1.338cm" svg:x="21.807cm" svg:y="8.962cm">
          <draw:text-box>
            <text:p/>
          </draw:text-box>
        </draw:frame>
        <draw:frame draw:style-name="gr9" draw:text-style-name="P7" draw:layer="layout" svg:width="5.819cm" svg:height="2.384cm" svg:x="21.808cm" svg:y="6.6cm">
          <draw:text-box>
            <text:p><text:span text:style-name="T2">Endereço para </text:span><text:span text:style-name="T2">onde func2 deve </text:span><text:span text:style-name="T2">retornar</text:span></text:p>
          </draw:text-box>
        </draw:frame>
        <draw:frame draw:style-name="gr14" draw:layer="layout" svg:width="5.819cm" svg:height="1.673cm" svg:x="21.805cm" svg:y="4.904cm">
          <draw:text-box>
            <text:p>Endereço rbp antigo</text:p>
          </draw:text-box>
        </draw:frame>
        <draw:frame draw:style-name="gr32" draw:text-style-name="P7" draw:layer="layout" svg:width="5.819cm" svg:height="1.584cm" svg:x="21.807cm" svg:y="2.4cm">
          <draw:text-box>
            <text:p/>
          </draw:text-box>
        </draw:frame>
        <draw:frame draw:style-name="gr15" draw:text-style-name="P7" draw:layer="layout" svg:width="5.819cm" svg:height="0.962cm" svg:x="21.806cm" svg:y="3.938cm">
          <draw:text-box>
            <text:p><text:span text:style-name="T2">e=7</text:span></text:p>
          </draw:text-box>
        </draw:frame>
        <draw:frame draw:style-name="gr15" draw:text-style-name="P7" draw:layer="layout" svg:width="5.819cm" svg:height="0.962cm" svg:x="21.807cm" svg:y="1.438cm">
          <draw:text-box>
            <text:p><text:span text:style-name="T2">g=5</text:span></text:p>
          </draw:text-box>
        </draw:frame>
        <draw:frame draw:style-name="gr13" draw:text-style-name="P7" draw:layer="layout" svg:width="5.819cm" svg:height="1.187cm" svg:x="21.81cm" svg:y="0.2cm">
          <draw:text-box>
            <text:p/>
          </draw:text-box>
        </draw:frame>
        <draw:line draw:style-name="gr10" draw:text-style-name="P6" draw:layer="layout" svg:x1="19.302cm" svg:y1="4.4cm" svg:x2="21.502cm" svg:y2="4.4cm">
          <text:p/>
        </draw:line>
        <draw:frame draw:style-name="gr20" draw:text-style-name="P10" draw:layer="layout" svg:width="1.979cm" svg:height="0.962cm" svg:x="17.502cm" svg:y="3.888cm">
          <draw:text-box>
            <text:p><text:span text:style-name="T7">rbp-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17"><text:s text:c="4"/></text:span><text:span text:style-name="T16"><text:s/></text:span><text:span text:style-name="T17">c = a+b;</text:span></text:p>
            <text:p><text:span text:style-name="T17"><text:s text:c="5"/></text:span><text:span text:style-name="T17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</text:span><text:span text:style-name="T17">e = g+2</text:span><text:span text:style-name="T6">; </text:span></text:p>
            <text:p><text:span text:style-name="T6"><text:s text:c="2"/></text:span><text:span text:style-name="T6">return </text:span><text:span text:style-name="T16">e*e</text:span><text:span text:style-name="T6">;</text:span></text:p>
            <text:p><text:span text:style-name="T6">}</text:span></text:p>
          </draw:text-box>
        </draw:frame>
        <draw:frame draw:style-name="gr31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6"/>rbp, rsp</text:p>
            <text:p><text:span text:style-name="T2"><text:s text:c="7"/></text:span><text:span text:style-name="T2">sub <text:s text:c="7"/>rsp, </text:span><text:span text:style-name="T2">28</text:span></text:p>
            <text:p><text:tab/>mov <text:tab/>[rbp-20],edi </text:p>
            <text:p><text:span text:style-name="T7"><text:tab/></text:span><text:span text:style-name="T2">mov </text:span><text:span text:style-name="T2"><text:tab/></text:span><text:span text:style-name="T2">eax, </text:span><text:span text:style-name="T2">[rbp-20]</text:span></text:p>
            <text:p><text:span text:style-name="T2"><text:tab/></text:span><text:span text:style-name="T2">add <text:s text:c="8"/></text:span><text:span text:style-name="T2">eax,2</text:span></text:p>
            <text:p><text:span text:style-name="T2"><text:tab/></text:span><text:span text:style-name="T2">mov </text:span><text:span text:style-name="T2"><text:tab/></text:span><text:span text:style-name="T2">[rbp-</text:span><text:span text:style-name="T2">4], eax</text:span></text:p>
            <text:p><text:span text:style-name="T7"><text:tab/></text:span><text:span text:style-name="T7">mov </text:span><text:span text:style-name="T7"><text:tab/></text:span><text:span text:style-name="T7">eax, </text:span><text:span text:style-name="T7">[rbp-4]</text:span></text:p>
            <text:p><text:span text:style-name="T7"><text:tab/></text:span><text:span text:style-name="T7">imull</text:span><text:span text:style-name="T7"><text:tab/></text:span><text:span text:style-name="T7">eax, </text:span><text:span text:style-name="T7">[rbp-4]</text:span></text:p>
            <text:p><text:s text:c="7"/>leave</text:p>
            <text:p><text:s text:c="7"/>ret</text:p>
          </draw:text-box>
        </draw:frame>
        <draw:line draw:style-name="gr10" draw:text-style-name="P6" draw:layer="layout" svg:x1="19.302cm" svg:y1="6.2cm" svg:x2="21.502cm" svg:y2="6.2cm">
          <text:p/>
        </draw:line>
        <draw:frame draw:style-name="gr11" draw:text-style-name="P3" draw:layer="layout" svg:width="1.416cm" svg:height="0.962cm" svg:x="17.902cm" svg:y="5.688cm">
          <draw:text-box>
            <text:p>rbp</text:p>
          </draw:text-box>
        </draw:frame>
        <draw:line draw:style-name="gr10" draw:text-style-name="P6" draw:layer="layout" svg:x1="19.303cm" svg:y1="0.739cm" svg:x2="21.503cm" svg:y2="0.739cm">
          <text:p/>
        </draw:line>
        <draw:frame draw:style-name="gr12" draw:text-style-name="P3" draw:layer="layout" svg:width="1.383cm" svg:height="0.962cm" svg:x="17.903cm" svg:y="0.139cm">
          <draw:text-box>
            <text:p>rsp</text:p>
          </draw:text-box>
        </draw:frame>
        <draw:frame draw:style-name="gr30" draw:text-style-name="P7" draw:layer="layout" svg:width="5.819cm" svg:height="1.338cm" svg:x="21.806cm" svg:y="12.262cm">
          <draw:text-box>
            <text:p/>
          </draw:text-box>
        </draw:frame>
        <draw:frame draw:style-name="gr15" draw:layer="layout" svg:width="5.819cm" svg:height="0.962cm" svg:x="21.804cm" svg:y="14.638cm">
          <draw:text-box>
            <text:p>d</text:p>
          </draw:text-box>
        </draw:frame>
        <draw:frame draw:style-name="gr15" draw:layer="layout" svg:width="5.819cm" svg:height="0.962cm" svg:x="21.804cm" svg:y="13.638cm">
          <draw:text-box>
            <text:p>c=5</text:p>
          </draw:text-box>
        </draw:frame>
        <draw:frame draw:style-name="gr15" draw:text-style-name="P7" draw:layer="layout" svg:width="5.819cm" svg:height="0.962cm" svg:x="21.806cm" svg:y="11.3cm">
          <draw:text-box>
            <text:p><text:span text:style-name="T2">a=2</text:span></text:p>
          </draw:text-box>
        </draw:frame>
        <draw:frame draw:style-name="gr15" draw:text-style-name="P7" draw:layer="layout" svg:width="5.819cm" svg:height="0.962cm" svg:x="21.805cm" svg:y="10.338cm">
          <draw:text-box>
            <text:p><text:span text:style-name="T2">b=3</text:span></text:p>
          </draw:text-box>
        </draw:frame>
        <draw:frame draw:style-name="gr30" draw:text-style-name="P7" draw:layer="layout" svg:width="5.819cm" svg:height="1.338cm" svg:x="21.807cm" svg:y="8.962cm">
          <draw:text-box>
            <text:p/>
          </draw:text-box>
        </draw:frame>
        <draw:frame draw:style-name="gr9" draw:text-style-name="P7" draw:layer="layout" svg:width="5.819cm" svg:height="2.384cm" svg:x="21.808cm" svg:y="6.6cm">
          <draw:text-box>
            <text:p><text:span text:style-name="T2">Endereço para </text:span><text:span text:style-name="T2">onde func2 deve </text:span><text:span text:style-name="T2">retornar</text:span></text:p>
          </draw:text-box>
        </draw:frame>
        <draw:frame draw:style-name="gr14" draw:layer="layout" svg:width="5.819cm" svg:height="1.673cm" svg:x="21.805cm" svg:y="4.904cm">
          <draw:text-box>
            <text:p>Endereço rbp antigo</text:p>
          </draw:text-box>
        </draw:frame>
        <draw:frame draw:style-name="gr32" draw:text-style-name="P7" draw:layer="layout" svg:width="5.819cm" svg:height="1.584cm" svg:x="21.807cm" svg:y="2.4cm">
          <draw:text-box>
            <text:p/>
          </draw:text-box>
        </draw:frame>
        <draw:frame draw:style-name="gr15" draw:text-style-name="P7" draw:layer="layout" svg:width="5.819cm" svg:height="0.962cm" svg:x="21.806cm" svg:y="3.938cm">
          <draw:text-box>
            <text:p><text:span text:style-name="T2">e=7</text:span></text:p>
          </draw:text-box>
        </draw:frame>
        <draw:frame draw:style-name="gr15" draw:text-style-name="P7" draw:layer="layout" svg:width="5.819cm" svg:height="0.962cm" svg:x="21.807cm" svg:y="1.438cm">
          <draw:text-box>
            <text:p><text:span text:style-name="T2">g=5</text:span></text:p>
          </draw:text-box>
        </draw:frame>
        <draw:frame draw:style-name="gr13" draw:text-style-name="P7" draw:layer="layout" svg:width="5.819cm" svg:height="1.187cm" svg:x="21.81cm" svg:y="0.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17"><text:s text:c="4"/></text:span><text:span text:style-name="T16"><text:s/></text:span><text:span text:style-name="T17">c = a+b;</text:span></text:p>
            <text:p><text:span text:style-name="T17"><text:s text:c="5"/></text:span><text:span text:style-name="T17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</text:span><text:span text:style-name="T17"> e = g+2</text:span><text:span text:style-name="T6">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31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6"/>rbp, rsp</text:p>
            <text:p><text:span text:style-name="T2"><text:s text:c="7"/></text:span><text:span text:style-name="T2">sub <text:s text:c="7"/>rsp, </text:span><text:span text:style-name="T2">28</text:span></text:p>
            <text:p><text:tab/>mov <text:tab/>[rbp-20],edi </text:p>
            <text:p><text:span text:style-name="T7"><text:tab/></text:span><text:span text:style-name="T2">mov </text:span><text:span text:style-name="T2"><text:tab/></text:span><text:span text:style-name="T2">eax, </text:span><text:span text:style-name="T2">[rbp-20]</text:span></text:p>
            <text:p><text:span text:style-name="T2"><text:tab/></text:span><text:span text:style-name="T2">add <text:s text:c="8"/></text:span><text:span text:style-name="T2">eax,2</text:span></text:p>
            <text:p><text:span text:style-name="T2"><text:tab/></text:span><text:span text:style-name="T2">mov </text:span><text:span text:style-name="T2"><text:tab/></text:span><text:span text:style-name="T2">[rbp-</text:span><text:span text:style-name="T2">4], eax</text:span></text:p>
            <text:p><text:tab/>mov <text:tab/>eax, [rbp-4]</text:p>
            <text:p><text:tab/>imull<text:tab/>eax, [rbp-4]</text:p>
            <text:p><text:s text:c="7"/>leave</text:p>
            <text:p><text:s text:c="7"/>ret</text:p>
          </draw:text-box>
        </draw:frame>
        <draw:line draw:style-name="gr10" draw:text-style-name="P6" draw:layer="layout" svg:x1="19.302cm" svg:y1="6.2cm" svg:x2="21.502cm" svg:y2="6.2cm">
          <text:p/>
        </draw:line>
        <draw:frame draw:style-name="gr11" draw:text-style-name="P3" draw:layer="layout" svg:width="1.416cm" svg:height="0.962cm" svg:x="17.902cm" svg:y="5.688cm">
          <draw:text-box>
            <text:p>rbp</text:p>
          </draw:text-box>
        </draw:frame>
        <draw:line draw:style-name="gr10" draw:text-style-name="P6" draw:layer="layout" svg:x1="19.303cm" svg:y1="0.739cm" svg:x2="21.503cm" svg:y2="0.739cm">
          <text:p/>
        </draw:line>
        <draw:frame draw:style-name="gr12" draw:text-style-name="P3" draw:layer="layout" svg:width="1.383cm" svg:height="0.962cm" svg:x="17.903cm" svg:y="0.139cm">
          <draw:text-box>
            <text:p>rsp</text:p>
          </draw:text-box>
        </draw:frame>
        <draw:frame draw:style-name="gr30" draw:text-style-name="P7" draw:layer="layout" svg:width="5.819cm" svg:height="1.338cm" svg:x="21.806cm" svg:y="12.262cm">
          <draw:text-box>
            <text:p/>
          </draw:text-box>
        </draw:frame>
        <draw:frame draw:style-name="gr15" draw:layer="layout" svg:width="5.819cm" svg:height="0.962cm" svg:x="21.804cm" svg:y="14.638cm">
          <draw:text-box>
            <text:p>d</text:p>
          </draw:text-box>
        </draw:frame>
        <draw:frame draw:style-name="gr15" draw:layer="layout" svg:width="5.819cm" svg:height="0.962cm" svg:x="21.804cm" svg:y="13.638cm">
          <draw:text-box>
            <text:p>c=5</text:p>
          </draw:text-box>
        </draw:frame>
        <draw:frame draw:style-name="gr15" draw:text-style-name="P7" draw:layer="layout" svg:width="5.819cm" svg:height="0.962cm" svg:x="21.806cm" svg:y="11.3cm">
          <draw:text-box>
            <text:p><text:span text:style-name="T2">a=2</text:span></text:p>
          </draw:text-box>
        </draw:frame>
        <draw:frame draw:style-name="gr15" draw:text-style-name="P7" draw:layer="layout" svg:width="5.819cm" svg:height="0.962cm" svg:x="21.805cm" svg:y="10.338cm">
          <draw:text-box>
            <text:p><text:span text:style-name="T2">b=3</text:span></text:p>
          </draw:text-box>
        </draw:frame>
        <draw:frame draw:style-name="gr30" draw:text-style-name="P7" draw:layer="layout" svg:width="5.819cm" svg:height="1.338cm" svg:x="21.807cm" svg:y="8.962cm">
          <draw:text-box>
            <text:p/>
          </draw:text-box>
        </draw:frame>
        <draw:frame draw:style-name="gr9" draw:text-style-name="P7" draw:layer="layout" svg:width="5.819cm" svg:height="2.384cm" svg:x="21.808cm" svg:y="6.6cm">
          <draw:text-box>
            <text:p><text:span text:style-name="T2">Endereço para </text:span><text:span text:style-name="T2">onde func2 deve </text:span><text:span text:style-name="T2">retornar</text:span></text:p>
          </draw:text-box>
        </draw:frame>
        <draw:frame draw:style-name="gr14" draw:layer="layout" svg:width="5.819cm" svg:height="1.673cm" svg:x="21.805cm" svg:y="4.904cm">
          <draw:text-box>
            <text:p>Endereço rbp antigo</text:p>
          </draw:text-box>
        </draw:frame>
        <draw:frame draw:style-name="gr32" draw:text-style-name="P7" draw:layer="layout" svg:width="5.819cm" svg:height="1.584cm" svg:x="21.807cm" svg:y="2.4cm">
          <draw:text-box>
            <text:p/>
          </draw:text-box>
        </draw:frame>
        <draw:frame draw:style-name="gr15" draw:text-style-name="P7" draw:layer="layout" svg:width="5.819cm" svg:height="0.962cm" svg:x="21.806cm" svg:y="3.938cm">
          <draw:text-box>
            <text:p><text:span text:style-name="T2">e=7</text:span></text:p>
          </draw:text-box>
        </draw:frame>
        <draw:frame draw:style-name="gr15" draw:text-style-name="P7" draw:layer="layout" svg:width="5.819cm" svg:height="0.962cm" svg:x="21.807cm" svg:y="1.438cm">
          <draw:text-box>
            <text:p><text:span text:style-name="T2">g=5</text:span></text:p>
          </draw:text-box>
        </draw:frame>
        <draw:frame draw:style-name="gr13" draw:text-style-name="P7" draw:layer="layout" svg:width="5.819cm" svg:height="1.187cm" svg:x="21.81cm" svg:y="0.2cm">
          <draw:text-box>
            <text:p/>
          </draw:text-box>
        </draw:frame>
        <draw:frame draw:style-name="gr35" draw:text-style-name="P16" draw:layer="layout" svg:width="9.447cm" svg:height="2.384cm" svg:x="10.553cm" svg:y="11.2cm">
          <draw:text-box>
            <text:p>Instrução leave é equivalente a:</text:p>
            <text:p>mov rsp,rbp</text:p>
            <text:p>pop rbp</text:p>
          </draw:text-box>
        </draw:frame>
        <draw:line draw:style-name="gr10" draw:text-style-name="P6" draw:layer="layout" svg:x1="14.4cm" svg:y1="11.2cm" svg:x2="11.4cm" svg:y2="8.6cm">
          <text:p/>
        </draw:lin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17"><text:s text:c="4"/></text:span><text:span text:style-name="T16"><text:s/></text:span><text:span text:style-name="T17">c = a+b;</text:span></text:p>
            <text:p><text:span text:style-name="T17"><text:s text:c="5"/></text:span><text:span text:style-name="T17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</text:span><text:span text:style-name="T17"> e = g+2</text:span><text:span text:style-name="T6">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31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6"/>rbp, rsp</text:p>
            <text:p><text:span text:style-name="T2"><text:s text:c="7"/></text:span><text:span text:style-name="T2">sub <text:s text:c="7"/>rsp, </text:span><text:span text:style-name="T2">28</text:span></text:p>
            <text:p><text:tab/>mov <text:tab/>[rbp-20],edi </text:p>
            <text:p><text:span text:style-name="T7"><text:tab/></text:span><text:span text:style-name="T2">mov </text:span><text:span text:style-name="T2"><text:tab/></text:span><text:span text:style-name="T2">eax, </text:span><text:span text:style-name="T2">[rbp-20]</text:span></text:p>
            <text:p><text:span text:style-name="T2"><text:tab/></text:span><text:span text:style-name="T2">add <text:s text:c="8"/></text:span><text:span text:style-name="T2">eax,2</text:span></text:p>
            <text:p><text:span text:style-name="T2"><text:tab/></text:span><text:span text:style-name="T2">mov </text:span><text:span text:style-name="T2"><text:tab/></text:span><text:span text:style-name="T2">[rbp-</text:span><text:span text:style-name="T2">4], eax</text:span></text:p>
            <text:p><text:tab/>mov <text:tab/>eax, [rbp-4]</text:p>
            <text:p><text:tab/>imull<text:tab/>eax, [rbp-4]</text:p>
            <text:p><text:s text:c="7"/>leave</text:p>
            <text:p><text:s text:c="7"/>ret</text:p>
          </draw:text-box>
        </draw:frame>
        <draw:line draw:style-name="gr10" draw:text-style-name="P6" draw:layer="layout" svg:x1="19.302cm" svg:y1="6.2cm" svg:x2="21.502cm" svg:y2="6.2cm">
          <text:p/>
        </draw:line>
        <draw:frame draw:style-name="gr11" draw:text-style-name="P3" draw:layer="layout" svg:width="1.416cm" svg:height="0.962cm" svg:x="17.902cm" svg:y="5.688cm">
          <draw:text-box>
            <text:p>rbp</text:p>
          </draw:text-box>
        </draw:frame>
        <draw:line draw:style-name="gr10" draw:text-style-name="P6" draw:layer="layout" svg:x1="19.303cm" svg:y1="5.739cm" svg:x2="21.503cm" svg:y2="5.739cm">
          <text:p/>
        </draw:line>
        <draw:frame draw:style-name="gr12" draw:text-style-name="P3" draw:layer="layout" svg:width="1.383cm" svg:height="0.962cm" svg:x="17.903cm" svg:y="5.139cm">
          <draw:text-box>
            <text:p>rsp</text:p>
          </draw:text-box>
        </draw:frame>
        <draw:frame draw:style-name="gr30" draw:text-style-name="P7" draw:layer="layout" svg:width="5.819cm" svg:height="1.338cm" svg:x="21.806cm" svg:y="12.262cm">
          <draw:text-box>
            <text:p/>
          </draw:text-box>
        </draw:frame>
        <draw:frame draw:style-name="gr15" draw:layer="layout" svg:width="5.819cm" svg:height="0.962cm" svg:x="21.804cm" svg:y="14.638cm">
          <draw:text-box>
            <text:p>d</text:p>
          </draw:text-box>
        </draw:frame>
        <draw:frame draw:style-name="gr15" draw:layer="layout" svg:width="5.819cm" svg:height="0.962cm" svg:x="21.804cm" svg:y="13.638cm">
          <draw:text-box>
            <text:p>c=5</text:p>
          </draw:text-box>
        </draw:frame>
        <draw:frame draw:style-name="gr15" draw:text-style-name="P7" draw:layer="layout" svg:width="5.819cm" svg:height="0.962cm" svg:x="21.806cm" svg:y="11.3cm">
          <draw:text-box>
            <text:p><text:span text:style-name="T3">a=2</text:span></text:p>
          </draw:text-box>
        </draw:frame>
        <draw:frame draw:style-name="gr15" draw:text-style-name="P7" draw:layer="layout" svg:width="5.819cm" svg:height="0.962cm" svg:x="21.805cm" svg:y="10.338cm">
          <draw:text-box>
            <text:p><text:span text:style-name="T2">b=3</text:span></text:p>
          </draw:text-box>
        </draw:frame>
        <draw:frame draw:style-name="gr30" draw:text-style-name="P7" draw:layer="layout" svg:width="5.819cm" svg:height="1.338cm" svg:x="21.807cm" svg:y="8.962cm">
          <draw:text-box>
            <text:p/>
          </draw:text-box>
        </draw:frame>
        <draw:frame draw:style-name="gr9" draw:text-style-name="P7" draw:layer="layout" svg:width="5.819cm" svg:height="2.384cm" svg:x="21.808cm" svg:y="6.6cm">
          <draw:text-box>
            <text:p><text:span text:style-name="T2">Endereço para </text:span><text:span text:style-name="T2">onde func2 deve </text:span><text:span text:style-name="T2">retornar</text:span></text:p>
          </draw:text-box>
        </draw:frame>
        <draw:frame draw:style-name="gr14" draw:layer="layout" svg:width="5.819cm" svg:height="1.673cm" svg:x="21.805cm" svg:y="4.904cm">
          <draw:text-box>
            <text:p>Endereço rbp antigo</text:p>
          </draw:text-box>
        </draw:frame>
        <draw:frame draw:style-name="gr35" draw:text-style-name="P16" draw:layer="layout" svg:width="9.447cm" svg:height="2.384cm" svg:x="10.553cm" svg:y="11.2cm">
          <draw:text-box>
            <text:p>Instrução leave é equivalente a:</text:p>
            <text:p><text:span text:style-name="T7">mov rsp,rbp</text:span></text:p>
            <text:p>pop rbp</text:p>
          </draw:text-box>
        </draw:frame>
        <draw:line draw:style-name="gr10" draw:text-style-name="P6" draw:layer="layout" svg:x1="14.4cm" svg:y1="11.2cm" svg:x2="11.4cm" svg:y2="8.6cm">
          <text:p/>
        </draw:lin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17"><text:s text:c="4"/></text:span><text:span text:style-name="T16"><text:s/></text:span><text:span text:style-name="T17">c = a+b;</text:span></text:p>
            <text:p><text:span text:style-name="T17"><text:s text:c="5"/></text:span><text:span text:style-name="T17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</text:span><text:span text:style-name="T17"> e = g+2</text:span><text:span text:style-name="T6">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31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6"/>rbp, rsp</text:p>
            <text:p><text:span text:style-name="T2"><text:s text:c="7"/></text:span><text:span text:style-name="T2">sub <text:s text:c="7"/>rsp, </text:span><text:span text:style-name="T2">28</text:span></text:p>
            <text:p><text:tab/>mov <text:tab/>[rbp-20],edi </text:p>
            <text:p><text:span text:style-name="T7"><text:tab/></text:span><text:span text:style-name="T2">mov </text:span><text:span text:style-name="T2"><text:tab/></text:span><text:span text:style-name="T2">eax, </text:span><text:span text:style-name="T2">[rbp-20]</text:span></text:p>
            <text:p><text:span text:style-name="T2"><text:tab/></text:span><text:span text:style-name="T2">add <text:s text:c="8"/></text:span><text:span text:style-name="T2">eax,2</text:span></text:p>
            <text:p><text:span text:style-name="T2"><text:tab/></text:span><text:span text:style-name="T2">mov </text:span><text:span text:style-name="T2"><text:tab/></text:span><text:span text:style-name="T2">[rbp-</text:span><text:span text:style-name="T2">4], eax</text:span></text:p>
            <text:p><text:tab/>mov <text:tab/>eax, [rbp-4]</text:p>
            <text:p><text:tab/>imull<text:tab/>eax, [rbp-4]</text:p>
            <text:p><text:s text:c="7"/>leave</text:p>
            <text:p><text:s text:c="7"/>ret</text:p>
          </draw:text-box>
        </draw:frame>
        <draw:frame draw:style-name="gr35" draw:text-style-name="P16" draw:layer="layout" svg:width="9.447cm" svg:height="2.384cm" svg:x="10.553cm" svg:y="11.2cm">
          <draw:text-box>
            <text:p>Instrução leave é equivalente a:</text:p>
            <text:p><text:span text:style-name="T2">mov rsp,rbp</text:span></text:p>
            <text:p><text:span text:style-name="T7">pop rbp</text:span></text:p>
          </draw:text-box>
        </draw:frame>
        <draw:line draw:style-name="gr10" draw:text-style-name="P6" draw:layer="layout" svg:x1="14.4cm" svg:y1="11.2cm" svg:x2="11.4cm" svg:y2="8.6cm">
          <text:p/>
        </draw:line>
        <draw:line draw:style-name="gr10" draw:text-style-name="P6" draw:layer="layout" svg:x1="19.302cm" svg:y1="12.901cm" svg:x2="21.502cm" svg:y2="12.901cm">
          <text:p/>
        </draw:line>
        <draw:frame draw:style-name="gr11" draw:text-style-name="P3" draw:layer="layout" svg:width="1.416cm" svg:height="0.962cm" svg:x="17.902cm" svg:y="12.389cm">
          <draw:text-box>
            <text:p>rbp</text:p>
          </draw:text-box>
        </draw:frame>
        <draw:frame draw:style-name="gr21" draw:text-style-name="P7" draw:layer="layout" svg:width="5.819cm" svg:height="2.5cm" svg:x="21.805cm" svg:y="13.201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line draw:style-name="gr10" draw:text-style-name="P6" draw:layer="layout" svg:x1="19.303cm" svg:y1="2.64cm" svg:x2="21.503cm" svg:y2="2.64cm">
          <text:p/>
        </draw:line>
        <draw:frame draw:style-name="gr12" draw:text-style-name="P3" draw:layer="layout" svg:width="1.383cm" svg:height="0.962cm" svg:x="17.903cm" svg:y="2.04cm">
          <draw:text-box>
            <text:p>rsp</text:p>
          </draw:text-box>
        </draw:frame>
        <draw:frame draw:style-name="gr14" draw:layer="layout" svg:width="5.819cm" svg:height="1.673cm" svg:x="21.804cm" svg:y="11.504cm">
          <draw:text-box>
            <text:p>Endereço rbp antigo</text:p>
          </draw:text-box>
        </draw:frame>
        <draw:frame draw:style-name="gr30" draw:text-style-name="P7" draw:layer="layout" svg:width="5.819cm" svg:height="1.338cm" svg:x="21.806cm" svg:y="8.163cm">
          <draw:text-box>
            <text:p/>
          </draw:text-box>
        </draw:frame>
        <draw:frame draw:style-name="gr15" draw:layer="layout" svg:width="5.819cm" svg:height="0.962cm" svg:x="21.804cm" svg:y="10.539cm">
          <draw:text-box>
            <text:p>d</text:p>
          </draw:text-box>
        </draw:frame>
        <draw:frame draw:style-name="gr15" draw:layer="layout" svg:width="5.819cm" svg:height="0.962cm" svg:x="21.804cm" svg:y="9.539cm">
          <draw:text-box>
            <text:p>c=5</text:p>
          </draw:text-box>
        </draw:frame>
        <draw:frame draw:style-name="gr15" draw:text-style-name="P7" draw:layer="layout" svg:width="5.819cm" svg:height="0.962cm" svg:x="21.806cm" svg:y="7.201cm">
          <draw:text-box>
            <text:p><text:span text:style-name="T2">a=2</text:span></text:p>
          </draw:text-box>
        </draw:frame>
        <draw:frame draw:style-name="gr15" draw:text-style-name="P7" draw:layer="layout" svg:width="5.819cm" svg:height="0.962cm" svg:x="21.805cm" svg:y="6.239cm">
          <draw:text-box>
            <text:p><text:span text:style-name="T3">b=3</text:span></text:p>
          </draw:text-box>
        </draw:frame>
        <draw:frame draw:style-name="gr30" draw:text-style-name="P7" draw:layer="layout" svg:width="5.819cm" svg:height="1.338cm" svg:x="21.807cm" svg:y="4.863cm">
          <draw:text-box>
            <text:p/>
          </draw:text-box>
        </draw:frame>
        <draw:frame draw:style-name="gr9" draw:text-style-name="P7" draw:layer="layout" svg:width="5.819cm" svg:height="2.384cm" svg:x="21.808cm" svg:y="2.501cm">
          <draw:text-box>
            <text:p><text:span text:style-name="T2">Endereço para </text:span><text:span text:style-name="T2">onde func2 deve </text:span><text:span text:style-name="T2">retorn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17"><text:s text:c="4"/></text:span><text:span text:style-name="T16"><text:s/></text:span><text:span text:style-name="T17">c = a+b;</text:span></text:p>
            <text:p><text:span text:style-name="T17"><text:s text:c="5"/></text:span><text:span text:style-name="T17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line draw:style-name="gr10" draw:text-style-name="P6" draw:layer="layout" svg:x1="19.301cm" svg:y1="12.9cm" svg:x2="21.501cm" svg:y2="12.9cm">
          <text:p/>
        </draw:line>
        <draw:frame draw:style-name="gr11" draw:text-style-name="P3" draw:layer="layout" svg:width="1.416cm" svg:height="0.962cm" svg:x="17.901cm" svg:y="12.388cm">
          <draw:text-box>
            <text:p>rbp</text:p>
          </draw:text-box>
        </draw:frame>
        <draw:frame draw:style-name="gr21" draw:text-style-name="P7" draw:layer="layout" svg:width="5.819cm" svg:height="2.5cm" svg:x="21.804cm" svg:y="13.2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line draw:style-name="gr10" draw:text-style-name="P6" draw:layer="layout" svg:x1="19.302cm" svg:y1="5.139cm" svg:x2="21.502cm" svg:y2="5.139cm">
          <text:p/>
        </draw:line>
        <draw:frame draw:style-name="gr12" draw:text-style-name="P3" draw:layer="layout" svg:width="1.383cm" svg:height="0.962cm" svg:x="17.902cm" svg:y="4.539cm">
          <draw:text-box>
            <text:p>rsp</text:p>
          </draw:text-box>
        </draw:frame>
        <draw:frame draw:style-name="gr14" draw:layer="layout" svg:width="5.819cm" svg:height="1.673cm" svg:x="21.803cm" svg:y="11.503cm">
          <draw:text-box>
            <text:p>Endereço rbp antigo</text:p>
          </draw:text-box>
        </draw:frame>
        <draw:frame draw:style-name="gr30" draw:text-style-name="P7" draw:layer="layout" svg:width="5.819cm" svg:height="1.338cm" svg:x="21.805cm" svg:y="8.162cm">
          <draw:text-box>
            <text:p/>
          </draw:text-box>
        </draw:frame>
        <draw:frame draw:style-name="gr15" draw:layer="layout" svg:width="5.819cm" svg:height="0.962cm" svg:x="21.803cm" svg:y="10.538cm">
          <draw:text-box>
            <text:p>d</text:p>
          </draw:text-box>
        </draw:frame>
        <draw:frame draw:style-name="gr15" draw:layer="layout" svg:width="5.819cm" svg:height="0.962cm" svg:x="21.803cm" svg:y="9.538cm">
          <draw:text-box>
            <text:p>c=5</text:p>
          </draw:text-box>
        </draw:frame>
        <draw:frame draw:style-name="gr15" draw:text-style-name="P7" draw:layer="layout" svg:width="5.819cm" svg:height="0.962cm" svg:x="21.805cm" svg:y="7.2cm">
          <draw:text-box>
            <text:p><text:span text:style-name="T2">a=2</text:span></text:p>
          </draw:text-box>
        </draw:frame>
        <draw:frame draw:style-name="gr15" draw:text-style-name="P7" draw:layer="layout" svg:width="5.819cm" svg:height="0.962cm" svg:x="21.804cm" svg:y="6.238cm">
          <draw:text-box>
            <text:p><text:span text:style-name="T2">b=3</text:span></text:p>
          </draw:text-box>
        </draw:frame>
        <draw:frame draw:style-name="gr30" draw:text-style-name="P7" draw:layer="layout" svg:width="5.819cm" svg:height="1.338cm" svg:x="21.806cm" svg:y="4.862cm">
          <draw:text-box>
            <text:p/>
          </draw:text-box>
        </draw:frame>
        <draw:frame draw:style-name="gr31" draw:text-style-name="P4" draw:layer="layout" svg:width="9.006cm" svg:height="13.05cm" svg:x="8.394cm" svg:y="0.6cm">
          <draw:text-box>
            <text:p>func2:</text:p>
            <text:p><text:tab/>push<text:tab/>rbp</text:p>
            <text:p><text:tab/>mov<text:tab/> <text:s text:c="6"/>rbp, rsp</text:p>
            <text:p><text:s text:c="7"/>sub <text:s text:c="7"/>rsp, 28</text:p>
            <text:p><text:tab/>mov <text:tab/>[rbp-20],edi </text:p>
            <text:p><text:tab/>mov <text:tab/>eax, [rbp-20]</text:p>
            <text:p><text:tab/>add <text:s text:c="8"/>eax,2</text:p>
            <text:p><text:tab/>mov <text:tab/>[rbp-4], eax</text:p>
            <text:p><text:tab/>mov <text:tab/>eax, [rbp-4]</text:p>
            <text:p><text:tab/>imull<text:tab/>eax, [rbp-4]</text:p>
            <text:p><text:s text:c="7"/>leave</text:p>
            <text:p><text:span text:style-name="T7"><text:s text:c="7"/></text:span><text:span text:style-name="T7">ret</text:span></text:p>
          </draw:text-box>
        </draw:frame>
        <draw:frame draw:style-name="gr36" draw:text-style-name="P17" draw:layer="layout" svg:width="8.806cm" svg:height="2.384cm" svg:x="7.194cm" svg:y="11.616cm">
          <draw:text-box>
            <text:p>Com a instrução ret de func2 o stack frame de func1 é restaurado.</text:p>
          </draw:text-box>
        </draw:frame>
        <draw:line draw:style-name="gr10" draw:text-style-name="P6" draw:layer="layout" svg:x1="13cm" svg:y1="11.616cm" svg:x2="17.2cm" svg:y2="9.6cm">
          <text:p/>
        </draw:line>
        <draw:custom-shape draw:style-name="gr29" draw:text-style-name="P8" draw:layer="layout" svg:width="10.22cm" svg:height="8.362cm" svg:x="17.4cm" svg:y="4.8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9"><text:tab/></text:span><text:span text:style-name="T9">movl</text:span><text:span text:style-name="T9"><text:tab/></text:span><text:span text:style-name="T9"> [rbp-4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line draw:style-name="gr10" draw:text-style-name="P6" draw:layer="layout" svg:x1="19.302cm" svg:y1="8.301cm" svg:x2="21.502cm" svg:y2="8.301cm">
          <text:p/>
        </draw:line>
        <draw:frame draw:style-name="gr11" draw:text-style-name="P3" draw:layer="layout" svg:width="1.416cm" svg:height="0.962cm" svg:x="17.902cm" svg:y="7.789cm">
          <draw:text-box>
            <text:p>rbp</text:p>
          </draw:text-box>
        </draw:frame>
        <draw:frame draw:style-name="gr14" draw:layer="layout" svg:width="5.819cm" svg:height="1.673cm" svg:x="21.802cm" svg:y="14.102cm">
          <draw:text-box>
            <text:p>Endereço rbp antigo</text:p>
          </draw:text-box>
        </draw:frame>
        <draw:frame draw:style-name="gr15" draw:layer="layout" svg:width="5.819cm" svg:height="0.962cm" svg:x="21.803cm" svg:y="13.139cm">
          <draw:text-box>
            <text:p>c</text:p>
          </draw:text-box>
        </draw:frame>
        <draw:frame draw:style-name="gr15" draw:layer="layout" svg:width="5.819cm" svg:height="0.962cm" svg:x="21.804cm" svg:y="12.139cm">
          <draw:text-box>
            <text:p>b=3</text:p>
          </draw:text-box>
        </draw:frame>
        <draw:frame draw:style-name="gr15" draw:text-style-name="P7" draw:layer="layout" svg:width="5.819cm" svg:height="0.962cm" svg:x="21.804cm" svg:y="11.139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5cm" svg:y="8.601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line draw:style-name="gr10" draw:text-style-name="P6" draw:layer="layout" svg:x1="19.303cm" svg:y1="0.64cm" svg:x2="21.503cm" svg:y2="0.64cm">
          <text:p/>
        </draw:line>
        <draw:frame draw:style-name="gr12" draw:text-style-name="P3" draw:layer="layout" svg:width="1.383cm" svg:height="0.962cm" svg:x="17.903cm" svg:y="0.04cm">
          <draw:text-box>
            <text:p>rsp</text:p>
          </draw:text-box>
        </draw:frame>
        <draw:frame draw:style-name="gr14" draw:layer="layout" svg:width="5.819cm" svg:height="1.673cm" svg:x="21.804cm" svg:y="6.904cm">
          <draw:text-box>
            <text:p>Endereço rbp antigo</text:p>
          </draw:text-box>
        </draw:frame>
        <draw:frame draw:style-name="gr30" draw:text-style-name="P7" draw:layer="layout" svg:width="5.819cm" svg:height="1.338cm" svg:x="21.806cm" svg:y="3.563cm">
          <draw:text-box>
            <text:p/>
          </draw:text-box>
        </draw:frame>
        <draw:frame draw:style-name="gr15" draw:layer="layout" svg:width="5.819cm" svg:height="0.962cm" svg:x="21.804cm" svg:y="5.939cm">
          <draw:text-box>
            <text:p>d</text:p>
          </draw:text-box>
        </draw:frame>
        <draw:frame draw:style-name="gr15" draw:layer="layout" svg:width="5.819cm" svg:height="0.962cm" svg:x="21.804cm" svg:y="4.939cm">
          <draw:text-box>
            <text:p>c</text:p>
          </draw:text-box>
        </draw:frame>
        <draw:frame draw:style-name="gr15" draw:layer="layout" svg:width="5.819cm" svg:height="0.962cm" svg:x="21.806cm" svg:y="2.601cm">
          <draw:text-box>
            <text:p>a</text:p>
          </draw:text-box>
        </draw:frame>
        <draw:frame draw:style-name="gr15" draw:layer="layout" svg:width="5.819cm" svg:height="0.962cm" svg:x="21.805cm" svg:y="1.639cm">
          <draw:text-box>
            <text:p>b</text:p>
          </draw:text-box>
        </draw:frame>
        <draw:frame draw:style-name="gr30" draw:text-style-name="P7" draw:layer="layout" svg:width="5.819cm" svg:height="1.338cm" svg:x="21.807cm" svg:y="0.263cm">
          <draw:text-box>
            <text:p/>
          </draw:text-box>
        </draw:frame>
        <draw:custom-shape draw:style-name="gr29" draw:text-style-name="P8" draw:layer="layout" svg:width="10.22cm" svg:height="8.362cm" svg:x="17.4cm" svg:y="0.2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16">d =</text:span><text:span text:style-name="T6">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14"><text:tab/></text:span><text:span text:style-name="T14">movl</text:span><text:span text:style-name="T14"><text:tab/></text:span><text:span text:style-name="T14"> [rbp-4], </text:span><text:span text:style-name="T14">eax</text:span></text:p>
            <text:p><text:span text:style-name="T9"><text:tab/></text:span><text:span text:style-name="T9">movl</text:span><text:span text:style-name="T9"><text:tab/></text:span><text:span text:style-name="T9"> edx, [rbp-</text:span><text:span text:style-name="T9">8]</text:span></text:p>
            <text:p><text:span text:style-name="T9"><text:tab/></text:span><text:span text:style-name="T9">movl</text:span><text:span text:style-name="T9"><text:tab/></text:span><text:span text:style-name="T9"> eax, [rbp-</text:span><text:span text:style-name="T9">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line draw:style-name="gr10" draw:text-style-name="P6" draw:layer="layout" svg:x1="19.302cm" svg:y1="8.301cm" svg:x2="21.502cm" svg:y2="8.301cm">
          <text:p/>
        </draw:line>
        <draw:frame draw:style-name="gr11" draw:text-style-name="P3" draw:layer="layout" svg:width="1.416cm" svg:height="0.962cm" svg:x="17.902cm" svg:y="7.789cm">
          <draw:text-box>
            <text:p>rbp</text:p>
          </draw:text-box>
        </draw:frame>
        <draw:frame draw:style-name="gr14" draw:layer="layout" svg:width="5.819cm" svg:height="1.673cm" svg:x="21.802cm" svg:y="14.102cm">
          <draw:text-box>
            <text:p>Endereço rbp antigo</text:p>
          </draw:text-box>
        </draw:frame>
        <draw:frame draw:style-name="gr15" draw:layer="layout" svg:width="5.819cm" svg:height="0.962cm" svg:x="21.803cm" svg:y="13.139cm">
          <draw:text-box>
            <text:p>c</text:p>
          </draw:text-box>
        </draw:frame>
        <draw:frame draw:style-name="gr15" draw:layer="layout" svg:width="5.819cm" svg:height="0.962cm" svg:x="21.804cm" svg:y="12.139cm">
          <draw:text-box>
            <text:p>b=3</text:p>
          </draw:text-box>
        </draw:frame>
        <draw:frame draw:style-name="gr15" draw:text-style-name="P7" draw:layer="layout" svg:width="5.819cm" svg:height="0.962cm" svg:x="21.804cm" svg:y="11.139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5cm" svg:y="8.601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line draw:style-name="gr10" draw:text-style-name="P6" draw:layer="layout" svg:x1="19.303cm" svg:y1="0.64cm" svg:x2="21.503cm" svg:y2="0.64cm">
          <text:p/>
        </draw:line>
        <draw:frame draw:style-name="gr12" draw:text-style-name="P3" draw:layer="layout" svg:width="1.383cm" svg:height="0.962cm" svg:x="17.903cm" svg:y="0.04cm">
          <draw:text-box>
            <text:p>rsp</text:p>
          </draw:text-box>
        </draw:frame>
        <draw:frame draw:style-name="gr14" draw:layer="layout" svg:width="5.819cm" svg:height="1.673cm" svg:x="21.804cm" svg:y="6.904cm">
          <draw:text-box>
            <text:p>Endereço rbp antigo</text:p>
          </draw:text-box>
        </draw:frame>
        <draw:frame draw:style-name="gr30" draw:text-style-name="P7" draw:layer="layout" svg:width="5.819cm" svg:height="1.338cm" svg:x="21.806cm" svg:y="3.563cm">
          <draw:text-box>
            <text:p/>
          </draw:text-box>
        </draw:frame>
        <draw:frame draw:style-name="gr15" draw:text-style-name="P9" draw:layer="layout" svg:width="5.819cm" svg:height="0.962cm" svg:x="21.804cm" svg:y="5.939cm">
          <draw:text-box>
            <text:p><text:span text:style-name="T7">d=49</text:span></text:p>
          </draw:text-box>
        </draw:frame>
        <draw:frame draw:style-name="gr15" draw:layer="layout" svg:width="5.819cm" svg:height="0.962cm" svg:x="21.804cm" svg:y="4.939cm">
          <draw:text-box>
            <text:p>c=5</text:p>
          </draw:text-box>
        </draw:frame>
        <draw:frame draw:style-name="gr15" draw:layer="layout" svg:width="5.819cm" svg:height="0.962cm" svg:x="21.806cm" svg:y="2.601cm">
          <draw:text-box>
            <text:p>a=2</text:p>
          </draw:text-box>
        </draw:frame>
        <draw:frame draw:style-name="gr15" draw:layer="layout" svg:width="5.819cm" svg:height="0.962cm" svg:x="21.805cm" svg:y="1.639cm">
          <draw:text-box>
            <text:p>b=3</text:p>
          </draw:text-box>
        </draw:frame>
        <draw:frame draw:style-name="gr30" draw:text-style-name="P7" draw:layer="layout" svg:width="5.819cm" svg:height="1.338cm" svg:x="21.807cm" svg:y="0.263cm">
          <draw:text-box>
            <text:p/>
          </draw:text-box>
        </draw:frame>
        <draw:line draw:style-name="gr10" draw:text-style-name="P6" draw:layer="layout" svg:x1="19.302cm" svg:y1="6.501cm" svg:x2="21.502cm" svg:y2="6.501cm">
          <text:p/>
        </draw:line>
        <draw:frame draw:style-name="gr20" draw:text-style-name="P10" draw:layer="layout" svg:width="1.979cm" svg:height="0.962cm" svg:x="17.4cm" svg:y="5.989cm">
          <draw:text-box>
            <text:p><text:span text:style-name="T7">rbp-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17">d =</text:span><text:span text:style-name="T6"> func2(c);</text:span></text:p>
            <text:p><text:span text:style-name="T6"><text:s text:c="5"/></text:span><text:span text:style-name="T6">return </text:span><text:span text:style-name="T16">c+d</text:span><text:span text:style-name="T6">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14"><text:tab/></text:span><text:span text:style-name="T15">movl</text:span><text:span text:style-name="T15"><text:tab/></text:span><text:span text:style-name="T15"> [rbp-4], </text:span><text:span text:style-name="T15">eax</text:span></text:p>
            <text:p><text:span text:style-name="T9"><text:tab/></text:span><text:span text:style-name="T14">movl</text:span><text:span text:style-name="T14"><text:tab/></text:span><text:span text:style-name="T14"> edx, [rbp-</text:span><text:span text:style-name="T14">8]</text:span></text:p>
            <text:p><text:span text:style-name="T14"><text:tab/></text:span><text:span text:style-name="T14">movl</text:span><text:span text:style-name="T14"><text:tab/></text:span><text:span text:style-name="T14"> eax, [rbp-</text:span><text:span text:style-name="T14">4]</text:span></text:p>
            <text:p><text:span text:style-name="T14"><text:tab/></text:span><text:span text:style-name="T14">addl</text:span><text:span text:style-name="T14"><text:tab/></text:span><text:span text:style-name="T14">eax, edx</text:span></text:p>
            <text:p><text:span text:style-name="T9"><text:tab/></text:span><text:span text:style-name="T9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line draw:style-name="gr10" draw:text-style-name="P6" draw:layer="layout" svg:x1="19.302cm" svg:y1="8.301cm" svg:x2="21.502cm" svg:y2="8.301cm">
          <text:p/>
        </draw:line>
        <draw:frame draw:style-name="gr11" draw:text-style-name="P3" draw:layer="layout" svg:width="1.416cm" svg:height="0.962cm" svg:x="17.902cm" svg:y="7.789cm">
          <draw:text-box>
            <text:p>rbp</text:p>
          </draw:text-box>
        </draw:frame>
        <draw:frame draw:style-name="gr14" draw:layer="layout" svg:width="5.819cm" svg:height="1.673cm" svg:x="21.802cm" svg:y="14.102cm">
          <draw:text-box>
            <text:p>Endereço rbp antigo</text:p>
          </draw:text-box>
        </draw:frame>
        <draw:frame draw:style-name="gr15" draw:layer="layout" svg:width="5.819cm" svg:height="0.962cm" svg:x="21.803cm" svg:y="13.139cm">
          <draw:text-box>
            <text:p>c</text:p>
          </draw:text-box>
        </draw:frame>
        <draw:frame draw:style-name="gr15" draw:layer="layout" svg:width="5.819cm" svg:height="0.962cm" svg:x="21.804cm" svg:y="12.139cm">
          <draw:text-box>
            <text:p>b=3</text:p>
          </draw:text-box>
        </draw:frame>
        <draw:frame draw:style-name="gr15" draw:text-style-name="P7" draw:layer="layout" svg:width="5.819cm" svg:height="0.962cm" svg:x="21.804cm" svg:y="11.139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5cm" svg:y="8.601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line draw:style-name="gr10" draw:text-style-name="P6" draw:layer="layout" svg:x1="19.303cm" svg:y1="0.64cm" svg:x2="21.503cm" svg:y2="0.64cm">
          <text:p/>
        </draw:line>
        <draw:frame draw:style-name="gr12" draw:text-style-name="P3" draw:layer="layout" svg:width="1.383cm" svg:height="0.962cm" svg:x="17.903cm" svg:y="0.04cm">
          <draw:text-box>
            <text:p>rsp</text:p>
          </draw:text-box>
        </draw:frame>
        <draw:frame draw:style-name="gr14" draw:layer="layout" svg:width="5.819cm" svg:height="1.673cm" svg:x="21.804cm" svg:y="6.904cm">
          <draw:text-box>
            <text:p>Endereço rbp antigo</text:p>
          </draw:text-box>
        </draw:frame>
        <draw:frame draw:style-name="gr30" draw:text-style-name="P7" draw:layer="layout" svg:width="5.819cm" svg:height="1.338cm" svg:x="21.806cm" svg:y="3.563cm">
          <draw:text-box>
            <text:p/>
          </draw:text-box>
        </draw:frame>
        <draw:frame draw:style-name="gr15" draw:text-style-name="P7" draw:layer="layout" svg:width="5.819cm" svg:height="0.962cm" svg:x="21.804cm" svg:y="5.939cm">
          <draw:text-box>
            <text:p><text:span text:style-name="T2">d=49</text:span></text:p>
          </draw:text-box>
        </draw:frame>
        <draw:frame draw:style-name="gr15" draw:layer="layout" svg:width="5.819cm" svg:height="0.962cm" svg:x="21.804cm" svg:y="4.939cm">
          <draw:text-box>
            <text:p>c=5</text:p>
          </draw:text-box>
        </draw:frame>
        <draw:frame draw:style-name="gr15" draw:layer="layout" svg:width="5.819cm" svg:height="0.962cm" svg:x="21.806cm" svg:y="2.601cm">
          <draw:text-box>
            <text:p>a=2</text:p>
          </draw:text-box>
        </draw:frame>
        <draw:frame draw:style-name="gr15" draw:text-style-name="P18" draw:layer="layout" svg:width="5.819cm" svg:height="0.962cm" svg:x="21.805cm" svg:y="1.639cm">
          <draw:text-box>
            <text:p>b=3</text:p>
          </draw:text-box>
        </draw:frame>
        <draw:frame draw:style-name="gr30" draw:text-style-name="P7" draw:layer="layout" svg:width="5.819cm" svg:height="1.338cm" svg:x="21.807cm" svg:y="0.263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17">d =</text:span><text:span text:style-name="T6"> func2(c);</text:span></text:p>
            <text:p><text:span text:style-name="T6"><text:s text:c="5"/></text:span><text:span text:style-name="T6">return </text:span><text:span text:style-name="T17">c+d</text:span><text:span text:style-name="T6">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14"><text:tab/></text:span><text:span text:style-name="T15">movl</text:span><text:span text:style-name="T15"><text:tab/></text:span><text:span text:style-name="T15"> [rbp-4], </text:span><text:span text:style-name="T15">eax</text:span></text:p>
            <text:p><text:span text:style-name="T9"><text:tab/></text:span><text:span text:style-name="T15">movl</text:span><text:span text:style-name="T15"><text:tab/></text:span><text:span text:style-name="T15"> edx, [rbp-</text:span><text:span text:style-name="T15">8]</text:span></text:p>
            <text:p><text:span text:style-name="T15"><text:tab/></text:span><text:span text:style-name="T15">movl</text:span><text:span text:style-name="T15"><text:tab/></text:span><text:span text:style-name="T15"> eax, [rbp-</text:span><text:span text:style-name="T15">4]</text:span></text:p>
            <text:p><text:span text:style-name="T15"><text:tab/></text:span><text:span text:style-name="T15">addl</text:span><text:span text:style-name="T15"><text:tab/></text:span><text:span text:style-name="T15">eax, edx</text:span></text:p>
            <text:p><text:span text:style-name="T9"><text:tab/></text:span><text:span text:style-name="T14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line draw:style-name="gr10" draw:text-style-name="P6" draw:layer="layout" svg:x1="19.302cm" svg:y1="8.301cm" svg:x2="21.502cm" svg:y2="8.301cm">
          <text:p/>
        </draw:line>
        <draw:frame draw:style-name="gr11" draw:text-style-name="P3" draw:layer="layout" svg:width="1.416cm" svg:height="0.962cm" svg:x="17.902cm" svg:y="7.789cm">
          <draw:text-box>
            <text:p>rbp</text:p>
          </draw:text-box>
        </draw:frame>
        <draw:frame draw:style-name="gr14" draw:layer="layout" svg:width="5.819cm" svg:height="1.673cm" svg:x="21.802cm" svg:y="14.102cm">
          <draw:text-box>
            <text:p>Endereço rbp antigo</text:p>
          </draw:text-box>
        </draw:frame>
        <draw:frame draw:style-name="gr15" draw:layer="layout" svg:width="5.819cm" svg:height="0.962cm" svg:x="21.803cm" svg:y="13.139cm">
          <draw:text-box>
            <text:p>c</text:p>
          </draw:text-box>
        </draw:frame>
        <draw:frame draw:style-name="gr15" draw:layer="layout" svg:width="5.819cm" svg:height="0.962cm" svg:x="21.804cm" svg:y="12.139cm">
          <draw:text-box>
            <text:p>b=3</text:p>
          </draw:text-box>
        </draw:frame>
        <draw:frame draw:style-name="gr15" draw:text-style-name="P7" draw:layer="layout" svg:width="5.819cm" svg:height="0.962cm" svg:x="21.804cm" svg:y="11.139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5cm" svg:y="8.601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line draw:style-name="gr10" draw:text-style-name="P6" draw:layer="layout" svg:x1="19.303cm" svg:y1="7.84cm" svg:x2="21.503cm" svg:y2="7.84cm">
          <text:p/>
        </draw:line>
        <draw:frame draw:style-name="gr12" draw:text-style-name="P3" draw:layer="layout" svg:width="1.383cm" svg:height="0.962cm" svg:x="17.903cm" svg:y="7.24cm">
          <draw:text-box>
            <text:p>rsp</text:p>
          </draw:text-box>
        </draw:frame>
        <draw:frame draw:style-name="gr14" draw:layer="layout" svg:width="5.819cm" svg:height="1.673cm" svg:x="21.804cm" svg:y="6.904cm">
          <draw:text-box>
            <text:p>Endereço rbp antigo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17">d =</text:span><text:span text:style-name="T6"> func2(c);</text:span></text:p>
            <text:p><text:span text:style-name="T6"><text:s text:c="5"/></text:span><text:span text:style-name="T6">return </text:span><text:span text:style-name="T17">c+d</text:span><text:span text:style-name="T6">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14"><text:tab/></text:span><text:span text:style-name="T15">movl</text:span><text:span text:style-name="T15"><text:tab/></text:span><text:span text:style-name="T15"> [rbp-4], </text:span><text:span text:style-name="T15">eax</text:span></text:p>
            <text:p><text:span text:style-name="T9"><text:tab/></text:span><text:span text:style-name="T15">movl</text:span><text:span text:style-name="T15"><text:tab/></text:span><text:span text:style-name="T15"> edx, [rbp-</text:span><text:span text:style-name="T15">8]</text:span></text:p>
            <text:p><text:span text:style-name="T15"><text:tab/></text:span><text:span text:style-name="T15">movl</text:span><text:span text:style-name="T15"><text:tab/></text:span><text:span text:style-name="T15"> eax, [rbp-</text:span><text:span text:style-name="T15">4]</text:span></text:p>
            <text:p><text:span text:style-name="T15"><text:tab/></text:span><text:span text:style-name="T15">addl</text:span><text:span text:style-name="T15"><text:tab/></text:span><text:span text:style-name="T15">eax, edx</text:span></text:p>
            <text:p><text:span text:style-name="T9"><text:tab/></text:span><text:span text:style-name="T14">leave</text:span></text:p>
            <text:p><text:span text:style-name="T9"/></text:p>
            <text:p><text:span text:style-name="T9"><text:tab/></text:span><text:span text:style-name="T9">ret</text:span></text:p>
          </draw:text-box>
        </draw:frame>
        <draw:line draw:style-name="gr10" draw:text-style-name="P6" draw:layer="layout" svg:x1="19.2cm" svg:y1="14.8cm" svg:x2="21.4cm" svg:y2="14.8cm">
          <text:p/>
        </draw:line>
        <draw:frame draw:style-name="gr11" draw:text-style-name="P3" draw:layer="layout" svg:width="1.416cm" svg:height="0.962cm" svg:x="17.902cm" svg:y="14.2cm">
          <draw:text-box>
            <text:p>rbp</text:p>
          </draw:text-box>
        </draw:frame>
        <draw:frame draw:style-name="gr14" draw:layer="layout" svg:width="5.819cm" svg:height="1.673cm" svg:x="21.802cm" svg:y="14.102cm">
          <draw:text-box>
            <text:p>Endereço rbp antigo</text:p>
          </draw:text-box>
        </draw:frame>
        <draw:frame draw:style-name="gr15" draw:layer="layout" svg:width="5.819cm" svg:height="0.962cm" svg:x="21.803cm" svg:y="13.139cm">
          <draw:text-box>
            <text:p>c</text:p>
          </draw:text-box>
        </draw:frame>
        <draw:frame draw:style-name="gr15" draw:layer="layout" svg:width="5.819cm" svg:height="0.962cm" svg:x="21.804cm" svg:y="12.139cm">
          <draw:text-box>
            <text:p>b=3</text:p>
          </draw:text-box>
        </draw:frame>
        <draw:frame draw:style-name="gr15" draw:text-style-name="P7" draw:layer="layout" svg:width="5.819cm" svg:height="0.962cm" svg:x="21.804cm" svg:y="11.139cm">
          <draw:text-box>
            <text:p><text:span text:style-name="T2">a=2</text:span></text:p>
          </draw:text-box>
        </draw:frame>
        <draw:frame draw:style-name="gr21" draw:text-style-name="P7" draw:layer="layout" svg:width="5.819cm" svg:height="2.5cm" svg:x="21.805cm" svg:y="8.601cm">
          <draw:text-box>
            <text:p><text:span text:style-name="T2">Endereço para </text:span><text:span text:style-name="T2">onde onde func1 </text:span><text:span text:style-name="T2">deve retornar</text:span></text:p>
          </draw:text-box>
        </draw:frame>
        <draw:line draw:style-name="gr10" draw:text-style-name="P6" draw:layer="layout" svg:x1="19.4cm" svg:y1="8.8cm" svg:x2="21.6cm" svg:y2="8.8cm">
          <text:p/>
        </draw:line>
        <draw:frame draw:style-name="gr12" draw:text-style-name="P3" draw:layer="layout" svg:width="1.383cm" svg:height="0.962cm" svg:x="17.903cm" svg:y="8.202cm">
          <draw:text-box>
            <text:p>rsp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1T1">
        <office:forms form:automatic-focus="false" form:apply-design-mode="false"/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 text:c="4"/></text:span><text:span text:style-name="T2">c =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17">d =</text:span><text:span text:style-name="T6"> func2(c);</text:span></text:p>
            <text:p><text:span text:style-name="T6"><text:s text:c="5"/></text:span><text:span text:style-name="T6">return </text:span><text:span text:style-name="T17">c+d</text:span><text:span text:style-name="T6">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23" draw:text-style-name="P13" draw:layer="layout" svg:width="8.606cm" svg:height="15.65cm" svg:x="8.494cm" svg:y="0cm">
          <draw:text-box>
            <text:p><text:span text:style-name="T9">func1:</text:span></text:p>
            <text:p><text:span text:style-name="T9"><text:tab/></text:span><text:span text:style-name="T9">push </text:span><text:span text:style-name="T9"><text:tab/></text:span><text:span text:style-name="T9">rbp</text:span></text:p>
            <text:p><text:span text:style-name="T9"><text:s text:c="8"/></text:span><text:span text:style-name="T9">mov</text:span><text:span text:style-name="T9"><text:tab/></text:span><text:span text:style-name="T9"> <text:s text:c="7"/>rbp, </text:span><text:span text:style-name="T9">rsp, </text:span></text:p>
            <text:p><text:span text:style-name="T9"/></text:p>
            <text:p><text:span text:style-name="T9"><text:tab/></text:span><text:span text:style-name="T9">sub <text:s text:c="3"/>rsp,32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0],edi</text:span></text:p>
            <text:p><text:span text:style-name="T9"><text:tab/></text:span><text:span text:style-name="T9">movl</text:span><text:span text:style-name="T9"><text:tab/></text:span><text:span text:style-name="T9"> [rbp-</text:span><text:span text:style-name="T9">24],esi</text:span></text:p>
            <text:p><text:span text:style-name="T9"><text:tab/></text:span><text:span text:style-name="T9">movl</text:span><text:span text:style-name="T9"><text:tab/></text:span><text:span text:style-name="T9">edx, [rbp-</text:span><text:span text:style-name="T9">20]</text:span></text:p>
            <text:p><text:span text:style-name="T9"><text:tab/></text:span><text:span text:style-name="T9">movl</text:span><text:span text:style-name="T9"><text:tab/></text:span><text:span text:style-name="T9">eax, [rbp-</text:span><text:span text:style-name="T9">24]</text:span></text:p>
            <text:p><text:span text:style-name="T9"><text:tab/></text:span><text:span text:style-name="T9">addl</text:span><text:span text:style-name="T9"><text:tab/></text:span><text:span text:style-name="T9">eax, ed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 [rbp-8], </text:span><text:span text:style-name="T9">eax</text:span></text:p>
            <text:p><text:span text:style-name="T9"><text:tab/></text:span><text:span text:style-name="T9">movl</text:span><text:span text:style-name="T9"><text:tab/></text:span><text:span text:style-name="T9">edi, eax</text:span></text:p>
            <text:p><text:span text:style-name="T9"><text:tab/></text:span><text:span text:style-name="T9">call</text:span><text:span text:style-name="T9"><text:tab/></text:span><text:span text:style-name="T9">func2</text:span></text:p>
            <text:p><text:span text:style-name="T14"><text:tab/></text:span><text:span text:style-name="T15">movl</text:span><text:span text:style-name="T15"><text:tab/></text:span><text:span text:style-name="T15"> [rbp-4], </text:span><text:span text:style-name="T15">eax</text:span></text:p>
            <text:p><text:span text:style-name="T9"><text:tab/></text:span><text:span text:style-name="T15">movl</text:span><text:span text:style-name="T15"><text:tab/></text:span><text:span text:style-name="T15"> edx, [rbp-</text:span><text:span text:style-name="T15">8]</text:span></text:p>
            <text:p><text:span text:style-name="T15"><text:tab/></text:span><text:span text:style-name="T15">movl</text:span><text:span text:style-name="T15"><text:tab/></text:span><text:span text:style-name="T15"> eax, [rbp-</text:span><text:span text:style-name="T15">4]</text:span></text:p>
            <text:p><text:span text:style-name="T15"><text:tab/></text:span><text:span text:style-name="T15">addl</text:span><text:span text:style-name="T15"><text:tab/></text:span><text:span text:style-name="T15">eax, edx</text:span></text:p>
            <text:p><text:span text:style-name="T15"><text:tab/></text:span><text:span text:style-name="T15">leave</text:span></text:p>
            <text:p><text:span text:style-name="T9"/></text:p>
            <text:p><text:span text:style-name="T9"><text:tab/></text:span><text:span text:style-name="T14">ret</text:span></text:p>
          </draw:text-box>
        </draw:frame>
        <draw:line draw:style-name="gr10" draw:text-style-name="P6" draw:layer="layout" svg:x1="19.2cm" svg:y1="14.8cm" svg:x2="21.4cm" svg:y2="14.8cm">
          <text:p/>
        </draw:line>
        <draw:frame draw:style-name="gr11" draw:text-style-name="P3" draw:layer="layout" svg:width="1.416cm" svg:height="0.962cm" svg:x="17.902cm" svg:y="14.2cm">
          <draw:text-box>
            <text:p>rbp</text:p>
          </draw:text-box>
        </draw:frame>
        <draw:frame draw:style-name="gr14" draw:layer="layout" svg:width="5.819cm" svg:height="1.673cm" svg:x="21.802cm" svg:y="14.102cm">
          <draw:text-box>
            <text:p>Endereço rbp antigo</text:p>
          </draw:text-box>
        </draw:frame>
        <draw:frame draw:style-name="gr15" draw:layer="layout" svg:width="5.819cm" svg:height="0.962cm" svg:x="21.803cm" svg:y="13.139cm">
          <draw:text-box>
            <text:p>c</text:p>
          </draw:text-box>
        </draw:frame>
        <draw:frame draw:style-name="gr15" draw:layer="layout" svg:width="5.819cm" svg:height="0.962cm" svg:x="21.804cm" svg:y="12.139cm">
          <draw:text-box>
            <text:p>b=3</text:p>
          </draw:text-box>
        </draw:frame>
        <draw:frame draw:style-name="gr15" draw:text-style-name="P7" draw:layer="layout" svg:width="5.819cm" svg:height="0.962cm" svg:x="21.804cm" svg:y="11.139cm">
          <draw:text-box>
            <text:p><text:span text:style-name="T2">a=2</text:span></text:p>
          </draw:text-box>
        </draw:frame>
        <draw:line draw:style-name="gr10" draw:text-style-name="P6" draw:layer="layout" svg:x1="19.4cm" svg:y1="11.4cm" svg:x2="21.6cm" svg:y2="11.4cm">
          <text:p/>
        </draw:line>
        <draw:frame draw:style-name="gr12" draw:text-style-name="P3" draw:layer="layout" svg:width="1.383cm" svg:height="0.962cm" svg:x="17.903cm" svg:y="10.902cm">
          <draw:text-box>
            <text:p>rsp</text:p>
          </draw:text-box>
        </draw:frame>
        <draw:custom-shape draw:style-name="gr37" draw:text-style-name="P8" draw:layer="layout" svg:width="10.22cm" svg:height="4.611cm" svg:x="17.401cm" svg:y="11.1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8.7cm" svg:y="0.5cm">
          <draw:text-box>
            <text:p><text:span text:style-name="T2">main:</text:span></text:p>
            <text:p><text:span text:style-name="T2"><text:s text:c="7"/></text:span><text:span text:style-name="T2">push </text:span><text:span text:style-name="T2"><text:tab/></text:span><text:span text:style-name="T2">rbp</text:span></text:p>
            <text:p><text:span text:style-name="T2"><text:tab/></text:span><text:span text:style-name="T2">mov <text:s/></text:span><text:span text:style-name="T2"><text:tab/></text:span><text:span text:style-name="T2">rbp, </text:span><text:span text:style-name="T2">rsp</text:span></text:p>
            <text:p><text:span text:style-name="T2"><text:tab/></text:span><text:span text:style-name="T2">sub </text:span><text:span text:style-name="T2"><text:tab/></text:span><text:span text:style-name="T2"> <text:s text:c="6"/>rsp, </text:span><text:span text:style-name="T2">16</text:span></text:p>
            <text:p><text:span text:style-name="T2"><text:tab/></text:span><text:span text:style-name="T2">mov</text:span><text:span text:style-name="T2"><text:tab/></text:span><text:span text:style-name="T2"> <text:s text:c="6"/>[rbp-</text:span><text:span text:style-name="T2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2"><text:tab/></text:span><text:span text:style-name="T2">call</text:span><text:span text:style-name="T2"><text:tab/></text:span><text:span text:style-name="T2"> <text:s text:c="6"/></text:span><text:span text:style-name="T2">func1</text:span></text:p>
            <text:p><text:span text:style-name="T7"><text:tab/></text:span><text:span text:style-name="T7">mov </text:span><text:span text:style-name="T7"><text:tab/></text:span><text:span text:style-name="T7">[rbp-</text:span><text:span text:style-name="T7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pan text:style-name="T2"><text:s/></text:span><text:span text:style-name="T7"><text:s text:c="3"/></text:span><text:span text:style-name="T7">c =</text:span><text:span text:style-name="T2"> func1(a,b);</text:span></text:p>
            <text:p><text:s text:c="4"/>return c;</text:p>
            <text:p><text:s text:c="2"/>}</text:p>
            <text:p/>
            <text:p><text:span text:style-name="T6"><text:s/></text:span><text:span text:style-name="T6">int func1(int a, int </text:span><text:span text:style-name="T6">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9" draw:layer="layout" svg:width="5.819cm" svg:height="2.384cm" svg:x="21.801cm" svg:y="10.8cm">
          <draw:text-box>
            <text:p>Endereço para onde main deve retornar</text:p>
          </draw:text-box>
        </draw:frame>
        <draw:line draw:style-name="gr10" draw:text-style-name="P6" draw:layer="layout" svg:x1="19.101cm" svg:y1="10.4cm" svg:x2="21.301cm" svg:y2="10.4cm">
          <text:p/>
        </draw:line>
        <draw:frame draw:style-name="gr11" draw:text-style-name="P3" draw:layer="layout" svg:width="1.416cm" svg:height="0.962cm" svg:x="17.801cm" svg:y="9.888cm">
          <draw:text-box>
            <text:p>rbp</text:p>
          </draw:text-box>
        </draw:frame>
        <draw:frame draw:style-name="gr13" draw:layer="layout" svg:width="5.819cm" svg:height="1.187cm" svg:x="21.803cm" svg:y="13.2cm">
          <draw:text-box>
            <text:p/>
          </draw:text-box>
        </draw:frame>
        <draw:frame draw:style-name="gr14" draw:layer="layout" svg:width="5.819cm" svg:height="1.673cm" svg:x="21.801cm" svg:y="9.101cm">
          <draw:text-box>
            <text:p>Endereço rbp antigo</text:p>
          </draw:text-box>
        </draw:frame>
        <draw:line draw:style-name="gr10" draw:text-style-name="P6" draw:layer="layout" svg:x1="19.301cm" svg:y1="6.338cm" svg:x2="21.501cm" svg:y2="6.338cm">
          <text:p/>
        </draw:line>
        <draw:frame draw:style-name="gr12" draw:text-style-name="P3" draw:layer="layout" svg:width="1.383cm" svg:height="0.962cm" svg:x="17.901cm" svg:y="5.838cm">
          <draw:text-box>
            <text:p>rsp</text:p>
          </draw:text-box>
        </draw:frame>
        <draw:frame draw:style-name="gr15" draw:layer="layout" svg:width="5.819cm" svg:height="0.962cm" svg:x="21.802cm" svg:y="8.138cm">
          <draw:text-box>
            <text:p>c</text:p>
          </draw:text-box>
        </draw:frame>
        <draw:frame draw:style-name="gr15" draw:layer="layout" svg:width="5.819cm" svg:height="0.962cm" svg:x="21.803cm" svg:y="7.138cm">
          <draw:text-box>
            <text:p>b=3</text:p>
          </draw:text-box>
        </draw:frame>
        <draw:frame draw:style-name="gr15" draw:text-style-name="P7" draw:layer="layout" svg:width="5.819cm" svg:height="0.962cm" svg:x="21.803cm" svg:y="6.138cm">
          <draw:text-box>
            <text:p><text:span text:style-name="T2">a=2</text:span></text:p>
          </draw:text-box>
        </draw:frame>
        <draw:line draw:style-name="gr10" draw:text-style-name="P6" draw:layer="layout" svg:x1="19.101cm" svg:y1="8.7cm" svg:x2="21.301cm" svg:y2="8.7cm">
          <text:p/>
        </draw:line>
        <draw:frame draw:style-name="gr20" draw:text-style-name="P10" draw:layer="layout" svg:width="1.979cm" svg:height="0.962cm" svg:x="17cm" svg:y="8.188cm">
          <draw:text-box>
            <text:p><text:span text:style-name="T7">rbp-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drão" presentation:presentation-page-layout-name="AL1T1">
        <office:forms form:automatic-focus="false" form:apply-design-mode="false"/>
        <draw:frame draw:style-name="gr3" draw:text-style-name="P3" draw:layer="layout" svg:width="9.1cm" svg:height="14.8cm" svg:x="8.7cm" svg:y="0.5cm">
          <draw:text-box>
            <text:p><text:span text:style-name="T2">main:</text:span></text:p>
            <text:p><text:span text:style-name="T2"><text:s text:c="7"/></text:span><text:span text:style-name="T2">push </text:span><text:span text:style-name="T2"><text:tab/></text:span><text:span text:style-name="T2">rbp</text:span></text:p>
            <text:p><text:span text:style-name="T2"><text:tab/></text:span><text:span text:style-name="T2">mov <text:s/></text:span><text:span text:style-name="T2"><text:tab/></text:span><text:span text:style-name="T2">rbp, </text:span><text:span text:style-name="T2">rsp</text:span></text:p>
            <text:p><text:span text:style-name="T2"><text:tab/></text:span><text:span text:style-name="T2">sub </text:span><text:span text:style-name="T2"><text:tab/></text:span><text:span text:style-name="T2"> <text:s text:c="6"/>rsp, </text:span><text:span text:style-name="T2">16</text:span></text:p>
            <text:p><text:span text:style-name="T2"><text:tab/></text:span><text:span text:style-name="T2">mov</text:span><text:span text:style-name="T2"><text:tab/></text:span><text:span text:style-name="T2"> <text:s text:c="6"/>[rbp-</text:span><text:span text:style-name="T2">12], 2</text:span></text:p>
            <text:p><text:span text:style-name="T3"><text:tab/></text:span><text:span text:style-name="T3">mov</text:span><text:span text:style-name="T3"><text:tab/></text:span><text:span text:style-name="T3"> <text:s text:c="6"/>[rbp-</text:span><text:span text:style-name="T3">8], 3</text:span></text:p>
            <text:p><text:span text:style-name="T3"><text:tab/></text:span><text:span text:style-name="T3">mov</text:span><text:span text:style-name="T3"><text:tab/></text:span><text:span text:style-name="T3"> <text:s text:c="6"/>edx, </text:span><text:span text:style-name="T3">[rbp-8]</text:span></text:p>
            <text:p><text:span text:style-name="T3"><text:tab/></text:span><text:span text:style-name="T3">mov</text:span><text:span text:style-name="T3"><text:tab/></text:span><text:span text:style-name="T3"> <text:s text:c="6"/>eax,</text:span><text:span text:style-name="T3">[rbp-12]</text:span></text:p>
            <text:p><text:span text:style-name="T3"><text:tab/></text:span><text:span text:style-name="T3">mov</text:span><text:span text:style-name="T3"><text:tab/></text:span><text:span text:style-name="T3"> <text:s text:c="6"/>esi, </text:span><text:span text:style-name="T3">edx</text:span></text:p>
            <text:p><text:span text:style-name="T3"><text:s text:c="7"/></text:span><text:span text:style-name="T3">mov </text:span><text:span text:style-name="T3"><text:tab/></text:span><text:span text:style-name="T3">edi, </text:span><text:span text:style-name="T3">eax</text:span></text:p>
            <text:p><text:span text:style-name="T3"><text:tab/></text:span><text:span text:style-name="T3">call</text:span><text:span text:style-name="T3"><text:tab/></text:span><text:span text:style-name="T3"> <text:s text:c="6"/></text:span><text:span text:style-name="T3">func1</text:span></text:p>
            <text:p><text:span text:style-name="T7"><text:tab/></text:span><text:span text:style-name="T7">mov </text:span><text:span text:style-name="T7"><text:tab/></text:span><text:span text:style-name="T7">[rbp-</text:span><text:span text:style-name="T7">4], eax</text:span></text:p>
            <text:p><text:span text:style-name="T3"><text:s text:c="7"/></text:span><text:span text:style-name="T3">mov </text:span><text:span text:style-name="T3"><text:tab/></text:span><text:span text:style-name="T3">eax, </text:span><text:span text:style-name="T3">[rbp-4]</text:span></text:p>
            <text:p><text:span text:style-name="T3"><text:tab/></text:span><text:span text:style-name="T3">leave</text:span></text:p>
            <text:p><text:span text:style-name="T3"><text:tab/></text:span><text:span text:style-name="T3">ret</text:span></text:p>
            <text:p><text:span text:style-name="T3"/></text:p>
            <text:p><text:span text:style-name="T3"/></text:p>
          </draw:text-box>
        </draw:frame>
        <draw:frame draw:style-name="gr8" draw:text-style-name="P4" draw:layer="layout" svg:width="7cm" svg:height="15.893cm" svg:x="0.6cm" svg:y="0cm">
          <draw:text-box>
            <text:p>int main(void) </text:p>
            <text:p>{</text:p>
            <text:p><text:span text:style-name="T2"><text:s text:c="4"/></text:span><text:span text:style-name="T2">int a, b, c;</text:span></text:p>
            <text:p><text:span text:style-name="T2"><text:s text:c="4"/></text:span><text:span text:style-name="T2">a = 2; </text:span></text:p>
            <text:p><text:s text:c="4"/>b= 3;</text:p>
            <text:p><text:s text:c="3"/><text:span text:style-name="T4"><text:s/></text:span><text:span text:style-name="T7">c = </text:span>func1(a,b);</text:p>
            <text:p><text:s text:c="4"/>return c;</text:p>
            <text:p><text:s text:c="2"/>}</text:p>
            <text:p/>
            <text:p><text:span text:style-name="T6"><text:s/></text:span><text:span text:style-name="T6">int func1(int a, int b) </text:span></text:p>
            <text:p><text:span text:style-name="T6">{</text:span></text:p>
            <text:p><text:span text:style-name="T6"><text:s text:c="5"/></text:span><text:span text:style-name="T6">int c,d;</text:span></text:p>
            <text:p><text:span text:style-name="T6"><text:s text:c="5"/></text:span><text:span text:style-name="T6">c = a+b;</text:span></text:p>
            <text:p><text:span text:style-name="T6"><text:s text:c="5"/></text:span><text:span text:style-name="T6">d = func2(c);</text:span></text:p>
            <text:p><text:span text:style-name="T6"><text:s text:c="5"/></text:span><text:span text:style-name="T6">return c+d;</text:span></text:p>
            <text:p><text:span text:style-name="T6">}</text:span></text:p>
            <text:p><text:span text:style-name="T6"/></text:p>
            <text:p><text:span text:style-name="T6">int func2(int g)</text:span></text:p>
            <text:p><text:span text:style-name="T6">{</text:span></text:p>
            <text:p><text:span text:style-name="T6"><text:s text:c="2"/></text:span><text:span text:style-name="T6">int e = g+2; </text:span></text:p>
            <text:p><text:span text:style-name="T6"><text:s text:c="2"/></text:span><text:span text:style-name="T6">return e*e;</text:span></text:p>
            <text:p><text:span text:style-name="T6">}</text:span></text:p>
          </draw:text-box>
        </draw:frame>
        <draw:frame draw:style-name="gr9" draw:layer="layout" svg:width="5.819cm" svg:height="2.384cm" svg:x="21.801cm" svg:y="10.8cm">
          <draw:text-box>
            <text:p>Endereço para onde main deve retornar</text:p>
          </draw:text-box>
        </draw:frame>
        <draw:line draw:style-name="gr10" draw:text-style-name="P6" draw:layer="layout" svg:x1="19.101cm" svg:y1="10.4cm" svg:x2="21.301cm" svg:y2="10.4cm">
          <text:p/>
        </draw:line>
        <draw:frame draw:style-name="gr11" draw:text-style-name="P3" draw:layer="layout" svg:width="1.416cm" svg:height="0.962cm" svg:x="17.801cm" svg:y="9.888cm">
          <draw:text-box>
            <text:p>rbp</text:p>
          </draw:text-box>
        </draw:frame>
        <draw:frame draw:style-name="gr13" draw:layer="layout" svg:width="5.819cm" svg:height="1.187cm" svg:x="21.803cm" svg:y="13.2cm">
          <draw:text-box>
            <text:p/>
          </draw:text-box>
        </draw:frame>
        <draw:frame draw:style-name="gr14" draw:layer="layout" svg:width="5.819cm" svg:height="1.673cm" svg:x="21.801cm" svg:y="9.101cm">
          <draw:text-box>
            <text:p>Endereço rbp antigo</text:p>
          </draw:text-box>
        </draw:frame>
        <draw:frame draw:style-name="gr15" draw:text-style-name="P9" draw:layer="layout" svg:width="5.819cm" svg:height="0.962cm" svg:x="21.802cm" svg:y="8.138cm">
          <draw:text-box>
            <text:p><text:span text:style-name="T7">c=</text:span><text:span text:style-name="T7">54</text:span></text:p>
          </draw:text-box>
        </draw:frame>
        <draw:frame draw:style-name="gr15" draw:layer="layout" svg:width="5.819cm" svg:height="0.962cm" svg:x="21.803cm" svg:y="7.138cm">
          <draw:text-box>
            <text:p>b=3</text:p>
          </draw:text-box>
        </draw:frame>
        <draw:frame draw:style-name="gr15" draw:text-style-name="P7" draw:layer="layout" svg:width="5.819cm" svg:height="0.962cm" svg:x="21.803cm" svg:y="6.138cm">
          <draw:text-box>
            <text:p><text:span text:style-name="T2">a=2</text:span></text:p>
          </draw:text-box>
        </draw:frame>
        <draw:line draw:style-name="gr10" draw:text-style-name="P6" draw:layer="layout" svg:x1="19.302cm" svg:y1="6.339cm" svg:x2="21.502cm" svg:y2="6.339cm">
          <text:p/>
        </draw:line>
        <draw:frame draw:style-name="gr12" draw:text-style-name="P3" draw:layer="layout" svg:width="1.383cm" svg:height="0.962cm" svg:x="17.902cm" svg:y="5.839cm">
          <draw:text-box>
            <text:p>rsp</text:p>
          </draw:text-box>
        </draw:frame>
        <draw:line draw:style-name="gr10" draw:text-style-name="P6" draw:layer="layout" svg:x1="19.301cm" svg:y1="8.9cm" svg:x2="21.501cm" svg:y2="8.9cm">
          <text:p/>
        </draw:line>
        <draw:frame draw:style-name="gr20" draw:text-style-name="P10" draw:layer="layout" svg:width="1.979cm" svg:height="0.962cm" svg:x="17.301cm" svg:y="8.388cm">
          <draw:text-box>
            <text:p><text:span text:style-name="T7">rbp-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18:09:44.542667004</meta:creation-date>
    <dc:date>2019-10-30T17:17:57.500217643</dc:date>
    <meta:editing-duration>PT9H50M31S</meta:editing-duration>
    <meta:editing-cycles>74</meta:editing-cycles>
    <meta:generator>LibreOffice/5.1.4.2$Linux_X86_64 LibreOffice_project/10m0$Build-2</meta:generator>
    <meta:document-statistic meta:object-count="915"/>
  </office:meta>
</office:document-meta>
</file>